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84aa6"/>
    </style:style>
    <style:style style:name="P2" style:family="paragraph" style:parent-style-name="Text_20_body">
      <style:text-properties officeooo:paragraph-rsid="00184aa6"/>
    </style:style>
    <style:style style:name="P3" style:family="paragraph" style:parent-style-name="Text_20_body">
      <style:text-properties fo:font-weight="bold" officeooo:paragraph-rsid="00184aa6" style:font-weight-asian="bold" style:font-weight-complex="bold"/>
    </style:style>
    <style:style style:name="T1" style:family="text">
      <style:text-properties officeooo:rsid="0013bd43"/>
    </style:style>
    <style:style style:name="T2" style:family="text">
      <style:text-properties officeooo:rsid="0014c8a4"/>
    </style:style>
    <style:style style:name="T3" style:family="text">
      <style:text-properties officeooo:rsid="001587f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chat-history">
        <text:section text:style-name="Sect1" text:name="a7d151209b548882">
          <text:p text:style-name="Standard"/>
        </text:section>
      </text:section>
      <text:p text:style-name="Standard"/>
      <text:p text:style-name="Standard">[INFO] [1757319891.462379]: FPS: 9.98 (Frame Time: 100.20 ms)</text:p>
      <text:p text:style-name="Standard">[INFO] [1757319891.562659]: FPS: 9.97 (Frame Time: 100.26 ms)</text:p>
      <text:p text:style-name="Standard">[INFO] [1757319891.663141]: FPS: 9.95 (Frame Time: 100.46 ms)</text:p>
      <text:p text:style-name="Standard">[INFO] [1757319891.763578]: FPS: 9.96 (Frame Time: 100.44 ms)</text:p>
      <text:p text:style-name="Standard">[INFO] [1757319891.862460]: FPS: 10.11 (Frame Time: 98.89 ms)</text:p>
      <text:p text:style-name="Standard">[INFO] [1757319891.962431]: FPS: 10.00 (Frame Time: 99.99 ms)</text:p>
      <text:p text:style-name="Standard">[INFO] [1757319892.077079]: FPS: 8.72 (Frame Time: 114.66 ms)</text:p>
      <text:p text:style-name="Standard">[INFO] [1757319892.187105]: FPS: 9.09 (Frame Time: 110.01 ms)</text:p>
      <text:p text:style-name="Standard">[INFO] [1757319892.295991]: FPS: 9.18 (Frame Time: 108.90 ms)</text:p>
      <text:p text:style-name="Standard">[INFO] [1757319892.401255]: FPS: 9.50 (Frame Time: 105.27 ms)</text:p>
      <text:p text:style-name="Standard">[INFO] [1757319892.505789]: FPS: 9.57 (Frame Time: 104.53 ms)</text:p>
      <text:p text:style-name="Standard">[INFO] [1757319892.613334]: FPS: 9.30 (Frame Time: 107.55 ms)</text:p>
      <text:p text:style-name="Standard">[INFO] [1757319892.715604]: FPS: 9.78 (Frame Time: 102.27 ms)</text:p>
      <text:p text:style-name="Standard">[INFO] [1757319892.821933]: FPS: 9.40 (Frame Time: 106.33 ms)</text:p>
      <text:p text:style-name="Standard">[INFO] [1757319892.931770]: FPS: 9.10 (Frame Time: 109.83 ms)</text:p>
      <text:p text:style-name="Standard">[INFO] [1757319893.040955]: FPS: 9.16 (Frame Time: 109.19 ms)</text:p>
      <text:p text:style-name="Standard">[INFO] [1757319893.157171]: FPS: 8.60 (Frame Time: 116.22 ms)</text:p>
      <text:p text:style-name="Standard">[INFO] [1757319893.277265]: FPS: 8.33 (Frame Time: 120.09 ms)</text:p>
      <text:p text:style-name="Standard">[INFO] [1757319893.384362]: FPS: 9.34 (Frame Time: 107.10 ms)</text:p>
      <text:p text:style-name="Standard">[INFO] [1757319893.490682]: FPS: 9.41 (Frame Time: 106.32 ms)</text:p>
      <text:p text:style-name="Standard">[INFO] [1757319893.599444]: FPS: 9.19 (Frame Time: 108.77 ms)</text:p>
      <text:p text:style-name="Standard">[INFO] [1757319893.713712]: FPS: 8.75 (Frame Time: 114.27 ms)</text:p>
      <text:p text:style-name="Standard">[INFO] [1757319893.823378]: FPS: 9.12 (Frame Time: 109.66 ms)</text:p>
      <text:p text:style-name="Standard">[INFO] [1757319893.932919]: FPS: 9.13 (Frame Time: 109.55 ms)</text:p>
      <text:p text:style-name="Standard">[INFO] [1757319894.045591]: FPS: 8.88 (Frame Time: 112.66 ms)</text:p>
      <text:p text:style-name="Standard">[INFO] [1757319894.152562]: FPS: 9.35 (Frame Time: 106.98 ms)</text:p>
      <text:p text:style-name="Standard">[INFO] [1757319894.269918]: FPS: 8.52 (Frame Time: 117.34 ms)</text:p>
      <text:p text:style-name="Standard">[INFO] [1757319894.380643]: FPS: 9.03 (Frame Time: 110.74 ms)</text:p>
      <text:p text:style-name="Standard">[INFO] [1757319894.489094]: FPS: 9.22 (Frame Time: 108.45 ms)</text:p>
      <text:p text:style-name="Standard">[INFO] [1757319894.596067]: FPS: 9.35 (Frame Time: 106.98 ms)</text:p>
      <text:p text:style-name="Standard">[INFO] [1757319894.703854]: FPS: 9.28 (Frame Time: 107.79 ms)</text:p>
      <text:p text:style-name="Standard">[INFO] [1757319894.809756]: FPS: 9.44 (Frame Time: 105.90 ms)</text:p>
      <text:p text:style-name="Standard">[INFO] [1757319894.918213]: FPS: 9.22 (Frame Time: 108.46 ms)</text:p>
      <text:p text:style-name="Standard">[INFO] [1757319895.023690]: FPS: 9.48 (Frame Time: 105.48 ms)</text:p>
      <text:p text:style-name="Standard">[INFO] [1757319895.135857]: FPS: 8.92 (Frame Time: 112.16 ms)</text:p>
      <text:p text:style-name="Standard">[INFO] [1757319895.241729]: FPS: 9.45 (Frame Time: 105.87 ms)</text:p>
      <text:p text:style-name="Standard">[INFO] [1757319895.348259]: FPS: 9.39 (Frame Time: 106.52 ms)</text:p>
      <text:p text:style-name="Standard">[INFO] [1757319895.458224]: FPS: 9.10 (Frame Time: 109.95 ms)</text:p>
      <text:p text:style-name="Standard">[INFO] [1757319895.599495]: FPS: 7.08 (Frame Time: 141.28 ms)</text:p>
      <text:p text:style-name="Standard">[INFO] [1757319895.709172]: FPS: 9.12 (Frame Time: 109.69 ms)</text:p>
      <text:p text:style-name="Standard">[INFO] [1757319895.817542]: FPS: 9.23 (Frame Time: 108.37 ms)</text:p>
      <text:p text:style-name="Standard">[INFO] [1757319895.922865]: FPS: 9.49 (Frame Time: 105.33 ms)</text:p>
      <text:p text:style-name="Standard">[INFO] [1757319896.033057]: FPS: 9.08 (Frame Time: 110.19 ms)</text:p>
      <text:p text:style-name="Standard">[INFO] [1757319896.146702]: FPS: 8.80 (Frame Time: 113.65 ms)</text:p>
      <text:p text:style-name="Standard">[INFO] [1757319896.255437]: FPS: 9.20 (Frame Time: 108.72 ms)</text:p>
      <text:p text:style-name="Standard">[INFO] [1757319896.381678]: FPS: 7.92 (Frame Time: 126.22 ms)</text:p>
      <text:p text:style-name="Standard">[INFO] [1757319896.491605]: FPS: 9.09 (Frame Time: 109.96 ms)</text:p>
      <text:p text:style-name="Standard">[INFO] [1757319896.600192]: FPS: 9.21 (Frame Time: 108.58 ms)</text:p>
      <text:p text:style-name="Standard">[INFO] [1757319896.709495]: FPS: 9.15 (Frame Time: 109.31 ms)</text:p>
      <text:p text:style-name="Standard"><text:soft-page-break/>[INFO] [1757319896.822774]: FPS: 8.83 (Frame Time: 113.28 ms)</text:p>
      <text:p text:style-name="Standard">[INFO] [1757319896.931576]: FPS: 9.19 (Frame Time: 108.80 ms)</text:p>
      <text:p text:style-name="Standard">[INFO] [1757319897.039540]: FPS: 9.26 (Frame Time: 107.96 ms)</text:p>
      <text:p text:style-name="Standard">[INFO] [1757319897.151433]: FPS: 8.94 (Frame Time: 111.90 ms)</text:p>
      <text:p text:style-name="Standard">[INFO] [1757319897.280127]: FPS: 7.77 (Frame Time: 128.64 ms)</text:p>
      <text:p text:style-name="Standard">[INFO] [1757319897.393912]: FPS: 8.79 (Frame Time: 113.83 ms)</text:p>
      <text:p text:style-name="Standard">[INFO] [1757319897.503103]: FPS: 9.16 (Frame Time: 109.20 ms)</text:p>
      <text:p text:style-name="Standard">[INFO] [1757319897.607858]: FPS: 9.55 (Frame Time: 104.75 ms)</text:p>
      <text:p text:style-name="Standard">[INFO] [1757319897.717616]: FPS: 9.11 (Frame Time: 109.76 ms)</text:p>
      <text:p text:style-name="Standard">[INFO] [1757319897.824583]: FPS: 9.35 (Frame Time: 106.97 ms)</text:p>
      <text:p text:style-name="Standard">[INFO] [1757319897.934716]: FPS: 9.08 (Frame Time: 110.13 ms)</text:p>
      <text:p text:style-name="Standard">[INFO] [1757319898.044473]: FPS: 9.11 (Frame Time: 109.76 ms)</text:p>
      <text:p text:style-name="Standard">[INFO] [1757319898.152782]: FPS: 9.23 (Frame Time: 108.31 ms)</text:p>
      <text:p text:style-name="Standard">[INFO] [1757319898.263638]: FPS: 9.02 (Frame Time: 110.85 ms)</text:p>
      <text:p text:style-name="Standard">[INFO] [1757319898.376231]: FPS: 8.88 (Frame Time: 112.59 ms)</text:p>
      <text:p text:style-name="Standard">[INFO] [1757319898.490079]: FPS: 8.79 (Frame Time: 113.82 ms)</text:p>
      <text:p text:style-name="Standard">[INFO] [1757319898.597503]: FPS: 9.31 (Frame Time: 107.46 ms)</text:p>
      <text:p text:style-name="Standard">[INFO] [1757319898.704739]: FPS: 9.33 (Frame Time: 107.23 ms)</text:p>
      <text:p text:style-name="Standard">[INFO] [1757319898.784040]: FPS: 12.61 (Frame Time: 79.30 ms)</text:p>
      <text:p text:style-name="Standard">[INFO] [1757319898.863126]: FPS: 12.65 (Frame Time: 79.06 ms)</text:p>
      <text:p text:style-name="Standard">[INFO] [1757319898.963150]: FPS: 10.00 (Frame Time: 100.01 ms)</text:p>
      <text:p text:style-name="Standard">[INFO] [1757319899.063199]: FPS: 10.00 (Frame Time: 100.05 ms)</text:p>
      <text:p text:style-name="Standard">[INFO] [1757319899.162181]: FPS: 10.10 (Frame Time: 99.01 ms)</text:p>
      <text:p text:style-name="Standard">[INFO] [1757319899.263170]: FPS: 9.90 (Frame Time: 100.96 ms)</text:p>
      <text:p text:style-name="Standard">[INFO] [1757319899.363051]: FPS: 10.01 (Frame Time: 99.88 ms)</text:p>
      <text:p text:style-name="Standard">[INFO] [1757319899.463094]: FPS: 10.00 (Frame Time: 100.04 ms)</text:p>
      <text:p text:style-name="Standard">[INFO] [1757319899.563029]: FPS: 10.01 (Frame Time: 99.93 ms)</text:p>
      <text:p text:style-name="Standard">[INFO] [1757319899.662983]: FPS: 10.00 (Frame Time: 99.96 ms)</text:p>
      <text:p text:style-name="Standard">[INFO] [1757319899.763003]: FPS: 10.00 (Frame Time: 100.02 ms)</text:p>
      <text:p text:style-name="Standard">[INFO] [1757319899.861778]: FPS: 10.12 (Frame Time: 98.81 ms)</text:p>
      <text:p text:style-name="Standard">[INFO] [1757319899.961982]: FPS: 9.98 (Frame Time: 100.19 ms)</text:p>
      <text:p text:style-name="Standard">[INFO] [1757319900.062858]: FPS: 9.92 (Frame Time: 100.85 ms)</text:p>
      <text:p text:style-name="Standard">[INFO] [1757319900.162804]: FPS: 10.00 (Frame Time: 99.96 ms)</text:p>
      <text:p text:style-name="Standard">[INFO] [1757319900.262829]: FPS: 10.00 (Frame Time: 100.02 ms)</text:p>
      <text:p text:style-name="Standard">[INFO] [1757319900.362823]: FPS: 10.00 (Frame Time: 100.00 ms)</text:p>
      <text:p text:style-name="Standard">[INFO] [1757319900.462801]: FPS: 10.00 (Frame Time: 99.98 ms)</text:p>
      <text:p text:style-name="Standard">[INFO] [1757319900.562706]: FPS: 10.01 (Frame Time: 99.90 ms)</text:p>
      <text:p text:style-name="Standard">[INFO] [1757319900.662864]: FPS: 9.98 (Frame Time: 100.16 ms)</text:p>
      <text:p text:style-name="Standard">[INFO] [1757319900.762761]: FPS: 10.01 (Frame Time: 99.90 ms)</text:p>
      <text:p text:style-name="Standard">[INFO] [1757319900.862824]: FPS: 9.99 (Frame Time: 100.06 ms)</text:p>
      <text:p text:style-name="Standard">[INFO] [1757319900.962856]: FPS: 10.00 (Frame Time: 100.03 ms)</text:p>
      <text:p text:style-name="Standard">[INFO] [1757319901.062699]: FPS: 10.01 (Frame Time: 99.85 ms)</text:p>
      <text:p text:style-name="Standard">[INFO] [1757319901.163267]: FPS: 9.95 (Frame Time: 100.53 ms)</text:p>
      <text:p text:style-name="Standard">[INFO] [1757319901.262866]: FPS: 10.04 (Frame Time: 99.62 ms)</text:p>
      <text:p text:style-name="Standard">[INFO] [1757319901.362857]: FPS: 10.00 (Frame Time: 99.99 ms)</text:p>
      <text:p text:style-name="Standard">[INFO] [1757319901.462826]: FPS: 10.00 (Frame Time: 99.97 ms)</text:p>
      <text:p text:style-name="Standard">[INFO] [1757319901.562540]: FPS: 10.03 (Frame Time: 99.72 ms)</text:p>
      <text:p text:style-name="Standard">[INFO] [1757319901.662685]: FPS: 9.99 (Frame Time: 100.14 ms)</text:p>
      <text:p text:style-name="Standard">[INFO] [1757319901.761634]: FPS: 10.10 (Frame Time: 98.98 ms)</text:p>
      <text:p text:style-name="Standard">[INFO] [1757319901.862167]: FPS: 9.95 (Frame Time: 100.51 ms)</text:p>
      <text:p text:style-name="Standard">[INFO] [1757319901.962515]: FPS: 9.97 (Frame Time: 100.34 ms)</text:p>
      <text:p text:style-name="Standard">[INFO] [1757319902.062397]: FPS: 10.01 (Frame Time: 99.88 ms)</text:p>
      <text:p text:style-name="Standard"><text:soft-page-break/>[INFO] [1757319902.162382]: FPS: 10.00 (Frame Time: 99.98 ms)</text:p>
      <text:p text:style-name="Standard">[INFO] [1757319902.262589]: FPS: 9.98 (Frame Time: 100.21 ms)</text:p>
      <text:p text:style-name="Standard">[INFO] [1757319902.390084]: FPS: 7.84 (Frame Time: 127.52 ms)</text:p>
      <text:p text:style-name="Standard">[INFO] [1757319902.494788]: FPS: 9.55 (Frame Time: 104.72 ms)</text:p>
      <text:p text:style-name="Standard">[INFO] [1757319902.605918]: FPS: 9.00 (Frame Time: 111.13 ms)</text:p>
      <text:p text:style-name="Standard">[INFO] [1757319902.713236]: FPS: 9.32 (Frame Time: 107.32 ms)</text:p>
      <text:p text:style-name="Standard">[INFO] [1757319902.817479]: FPS: 9.59 (Frame Time: 104.24 ms)</text:p>
      <text:p text:style-name="Standard">[INFO] [1757319902.921626]: FPS: 9.60 (Frame Time: 104.15 ms)</text:p>
      <text:p text:style-name="Standard">[INFO] [1757319903.031092]: FPS: 9.14 (Frame Time: 109.45 ms)</text:p>
      <text:p text:style-name="Standard">[INFO] [1757319903.140373]: FPS: 9.15 (Frame Time: 109.29 ms)</text:p>
      <text:p text:style-name="Standard">[INFO] [1757319903.254349]: FPS: 8.77 (Frame Time: 113.98 ms)</text:p>
      <text:p text:style-name="Standard">[INFO] [1757319903.371740]: FPS: 8.52 (Frame Time: 117.36 ms)</text:p>
      <text:p text:style-name="Standard">[INFO] [1757319903.483966]: FPS: 8.91 (Frame Time: 112.24 ms)</text:p>
      <text:p text:style-name="Standard">[INFO] [1757319903.590909]: FPS: 9.35 (Frame Time: 106.95 ms)</text:p>
      <text:p text:style-name="Standard">[INFO] [1757319903.697315]: FPS: 9.40 (Frame Time: 106.42 ms)</text:p>
      <text:p text:style-name="Standard">[INFO] [1757319903.801406]: FPS: 9.61 (Frame Time: 104.09 ms)</text:p>
      <text:p text:style-name="Standard">[INFO] [1757319903.907820]: FPS: 9.40 (Frame Time: 106.41 ms)</text:p>
      <text:p text:style-name="Standard">[INFO] [1757319904.015407]: FPS: 9.29 (Frame Time: 107.59 ms)</text:p>
      <text:p text:style-name="Standard">[INFO] [1757319904.120557]: FPS: 9.51 (Frame Time: 105.15 ms)</text:p>
      <text:p text:style-name="Standard">[INFO] [1757319904.233336]: FPS: 8.87 (Frame Time: 112.78 ms)</text:p>
      <text:p text:style-name="Standard">[INFO] [1757319904.349486]: FPS: 8.61 (Frame Time: 116.15 ms)</text:p>
      <text:p text:style-name="Standard">[INFO] [1757319904.456938]: FPS: 9.31 (Frame Time: 107.45 ms)</text:p>
      <text:p text:style-name="Standard">[INFO] [1757319904.570644]: FPS: 8.80 (Frame Time: 113.69 ms)</text:p>
      <text:p text:style-name="Standard">[INFO] [1757319904.682449]: FPS: 8.94 (Frame Time: 111.81 ms)</text:p>
      <text:p text:style-name="Standard">[INFO] [1757319904.791425]: FPS: 9.18 (Frame Time: 108.99 ms)</text:p>
      <text:p text:style-name="Standard">[INFO] [1757319904.902864]: FPS: 8.97 (Frame Time: 111.44 ms)</text:p>
      <text:p text:style-name="Standard">[INFO] [1757319905.012499]: FPS: 9.12 (Frame Time: 109.64 ms)</text:p>
      <text:p text:style-name="Standard">[INFO] [1757319905.118922]: FPS: 9.40 (Frame Time: 106.42 ms)</text:p>
      <text:p text:style-name="Standard">[INFO] [1757319905.227295]: FPS: 9.23 (Frame Time: 108.38 ms)</text:p>
      <text:p text:style-name="Standard">[INFO] [1757319905.334879]: FPS: 9.30 (Frame Time: 107.58 ms)</text:p>
      <text:p text:style-name="Standard">[INFO] [1757319905.451769]: FPS: 8.55 (Frame Time: 116.89 ms)</text:p>
      <text:p text:style-name="Standard">[INFO] [1757319905.558002]: FPS: 9.41 (Frame Time: 106.22 ms)</text:p>
      <text:p text:style-name="Standard">[INFO] [1757319905.684806]: FPS: 7.89 (Frame Time: 126.80 ms)</text:p>
      <text:p text:style-name="Standard">[INFO] [1757319905.793575]: FPS: 9.19 (Frame Time: 108.78 ms)</text:p>
      <text:p text:style-name="Standard">[INFO] [1757319905.898924]: FPS: 9.49 (Frame Time: 105.35 ms)</text:p>
      <text:p text:style-name="Standard">[INFO] [1757319906.003157]: FPS: 9.59 (Frame Time: 104.24 ms)</text:p>
      <text:p text:style-name="Standard">[INFO] [1757319906.112823]: FPS: 9.12 (Frame Time: 109.66 ms)</text:p>
      <text:p text:style-name="Standard">[INFO] [1757319906.224257]: FPS: 8.97 (Frame Time: 111.43 ms)</text:p>
      <text:p text:style-name="Standard">[INFO] [1757319906.328662]: FPS: 9.58 (Frame Time: 104.41 ms)</text:p>
      <text:p text:style-name="Standard">[INFO] [1757319906.440380]: FPS: 8.95 (Frame Time: 111.72 ms)</text:p>
      <text:p text:style-name="Standard">[INFO] [1757319906.554533]: FPS: 8.76 (Frame Time: 114.16 ms)</text:p>
      <text:p text:style-name="Standard">[INFO] [1757319906.672257]: FPS: 8.50 (Frame Time: 117.71 ms)</text:p>
      <text:p text:style-name="Standard">[INFO] [1757319906.776491]: FPS: 9.59 (Frame Time: 104.24 ms)</text:p>
      <text:p text:style-name="Standard">[INFO] [1757319906.882115]: FPS: 9.47 (Frame Time: 105.63 ms)</text:p>
      <text:p text:style-name="Standard">[INFO] [1757319906.992690]: FPS: 9.04 (Frame Time: 110.57 ms)</text:p>
      <text:p text:style-name="Standard">[INFO] [1757319907.101884]: FPS: 9.16 (Frame Time: 109.20 ms)</text:p>
      <text:p text:style-name="Standard">[INFO] [1757319907.207637]: FPS: 9.46 (Frame Time: 105.75 ms)</text:p>
      <text:p text:style-name="Standard">[INFO] [1757319907.311870]: FPS: 9.59 (Frame Time: 104.23 ms)</text:p>
      <text:p text:style-name="Standard">[INFO] [1757319907.418020]: FPS: 9.42 (Frame Time: 106.14 ms)</text:p>
      <text:p text:style-name="Standard">[INFO] [1757319907.530069]: FPS: 8.92 (Frame Time: 112.06 ms)</text:p>
      <text:p text:style-name="Standard">[INFO] [1757319907.638290]: FPS: 9.24 (Frame Time: 108.23 ms)</text:p>
      <text:p text:style-name="Standard">[INFO] [1757319907.744763]: FPS: 9.39 (Frame Time: 106.47 ms)</text:p>
      <text:p text:style-name="Standard"><text:soft-page-break/>[INFO] [1757319907.852761]: FPS: 9.26 (Frame Time: 108.00 ms)</text:p>
      <text:p text:style-name="Standard">[INFO] [1757319907.957192]: FPS: 9.58 (Frame Time: 104.43 ms)</text:p>
      <text:p text:style-name="Standard">[INFO] [1757319908.072415]: FPS: 8.68 (Frame Time: 115.20 ms)</text:p>
      <text:p text:style-name="Standard">[INFO] [1757319908.181509]: FPS: 9.17 (Frame Time: 109.11 ms)</text:p>
      <text:p text:style-name="Standard">[INFO] [1757319908.291259]: FPS: 9.11 (Frame Time: 109.76 ms)</text:p>
      <text:p text:style-name="Standard">[INFO] [1757319908.397193]: FPS: 9.44 (Frame Time: 105.94 ms)</text:p>
      <text:p text:style-name="Standard">[INFO] [1757319908.501827]: FPS: 9.56 (Frame Time: 104.63 ms)</text:p>
      <text:p text:style-name="Standard">[INFO] [1757319908.608464]: FPS: 9.38 (Frame Time: 106.64 ms)</text:p>
      <text:p text:style-name="Standard">[INFO] [1757319908.715775]: FPS: 9.32 (Frame Time: 107.31 ms)</text:p>
      <text:p text:style-name="Standard">[INFO] [1757319908.820519]: FPS: 9.55 (Frame Time: 104.74 ms)</text:p>
      <text:p text:style-name="Standard">[INFO] [1757319908.927964]: FPS: 9.31 (Frame Time: 107.45 ms)</text:p>
      <text:p text:style-name="Standard">[INFO] [1757319909.037447]: FPS: 9.13 (Frame Time: 109.48 ms)</text:p>
      <text:p text:style-name="Standard">[INFO] [1757319909.143406]: FPS: 9.44 (Frame Time: 105.96 ms)</text:p>
      <text:p text:style-name="Standard">[INFO] [1757319909.248937]: FPS: 9.48 (Frame Time: 105.53 ms)</text:p>
      <text:p text:style-name="Standard">[INFO] [1757319909.370861]: FPS: 8.20 (Frame Time: 121.93 ms)</text:p>
      <text:p text:style-name="Standard">[INFO] [1757319909.476986]: FPS: 9.43 (Frame Time: 106.08 ms)</text:p>
      <text:p text:style-name="Standard">[INFO] [1757319909.592473]: FPS: 8.66 (Frame Time: 115.52 ms)</text:p>
      <text:p text:style-name="Standard">[INFO] [1757319909.699749]: FPS: 9.32 (Frame Time: 107.29 ms)</text:p>
      <text:p text:style-name="Standard">[INFO] [1757319909.805646]: FPS: 9.44 (Frame Time: 105.90 ms)</text:p>
      <text:p text:style-name="Standard">[INFO] [1757319909.913020]: FPS: 9.31 (Frame Time: 107.37 ms)</text:p>
      <text:p text:style-name="Standard">[INFO] [1757319910.021519]: FPS: 9.22 (Frame Time: 108.46 ms)</text:p>
      <text:p text:style-name="Standard">[INFO] [1757319910.130598]: FPS: 9.16 (Frame Time: 109.13 ms)</text:p>
      <text:p text:style-name="Standard">[INFO] [1757319910.241645]: FPS: 9.01 (Frame Time: 111.05 ms)</text:p>
      <text:p text:style-name="Standard">[INFO] [1757319910.350749]: FPS: 9.17 (Frame Time: 109.11 ms)</text:p>
      <text:p text:style-name="Standard">[INFO] [1757319910.474815]: FPS: 8.06 (Frame Time: 124.06 ms)</text:p>
      <text:p text:style-name="Standard">[INFO] [1757319910.562560]: FPS: 11.40 (Frame Time: 87.71 ms)</text:p>
      <text:p text:style-name="Standard">[INFO] [1757319910.661468]: FPS: 10.11 (Frame Time: 98.94 ms)</text:p>
      <text:p text:style-name="Standard">[INFO] [1757319910.762362]: FPS: 9.92 (Frame Time: 100.85 ms)</text:p>
      <text:p text:style-name="Standard">[INFO] [1757319910.862681]: FPS: 9.97 (Frame Time: 100.31 ms)</text:p>
      <text:p text:style-name="Standard">[INFO] [1757319910.962807]: FPS: 9.99 (Frame Time: 100.13 ms)</text:p>
      <text:p text:style-name="Standard">[INFO] [1757319911.062275]: FPS: 10.05 (Frame Time: 99.48 ms)</text:p>
      <text:p text:style-name="Standard">[INFO] [1757319911.161470]: FPS: 10.08 (Frame Time: 99.22 ms)</text:p>
      <text:p text:style-name="Standard">[INFO] [1757319911.262040]: FPS: 9.94 (Frame Time: 100.55 ms)</text:p>
      <text:p text:style-name="Standard">[INFO] [1757319911.362308]: FPS: 9.97 (Frame Time: 100.26 ms)</text:p>
      <text:p text:style-name="Standard">[INFO] [1757319911.461529]: FPS: 10.08 (Frame Time: 99.25 ms)</text:p>
      <text:p text:style-name="Standard">[INFO] [1757319911.562557]: FPS: 9.90 (Frame Time: 100.99 ms)</text:p>
      <text:p text:style-name="Standard">[INFO] [1757319911.662267]: FPS: 10.03 (Frame Time: 99.69 ms)</text:p>
      <text:p text:style-name="Standard">[INFO] [1757319911.761392]: FPS: 10.08 (Frame Time: 99.17 ms)</text:p>
      <text:p text:style-name="Standard">[INFO] [1757319911.893244]: FPS: 7.58 (Frame Time: 131.86 ms)</text:p>
      <text:p text:style-name="Standard">[INFO] [1757319912.009864]: FPS: 8.57 (Frame Time: 116.62 ms)</text:p>
      <text:p text:style-name="Standard">[INFO] [1757319912.118730]: FPS: 9.19 (Frame Time: 108.87 ms)</text:p>
      <text:p text:style-name="Standard">[INFO] [1757319912.239070]: FPS: 8.31 (Frame Time: 120.34 ms)</text:p>
      <text:p text:style-name="Standard">[INFO] [1757319912.352819]: FPS: 8.79 (Frame Time: 113.75 ms)</text:p>
      <text:p text:style-name="Standard">[INFO] [1757319912.461213]: FPS: 9.23 (Frame Time: 108.39 ms)</text:p>
      <text:p text:style-name="Standard">[INFO] [1757319912.584828]: FPS: 8.09 (Frame Time: 123.61 ms)</text:p>
      <text:p text:style-name="Standard">[INFO] [1757319912.691833]: FPS: 9.34 (Frame Time: 107.02 ms)</text:p>
      <text:p text:style-name="Standard">[INFO] [1757319912.801738]: FPS: 9.10 (Frame Time: 109.90 ms)</text:p>
      <text:p text:style-name="Standard">[INFO] [1757319912.914090]: FPS: 8.90 (Frame Time: 112.33 ms)</text:p>
      <text:p text:style-name="Standard">[INFO] [1757319913.021303]: FPS: 9.33 (Frame Time: 107.24 ms)</text:p>
      <text:p text:style-name="Standard">[INFO] [1757319913.130740]: FPS: 9.14 (Frame Time: 109.43 ms)</text:p>
      <text:p text:style-name="Standard">[INFO] [1757319913.242599]: FPS: 8.94 (Frame Time: 111.87 ms)</text:p>
      <text:p text:style-name="Standard">[INFO] [1757319913.350809]: FPS: 9.24 (Frame Time: 108.21 ms)</text:p>
      <text:p text:style-name="Standard"><text:soft-page-break/>[INFO] [1757319913.470474]: FPS: 8.36 (Frame Time: 119.65 ms)</text:p>
      <text:p text:style-name="Standard">[INFO] [1757319913.581825]: FPS: 8.98 (Frame Time: 111.34 ms)</text:p>
      <text:p text:style-name="Standard">[INFO] [1757319913.691820]: FPS: 9.09 (Frame Time: 110.02 ms)</text:p>
      <text:p text:style-name="Standard">[INFO] [1757319913.801032]: FPS: 9.16 (Frame Time: 109.21 ms)</text:p>
      <text:p text:style-name="Standard">[INFO] [1757319913.908331]: FPS: 9.32 (Frame Time: 107.29 ms)</text:p>
      <text:p text:style-name="Standard">[INFO] [1757319914.019035]: FPS: 9.03 (Frame Time: 110.72 ms)</text:p>
      <text:p text:style-name="Standard">[INFO] [1757319914.131356]: FPS: 8.90 (Frame Time: 112.31 ms)</text:p>
      <text:p text:style-name="Standard">[INFO] [1757319914.242776]: FPS: 8.97 (Frame Time: 111.43 ms)</text:p>
      <text:p text:style-name="Standard">[INFO] [1757319914.353703]: FPS: 9.01 (Frame Time: 110.93 ms)</text:p>
      <text:p text:style-name="Standard">[INFO] [1757319914.471527]: FPS: 8.49 (Frame Time: 117.81 ms)</text:p>
      <text:p text:style-name="Standard">[INFO] [1757319914.585435]: FPS: 8.78 (Frame Time: 113.91 ms)</text:p>
      <text:p text:style-name="Standard">[INFO] [1757319914.694048]: FPS: 9.21 (Frame Time: 108.59 ms)</text:p>
      <text:p text:style-name="Standard">[INFO] [1757319914.803867]: FPS: 9.10 (Frame Time: 109.85 ms)</text:p>
      <text:p text:style-name="Standard">[INFO] [1757319914.912504]: FPS: 9.21 (Frame Time: 108.63 ms)</text:p>
      <text:p text:style-name="Standard">[INFO] [1757319915.021585]: FPS: 9.17 (Frame Time: 109.08 ms)</text:p>
      <text:p text:style-name="Standard">[INFO] [1757319915.137666]: FPS: 8.62 (Frame Time: 116.08 ms)</text:p>
      <text:p text:style-name="Standard">[INFO] [1757319915.251731]: FPS: 8.77 (Frame Time: 114.07 ms)</text:p>
      <text:p text:style-name="Standard">[INFO] [1757319915.369263]: FPS: 8.51 (Frame Time: 117.52 ms)</text:p>
      <text:p text:style-name="Standard">[INFO] [1757319915.480346]: FPS: 9.00 (Frame Time: 111.09 ms)</text:p>
      <text:p text:style-name="Standard">[INFO] [1757319915.596474]: FPS: 8.61 (Frame Time: 116.14 ms)</text:p>
      <text:p text:style-name="Standard">[INFO] [1757319915.712979]: FPS: 8.58 (Frame Time: 116.50 ms)</text:p>
      <text:p text:style-name="Standard">[INFO] [1757319915.823428]: FPS: 9.05 (Frame Time: 110.45 ms)</text:p>
      <text:p text:style-name="Standard">[INFO] [1757319915.932343]: FPS: 9.18 (Frame Time: 108.91 ms)</text:p>
      <text:p text:style-name="Standard">[INFO] [1757319916.042158]: FPS: 9.11 (Frame Time: 109.82 ms)</text:p>
      <text:p text:style-name="Standard">[INFO] [1757319916.149366]: FPS: 9.33 (Frame Time: 107.21 ms)</text:p>
      <text:p text:style-name="Standard">[INFO] [1757319916.279506]: FPS: 7.68 (Frame Time: 130.14 ms)</text:p>
      <text:p text:style-name="Standard">[INFO] [1757319916.386377]: FPS: 9.36 (Frame Time: 106.87 ms)</text:p>
      <text:p text:style-name="Standard">[INFO] [1757319916.496018]: FPS: 9.12 (Frame Time: 109.65 ms)</text:p>
      <text:p text:style-name="Standard">[INFO] [1757319916.606874]: FPS: 9.02 (Frame Time: 110.85 ms)</text:p>
      <text:p text:style-name="Standard">[INFO] [1757319916.723190]: FPS: 8.60 (Frame Time: 116.32 ms)</text:p>
      <text:p text:style-name="Standard">[INFO] [1757319916.830892]: FPS: 9.28 (Frame Time: 107.71 ms)</text:p>
      <text:p text:style-name="Standard">[INFO] [1757319916.947750]: FPS: 8.56 (Frame Time: 116.86 ms)</text:p>
      <text:p text:style-name="Standard">[INFO] [1757319917.060727]: FPS: 8.85 (Frame Time: 112.98 ms)</text:p>
      <text:p text:style-name="Standard">[INFO] [1757319917.190176]: FPS: 7.73 (Frame Time: 129.42 ms)</text:p>
      <text:p text:style-name="Standard">[INFO] [1757319917.304495]: FPS: 8.75 (Frame Time: 114.34 ms)</text:p>
      <text:p text:style-name="Standard">[INFO] [1757319917.413559]: FPS: 9.17 (Frame Time: 109.07 ms)</text:p>
      <text:p text:style-name="Standard">[INFO] [1757319917.522320]: FPS: 9.20 (Frame Time: 108.75 ms)</text:p>
      <text:p text:style-name="Standard">[INFO] [1757319917.634506]: FPS: 8.92 (Frame Time: 112.15 ms)</text:p>
      <text:p text:style-name="Standard">[INFO] [1757319917.748496]: FPS: 8.77 (Frame Time: 114.03 ms)</text:p>
      <text:p text:style-name="Standard">[INFO] [1757319917.876918]: FPS: 7.79 (Frame Time: 128.42 ms)</text:p>
      <text:p text:style-name="Standard">[INFO] [1757319917.983190]: FPS: 9.41 (Frame Time: 106.27 ms)</text:p>
      <text:p text:style-name="Standard">[INFO] [1757319918.090751]: FPS: 9.30 (Frame Time: 107.56 ms)</text:p>
      <text:p text:style-name="Standard">[INFO] [1757319918.200675]: FPS: 9.10 (Frame Time: 109.92 ms)</text:p>
      <text:p text:style-name="Standard">[INFO] [1757319918.310605]: FPS: 9.10 (Frame Time: 109.93 ms)</text:p>
      <text:p text:style-name="Standard">[INFO] [1757319918.419094]: FPS: 9.22 (Frame Time: 108.49 ms)</text:p>
      <text:p text:style-name="Standard">[INFO] [1757319918.533761]: FPS: 8.72 (Frame Time: 114.66 ms)</text:p>
      <text:p text:style-name="Standard">[INFO] [1757319918.647887]: FPS: 8.76 (Frame Time: 114.13 ms)</text:p>
      <text:p text:style-name="Standard">[INFO] [1757319918.773855]: FPS: 7.94 (Frame Time: 125.97 ms)</text:p>
      <text:p text:style-name="Standard">[INFO] [1757319918.882808]: FPS: 9.18 (Frame Time: 108.95 ms)</text:p>
      <text:p text:style-name="Standard">[INFO] [1757319918.991355]: FPS: 9.21 (Frame Time: 108.55 ms)</text:p>
      <text:p text:style-name="Standard">[INFO] [1757319919.104309]: FPS: 8.85 (Frame Time: 112.96 ms)</text:p>
      <text:p text:style-name="Standard">[INFO] [1757319919.213866]: FPS: 9.13 (Frame Time: 109.56 ms)</text:p>
      <text:p text:style-name="Standard"><text:soft-page-break/>[INFO] [1757319919.321622]: FPS: 9.28 (Frame Time: 107.76 ms)</text:p>
      <text:p text:style-name="Standard">[INFO] [1757319919.432458]: FPS: 9.02 (Frame Time: 110.84 ms)</text:p>
      <text:p text:style-name="Standard">[INFO] [1757319919.541868]: FPS: 9.14 (Frame Time: 109.40 ms)</text:p>
      <text:p text:style-name="Standard">[INFO] [1757319919.656895]: FPS: 8.69 (Frame Time: 115.03 ms)</text:p>
      <text:p text:style-name="Standard">[INFO] [1757319919.777775]: FPS: 8.27 (Frame Time: 120.86 ms)</text:p>
      <text:p text:style-name="Standard">[INFO] [1757319919.891037]: FPS: 8.83 (Frame Time: 113.28 ms)</text:p>
      <text:p text:style-name="Standard">[INFO] [1757319920.004850]: FPS: 8.79 (Frame Time: 113.82 ms)</text:p>
      <text:p text:style-name="Standard">[INFO] [1757319920.116468]: FPS: 8.96 (Frame Time: 111.61 ms)</text:p>
      <text:p text:style-name="Standard">[INFO] [1757319920.197215]: FPS: 12.38 (Frame Time: 80.75 ms)</text:p>
      <text:p text:style-name="Standard">[INFO] [1757319920.548498]: FPS: 2.85 (Frame Time: 351.27 ms)</text:p>
      <text:p text:style-name="Standard">[INFO] [1757319920.920567]: FPS: 2.69 (Frame Time: 372.07 ms)</text:p>
      <text:p text:style-name="Standard">[INFO] [1757319921.299085]: FPS: 2.64 (Frame Time: 378.52 ms)</text:p>
      <text:p text:style-name="Standard">[INFO] [1757319921.652762]: FPS: 2.83 (Frame Time: 353.67 ms)</text:p>
      <text:p text:style-name="Standard">[INFO] [1757319922.014580]: FPS: 2.76 (Frame Time: 361.82 ms)</text:p>
      <text:p text:style-name="Standard">[INFO] [1757319922.389181]: FPS: 2.67 (Frame Time: 374.59 ms)</text:p>
      <text:p text:style-name="Standard">[INFO] [1757319922.744411]: FPS: 2.82 (Frame Time: 355.24 ms)</text:p>
      <text:p text:style-name="Standard">[INFO] [1757319923.109245]: FPS: 2.74 (Frame Time: 364.83 ms)</text:p>
      <text:p text:style-name="Standard">[INFO] [1757319923.461516]: FPS: 2.84 (Frame Time: 352.27 ms)</text:p>
      <text:p text:style-name="Standard">[INFO] [1757319923.816485]: FPS: 2.82 (Frame Time: 354.97 ms)</text:p>
      <text:p text:style-name="Standard">[INFO] [1757319924.185812]: FPS: 2.71 (Frame Time: 369.32 ms)</text:p>
      <text:p text:style-name="Standard">[INFO] [1757319924.544610]: FPS: 2.79 (Frame Time: 358.81 ms)</text:p>
      <text:p text:style-name="Standard">[INFO] [1757319924.922993]: FPS: 2.64 (Frame Time: 378.38 ms)</text:p>
      <text:p text:style-name="Standard">[INFO] [1757319925.297947]: FPS: 2.67 (Frame Time: 374.96 ms)</text:p>
      <text:p text:style-name="Standard">[INFO] [1757319925.656205]: FPS: 2.79 (Frame Time: 358.26 ms)</text:p>
      <text:p text:style-name="Standard">[INFO] [1757319926.032100]: FPS: 2.66 (Frame Time: 375.90 ms)</text:p>
      <text:p text:style-name="Standard">[INFO] [1757319926.406684]: FPS: 2.67 (Frame Time: 374.58 ms)</text:p>
      <text:p text:style-name="Standard">[INFO] [1757319926.780111]: FPS: 2.68 (Frame Time: 373.35 ms)</text:p>
      <text:p text:style-name="Standard">[INFO] [1757319927.138998]: FPS: 2.79 (Frame Time: 358.96 ms)</text:p>
      <text:p text:style-name="Standard">[INFO] [1757319927.503580]: FPS: 2.74 (Frame Time: 364.58 ms)</text:p>
      <text:p text:style-name="Standard">[INFO] [1757319927.880742]: FPS: 2.65 (Frame Time: 377.14 ms)</text:p>
      <text:p text:style-name="Standard">[INFO] [1757319928.236218]: FPS: 2.81 (Frame Time: 355.49 ms)</text:p>
      <text:p text:style-name="Standard">[INFO] [1757319928.612517]: FPS: 2.66 (Frame Time: 376.30 ms)</text:p>
      <text:p text:style-name="Standard">[INFO] [1757319928.995088]: FPS: 2.61 (Frame Time: 382.56 ms)</text:p>
      <text:p text:style-name="Standard">[INFO] [1757319929.375832]: FPS: 2.63 (Frame Time: 380.73 ms)</text:p>
      <text:p text:style-name="Standard">[INFO] [1757319929.732384]: FPS: 2.80 (Frame Time: 356.58 ms)</text:p>
      <text:p text:style-name="Standard">[INFO] [1757319930.103697]: FPS: 2.69 (Frame Time: 371.31 ms)</text:p>
      <text:p text:style-name="Standard">[INFO] [1757319930.462313]: FPS: 2.79 (Frame Time: 358.62 ms)</text:p>
      <text:p text:style-name="Standard">[INFO] [1757319930.830800]: FPS: 2.71 (Frame Time: 368.49 ms)</text:p>
      <text:p text:style-name="Standard">[INFO] [1757319931.201771]: FPS: 2.70 (Frame Time: 370.97 ms)</text:p>
      <text:p text:style-name="Standard">[INFO] [1757319931.558287]: FPS: 2.81 (Frame Time: 356.44 ms)</text:p>
      <text:p text:style-name="Standard">[INFO] [1757319931.927687]: FPS: 2.71 (Frame Time: 369.48 ms)</text:p>
      <text:p text:style-name="Standard">[INFO] [1757319932.301253]: FPS: 2.68 (Frame Time: 373.56 ms)</text:p>
      <text:p text:style-name="Standard">[INFO] [1757319932.648355]: FPS: 2.88 (Frame Time: 347.10 ms)</text:p>
      <text:p text:style-name="Standard">[INFO] [1757319933.026395]: FPS: 2.65 (Frame Time: 378.02 ms)</text:p>
      <text:p text:style-name="Standard">[INFO] [1757319933.405258]: FPS: 2.64 (Frame Time: 378.88 ms)</text:p>
      <text:p text:style-name="Standard">[INFO] [1757319933.771361]: FPS: 2.73 (Frame Time: 366.10 ms)</text:p>
      <text:p text:style-name="Standard">[INFO] [1757319934.124160]: FPS: 2.83 (Frame Time: 352.80 ms)</text:p>
      <text:p text:style-name="Standard">[INFO] [1757319934.493119]: FPS: 2.71 (Frame Time: 368.96 ms)</text:p>
      <text:p text:style-name="Standard">[INFO] [1757319934.850715]: FPS: 2.80 (Frame Time: 357.59 ms)</text:p>
      <text:p text:style-name="Standard">[INFO] [1757319934.939443]: FPS: 11.27 (Frame Time: 88.74 ms)</text:p>
      <text:p text:style-name="Standard">[INFO] [1757319935.026210]: FPS: 11.53 (Frame Time: 86.76 ms)</text:p>
      <text:p text:style-name="Standard">[INFO] [1757319935.110182]: FPS: 11.91 (Frame Time: 83.95 ms)</text:p>
      <text:p text:style-name="Standard"><text:soft-page-break/>[INFO] [1757319935.192300]: FPS: 12.17 (Frame Time: 82.14 ms)</text:p>
      <text:p text:style-name="Standard">[INFO] [1757319935.273027]: FPS: 12.39 (Frame Time: 80.68 ms)</text:p>
      <text:p text:style-name="Standard">[INFO] [1757319935.360515]: FPS: 11.43 (Frame Time: 87.53 ms)</text:p>
      <text:p text:style-name="Standard">[INFO] [1757319935.460494]: FPS: 10.00 (Frame Time: 99.98 ms)</text:p>
      <text:p text:style-name="Standard">[INFO] [1757319935.561868]: FPS: 9.87 (Frame Time: 101.34 ms)</text:p>
      <text:p text:style-name="Standard">[INFO] [1757319935.660624]: FPS: 10.12 (Frame Time: 98.80 ms)</text:p>
      <text:p text:style-name="Standard">[INFO] [1757319935.760594]: FPS: 10.00 (Frame Time: 99.97 ms)</text:p>
      <text:p text:style-name="Standard">[INFO] [1757319935.860480]: FPS: 10.01 (Frame Time: 99.89 ms)</text:p>
      <text:p text:style-name="Standard">[INFO] [1757319935.961162]: FPS: 9.94 (Frame Time: 100.65 ms)</text:p>
      <text:p text:style-name="Standard">[INFO] [1757319936.060464]: FPS: 10.07 (Frame Time: 99.34 ms)</text:p>
      <text:p text:style-name="Standard">[INFO] [1757319936.161175]: FPS: 9.93 (Frame Time: 100.69 ms)</text:p>
      <text:p text:style-name="Standard">[INFO] [1757319936.260529]: FPS: 10.06 (Frame Time: 99.38 ms)</text:p>
      <text:p text:style-name="Standard">[INFO] [1757319936.360943]: FPS: 9.96 (Frame Time: 100.40 ms)</text:p>
      <text:p text:style-name="Standard">[INFO] [1757319936.460646]: FPS: 10.03 (Frame Time: 99.70 ms)</text:p>
      <text:p text:style-name="Standard">[INFO] [1757319936.560792]: FPS: 9.98 (Frame Time: 100.15 ms)</text:p>
      <text:p text:style-name="Standard">[INFO] [1757319936.660885]: FPS: 9.99 (Frame Time: 100.09 ms)</text:p>
      <text:p text:style-name="Standard">[INFO] [1757319936.760730]: FPS: 10.02 (Frame Time: 99.83 ms)</text:p>
      <text:p text:style-name="Standard">[INFO] [1757319936.861151]: FPS: 9.96 (Frame Time: 100.42 ms)</text:p>
      <text:p text:style-name="Standard">[INFO] [1757319936.960868]: FPS: 10.03 (Frame Time: 99.72 ms)</text:p>
      <text:p text:style-name="Standard">[INFO] [1757319937.060500]: FPS: 10.04 (Frame Time: 99.65 ms)</text:p>
      <text:p text:style-name="Standard">[INFO] [1757319937.160837]: FPS: 9.97 (Frame Time: 100.32 ms)</text:p>
      <text:p text:style-name="Standard">[INFO] [1757319937.260823]: FPS: 10.00 (Frame Time: 100.00 ms)</text:p>
      <text:p text:style-name="Standard">[INFO] [1757319937.360770]: FPS: 10.00 (Frame Time: 99.95 ms)</text:p>
      <text:p text:style-name="Standard">[INFO] [1757319937.461597]: FPS: 9.92 (Frame Time: 100.79 ms)</text:p>
      <text:p text:style-name="Standard">[INFO] [1757319937.560546]: FPS: 10.10 (Frame Time: 98.98 ms)</text:p>
      <text:p text:style-name="Standard">[INFO] [1757319937.662975]: FPS: 9.77 (Frame Time: 102.37 ms)</text:p>
      <text:p text:style-name="Standard">[INFO] [1757319937.760506]: FPS: 10.25 (Frame Time: 97.59 ms)</text:p>
      <text:p text:style-name="Standard">[INFO] [1757319937.860518]: FPS: 10.00 (Frame Time: 100.01 ms)</text:p>
      <text:p text:style-name="Standard">[INFO] [1757319937.960658]: FPS: 9.99 (Frame Time: 100.13 ms)</text:p>
      <text:p text:style-name="Standard">[INFO] [1757319938.060630]: FPS: 10.00 (Frame Time: 99.98 ms)</text:p>
      <text:p text:style-name="Standard">[INFO] [1757319938.160605]: FPS: 10.00 (Frame Time: 99.97 ms)</text:p>
      <text:p text:style-name="Standard">[INFO] [1757319938.260887]: FPS: 9.97 (Frame Time: 100.27 ms)</text:p>
      <text:p text:style-name="Standard">[INFO] [1757319938.361339]: FPS: 9.96 (Frame Time: 100.45 ms)</text:p>
      <text:p text:style-name="Standard">[INFO] [1757319938.460364]: FPS: 10.10 (Frame Time: 99.04 ms)</text:p>
      <text:p text:style-name="Standard">[INFO] [1757319938.561290]: FPS: 9.91 (Frame Time: 100.89 ms)</text:p>
      <text:p text:style-name="Standard">[INFO] [1757319938.660531]: FPS: 10.07 (Frame Time: 99.27 ms)</text:p>
      <text:p text:style-name="Standard">[INFO] [1757319938.760694]: FPS: 9.99 (Frame Time: 100.13 ms)</text:p>
      <text:p text:style-name="Standard">[INFO] [1757319938.861405]: FPS: 9.93 (Frame Time: 100.73 ms)</text:p>
      <text:p text:style-name="Standard">[INFO] [1757319938.984233]: FPS: 8.14 (Frame Time: 122.84 ms)</text:p>
      <text:p text:style-name="Standard">[INFO] [1757319939.091017]: FPS: 9.36 (Frame Time: 106.80 ms)</text:p>
      <text:p text:style-name="Standard">[INFO] [1757319939.198719]: FPS: 9.29 (Frame Time: 107.70 ms)</text:p>
      <text:p text:style-name="Standard">[INFO] [1757319939.303282]: FPS: 9.56 (Frame Time: 104.57 ms)</text:p>
      <text:p text:style-name="Standard">[INFO] [1757319939.407233]: FPS: 9.62 (Frame Time: 103.95 ms)</text:p>
      <text:p text:style-name="Standard">[INFO] [1757319939.510714]: FPS: 9.66 (Frame Time: 103.48 ms)</text:p>
      <text:p text:style-name="Standard">[INFO] [1757319939.615183]: FPS: 9.57 (Frame Time: 104.47 ms)</text:p>
      <text:p text:style-name="Standard">[INFO] [1757319939.720303]: FPS: 9.51 (Frame Time: 105.12 ms)</text:p>
      <text:p text:style-name="Standard">[INFO] [1757319939.828006]: FPS: 9.29 (Frame Time: 107.70 ms)</text:p>
      <text:p text:style-name="Standard">[INFO] [1757319939.940495]: FPS: 8.89 (Frame Time: 112.49 ms)</text:p>
      <text:p text:style-name="Standard">[INFO] [1757319940.056330]: FPS: 8.63 (Frame Time: 115.83 ms)</text:p>
      <text:p text:style-name="Standard">[INFO] [1757319940.171318]: FPS: 8.70 (Frame Time: 114.98 ms)</text:p>
      <text:p text:style-name="Standard">[INFO] [1757319940.277998]: FPS: 9.37 (Frame Time: 106.68 ms)</text:p>
      <text:p text:style-name="Standard">[INFO] [1757319940.383917]: FPS: 9.44 (Frame Time: 105.93 ms)</text:p>
      <text:p text:style-name="Standard"><text:soft-page-break/>[INFO] [1757319940.492564]: FPS: 9.20 (Frame Time: 108.65 ms)</text:p>
      <text:p text:style-name="Standard">[INFO] [1757319940.604195]: FPS: 8.96 (Frame Time: 111.63 ms)</text:p>
      <text:p text:style-name="Standard">[INFO] [1757319940.712794]: FPS: 9.21 (Frame Time: 108.59 ms)</text:p>
      <text:p text:style-name="Standard">[INFO] [1757319940.818765]: FPS: 9.44 (Frame Time: 105.98 ms)</text:p>
      <text:p text:style-name="Standard">[INFO] [1757319940.925582]: FPS: 9.36 (Frame Time: 106.81 ms)</text:p>
      <text:p text:style-name="Standard">[INFO] [1757319941.035644]: FPS: 9.09 (Frame Time: 110.06 ms)</text:p>
      <text:p text:style-name="Standard">[INFO] [1757319941.143596]: FPS: 9.26 (Frame Time: 107.95 ms)</text:p>
      <text:p text:style-name="Standard">[INFO] [1757319941.256447]: FPS: 8.86 (Frame Time: 112.85 ms)</text:p>
      <text:p text:style-name="Standard">[INFO] [1757319941.373893]: FPS: 8.52 (Frame Time: 117.42 ms)</text:p>
      <text:p text:style-name="Standard">[INFO] [1757319941.480975]: FPS: 9.34 (Frame Time: 107.10 ms)</text:p>
      <text:p text:style-name="Standard">[INFO] [1757319941.595157]: FPS: 8.76 (Frame Time: 114.19 ms)</text:p>
      <text:p text:style-name="Standard">[INFO] [1757319941.704514]: FPS: 9.14 (Frame Time: 109.37 ms)</text:p>
      <text:p text:style-name="Standard">[INFO] [1757319941.811467]: FPS: 9.35 (Frame Time: 106.95 ms)</text:p>
      <text:p text:style-name="Standard">[INFO] [1757319941.916879]: FPS: 9.49 (Frame Time: 105.41 ms)</text:p>
      <text:p text:style-name="Standard">[INFO] [1757319942.027840]: FPS: 9.01 (Frame Time: 110.95 ms)</text:p>
      <text:p text:style-name="Standard">[INFO] [1757319942.141924]: FPS: 8.77 (Frame Time: 114.08 ms)</text:p>
      <text:p text:style-name="Standard">[INFO] [1757319942.255439]: FPS: 8.81 (Frame Time: 113.52 ms)</text:p>
      <text:p text:style-name="Standard">[INFO] [1757319942.375474]: FPS: 8.33 (Frame Time: 120.02 ms)</text:p>
      <text:p text:style-name="Standard">[INFO] [1757319942.488859]: FPS: 8.82 (Frame Time: 113.40 ms)</text:p>
      <text:p text:style-name="Standard">[INFO] [1757319942.601857]: FPS: 8.85 (Frame Time: 112.99 ms)</text:p>
      <text:p text:style-name="Standard">[INFO] [1757319942.717987]: FPS: 8.61 (Frame Time: 116.13 ms)</text:p>
      <text:p text:style-name="Standard">[INFO] [1757319942.825037]: FPS: 9.34 (Frame Time: 107.06 ms)</text:p>
      <text:p text:style-name="Standard">[INFO] [1757319942.934385]: FPS: 9.14 (Frame Time: 109.35 ms)</text:p>
      <text:p text:style-name="Standard">[INFO] [1757319943.041359]: FPS: 9.35 (Frame Time: 106.97 ms)</text:p>
      <text:p text:style-name="Standard">[INFO] [1757319943.158831]: FPS: 8.51 (Frame Time: 117.44 ms)</text:p>
      <text:p text:style-name="Standard">[INFO] [1757319943.279055]: FPS: 8.32 (Frame Time: 120.25 ms)</text:p>
      <text:p text:style-name="Standard">[INFO] [1757319943.384967]: FPS: 9.44 (Frame Time: 105.91 ms)</text:p>
      <text:p text:style-name="Standard">[INFO] [1757319943.490404]: FPS: 9.48 (Frame Time: 105.45 ms)</text:p>
      <text:p text:style-name="Standard">[INFO] [1757319943.594723]: FPS: 9.59 (Frame Time: 104.32 ms)</text:p>
      <text:p text:style-name="Standard">[INFO] [1757319943.701326]: FPS: 9.38 (Frame Time: 106.60 ms)</text:p>
      <text:p text:style-name="Standard">[INFO] [1757319943.807193]: FPS: 9.45 (Frame Time: 105.87 ms)</text:p>
      <text:p text:style-name="Standard">[INFO] [1757319943.911244]: FPS: 9.61 (Frame Time: 104.05 ms)</text:p>
      <text:p text:style-name="Standard">[INFO] [1757319944.017796]: FPS: 9.38 (Frame Time: 106.55 ms)</text:p>
      <text:p text:style-name="Standard">[INFO] [1757319944.131775]: FPS: 8.77 (Frame Time: 113.98 ms)</text:p>
      <text:p text:style-name="Standard">[INFO] [1757319944.242118]: FPS: 9.06 (Frame Time: 110.34 ms)</text:p>
      <text:p text:style-name="Standard">[INFO] [1757319944.355565]: FPS: 8.81 (Frame Time: 113.45 ms)</text:p>
      <text:p text:style-name="Standard">[INFO] [1757319944.472637]: FPS: 8.54 (Frame Time: 117.06 ms)</text:p>
      <text:p text:style-name="Standard">[INFO] [1757319944.590458]: FPS: 8.49 (Frame Time: 117.83 ms)</text:p>
      <text:p text:style-name="Standard">[INFO] [1757319944.696707]: FPS: 9.41 (Frame Time: 106.25 ms)</text:p>
      <text:p text:style-name="Standard">[INFO] [1757319944.809191]: FPS: 8.89 (Frame Time: 112.48 ms)</text:p>
      <text:p text:style-name="Standard">[INFO] [1757319944.920651]: FPS: 8.97 (Frame Time: 111.46 ms)</text:p>
      <text:p text:style-name="Standard">[INFO] [1757319945.031681]: FPS: 9.01 (Frame Time: 111.03 ms)</text:p>
      <text:p text:style-name="Standard">[INFO] [1757319945.141656]: FPS: 9.09 (Frame Time: 109.98 ms)</text:p>
      <text:p text:style-name="Standard">[INFO] [1757319945.250065]: FPS: 9.22 (Frame Time: 108.41 ms)</text:p>
      <text:p text:style-name="Standard">[INFO] [1757319945.358091]: FPS: 9.26 (Frame Time: 108.00 ms)</text:p>
      <text:p text:style-name="Standard">[INFO] [1757319945.471624]: FPS: 8.81 (Frame Time: 113.55 ms)</text:p>
      <text:p text:style-name="Standard">[INFO] [1757319945.596892]: FPS: 7.98 (Frame Time: 125.28 ms)</text:p>
      <text:p text:style-name="Standard">[INFO] [1757319945.707228]: FPS: 9.06 (Frame Time: 110.34 ms)</text:p>
      <text:p text:style-name="Standard">[INFO] [1757319945.813386]: FPS: 9.42 (Frame Time: 106.16 ms)</text:p>
      <text:p text:style-name="Standard">[INFO] [1757319945.927888]: FPS: 8.73 (Frame Time: 114.50 ms)</text:p>
      <text:p text:style-name="Standard">[INFO] [1757319946.043478]: FPS: 8.65 (Frame Time: 115.59 ms)</text:p>
      <text:p text:style-name="Standard">[INFO] [1757319946.167872]: FPS: 8.04 (Frame Time: 124.38 ms)</text:p>
      <text:p text:style-name="Standard"><text:soft-page-break/>[INFO] [1757319946.280707]: FPS: 8.86 (Frame Time: 112.83 ms)</text:p>
      <text:p text:style-name="Standard">[INFO] [1757319946.397295]: FPS: 8.58 (Frame Time: 116.60 ms)</text:p>
      <text:p text:style-name="Standard">[INFO] [1757319946.502340]: FPS: 9.52 (Frame Time: 105.05 ms)</text:p>
      <text:p text:style-name="Standard">[INFO] [1757319946.610169]: FPS: 9.27 (Frame Time: 107.83 ms)</text:p>
      <text:p text:style-name="Standard">[INFO] [1757319946.716247]: FPS: 9.43 (Frame Time: 106.08 ms)</text:p>
      <text:p text:style-name="Standard">[INFO] [1757319946.824205]: FPS: 9.26 (Frame Time: 107.96 ms)</text:p>
      <text:p text:style-name="Standard">[INFO] [1757319946.939957]: FPS: 8.64 (Frame Time: 115.75 ms)</text:p>
      <text:p text:style-name="Standard">[INFO] [1757319947.049727]: FPS: 9.11 (Frame Time: 109.77 ms)</text:p>
      <text:p text:style-name="Standard">[INFO] [1757319947.167153]: FPS: 8.52 (Frame Time: 117.42 ms)</text:p>
      <text:p text:style-name="Standard">[INFO] [1757319947.274891]: FPS: 9.28 (Frame Time: 107.73 ms)</text:p>
      <text:p text:style-name="Standard">[INFO] [1757319947.384208]: FPS: 9.15 (Frame Time: 109.33 ms)</text:p>
      <text:p text:style-name="Standard">[INFO] [1757319947.499866]: FPS: 8.65 (Frame Time: 115.66 ms)</text:p>
      <text:p text:style-name="Standard">[INFO] [1757319947.609676]: FPS: 9.11 (Frame Time: 109.81 ms)</text:p>
      <text:p text:style-name="Standard">[INFO] [1757319947.720229]: FPS: 9.05 (Frame Time: 110.56 ms)</text:p>
      <text:p text:style-name="Standard">[INFO] [1757319947.827694]: FPS: 9.31 (Frame Time: 107.46 ms)</text:p>
      <text:p text:style-name="Standard">[INFO] [1757319947.938094]: FPS: 9.06 (Frame Time: 110.40 ms)</text:p>
      <text:p text:style-name="Standard">[INFO] [1757319948.044653]: FPS: 9.39 (Frame Time: 106.55 ms)</text:p>
      <text:p text:style-name="Standard">[INFO] [1757319948.156249]: FPS: 8.96 (Frame Time: 111.60 ms)</text:p>
      <text:p text:style-name="Standard">[INFO] [1757319948.270387]: FPS: 8.76 (Frame Time: 114.13 ms)</text:p>
      <text:p text:style-name="Standard">[WARN] [1757319948.319131]: Outlier detected. Ignoring. Dist: 1.34m, Angle: 79.75deg</text:p>
      <text:p text:style-name="Standard">[INFO] [1757319948.393663]: FPS: 8.11 (Frame Time: 123.28 ms)</text:p>
      <text:p text:style-name="Standard">[INFO] [1757319948.499178]: FPS: 9.48 (Frame Time: 105.52 ms)</text:p>
      <text:p text:style-name="Standard">[INFO] [1757319948.612309]: FPS: 8.84 (Frame Time: 113.13 ms)</text:p>
      <text:p text:style-name="Standard">[INFO] [1757319948.717724]: FPS: 9.49 (Frame Time: 105.42 ms)</text:p>
      <text:p text:style-name="Standard">[INFO] [1757319948.828257]: FPS: 9.05 (Frame Time: 110.53 ms)</text:p>
      <text:p text:style-name="Standard">[INFO] [1757319948.933349]: FPS: 9.52 (Frame Time: 105.09 ms)</text:p>
      <text:p text:style-name="Standard">[INFO] [1757319949.041861]: FPS: 9.22 (Frame Time: 108.51 ms)</text:p>
      <text:p text:style-name="Standard">[INFO] [1757319949.149347]: FPS: 9.30 (Frame Time: 107.48 ms)</text:p>
      <text:p text:style-name="Standard">[INFO] [1757319949.269586]: FPS: 8.32 (Frame Time: 120.24 ms)</text:p>
      <text:p text:style-name="Standard">[INFO] [1757319949.377870]: FPS: 9.23 (Frame Time: 108.29 ms)</text:p>
      <text:p text:style-name="Standard">[INFO] [1757319949.488027]: FPS: 9.08 (Frame Time: 110.15 ms)</text:p>
      <text:p text:style-name="Standard">[INFO] [1757319949.600329]: FPS: 8.90 (Frame Time: 112.32 ms)</text:p>
      <text:p text:style-name="Standard">[INFO] [1757319949.709315]: FPS: 9.18 (Frame Time: 108.98 ms)</text:p>
      <text:p text:style-name="Standard">[INFO] [1757319949.819248]: FPS: 9.10 (Frame Time: 109.94 ms)</text:p>
      <text:p text:style-name="Standard">[INFO] [1757319949.929197]: FPS: 9.10 (Frame Time: 109.94 ms)</text:p>
      <text:p text:style-name="Standard">[INFO] [1757319950.043452]: FPS: 8.75 (Frame Time: 114.26 ms)</text:p>
      <text:p text:style-name="Standard">[INFO] [1757319950.156835]: FPS: 8.82 (Frame Time: 113.33 ms)</text:p>
      <text:p text:style-name="Standard">[INFO] [1757319950.270882]: FPS: 8.76 (Frame Time: 114.09 ms)</text:p>
      <text:p text:style-name="Standard">[INFO] [1757319950.386194]: FPS: 8.67 (Frame Time: 115.30 ms)</text:p>
      <text:p text:style-name="Standard">[INFO] [1757319950.503194]: FPS: 8.55 (Frame Time: 117.01 ms)</text:p>
      <text:p text:style-name="Standard">[INFO] [1757319950.610132]: FPS: 9.35 (Frame Time: 106.94 ms)</text:p>
      <text:p text:style-name="Standard">[INFO] [1757319950.717598]: FPS: 9.31 (Frame Time: 107.47 ms)</text:p>
      <text:p text:style-name="Standard">[INFO] [1757319950.827293]: FPS: 9.12 (Frame Time: 109.70 ms)</text:p>
      <text:p text:style-name="Standard">[INFO] [1757319950.941853]: FPS: 8.73 (Frame Time: 114.56 ms)</text:p>
      <text:p text:style-name="Standard">[INFO] [1757319951.053798]: FPS: 8.93 (Frame Time: 111.94 ms)</text:p>
      <text:p text:style-name="Standard">[INFO] [1757319951.171161]: FPS: 8.52 (Frame Time: 117.36 ms)</text:p>
      <text:p text:style-name="Standard">[INFO] [1757319951.278159]: FPS: 9.35 (Frame Time: 107.00 ms)</text:p>
      <text:p text:style-name="Standard">[INFO] [1757319951.385098]: FPS: 9.35 (Frame Time: 106.94 ms)</text:p>
      <text:p text:style-name="Standard">[INFO] [1757319951.495309]: FPS: 9.07 (Frame Time: 110.21 ms)</text:p>
      <text:p text:style-name="Standard">[INFO] [1757319951.604518]: FPS: 9.16 (Frame Time: 109.21 ms)</text:p>
      <text:p text:style-name="Standard">[INFO] [1757319951.715073]: FPS: 9.04 (Frame Time: 110.56 ms)</text:p>
      <text:p text:style-name="Standard">[INFO] [1757319951.822722]: FPS: 9.29 (Frame Time: 107.65 ms)</text:p>
      <text:p text:style-name="Standard"><text:soft-page-break/>[INFO] [1757319951.932236]: FPS: 9.13 (Frame Time: 109.51 ms)</text:p>
      <text:p text:style-name="Standard">[INFO] [1757319952.042293]: FPS: 9.09 (Frame Time: 110.05 ms)</text:p>
      <text:p text:style-name="Standard">[INFO] [1757319952.154148]: FPS: 8.94 (Frame Time: 111.86 ms)</text:p>
      <text:p text:style-name="Standard">[INFO] [1757319952.271187]: FPS: 8.55 (Frame Time: 116.99 ms)</text:p>
      <text:p text:style-name="Standard">[INFO] [1757319952.384366]: FPS: 8.83 (Frame Time: 113.21 ms)</text:p>
      <text:p text:style-name="Standard">[INFO] [1757319952.493264]: FPS: 9.18 (Frame Time: 108.91 ms)</text:p>
      <text:p text:style-name="Standard">[INFO] [1757319952.601733]: FPS: 9.22 (Frame Time: 108.47 ms)</text:p>
      <text:p text:style-name="Standard">[INFO] [1757319952.711932]: FPS: 9.07 (Frame Time: 110.20 ms)</text:p>
      <text:p text:style-name="Standard">[INFO] [1757319952.820044]: FPS: 9.25 (Frame Time: 108.10 ms)</text:p>
      <text:p text:style-name="Standard">[INFO] [1757319952.924781]: FPS: 9.55 (Frame Time: 104.75 ms)</text:p>
      <text:p text:style-name="Standard">[INFO] [1757319953.029798]: FPS: 9.52 (Frame Time: 105.02 ms)</text:p>
      <text:p text:style-name="Standard">[INFO] [1757319953.140497]: FPS: 9.03 (Frame Time: 110.69 ms)</text:p>
      <text:p text:style-name="Standard">[INFO] [1757319953.251137]: FPS: 9.04 (Frame Time: 110.64 ms)</text:p>
      <text:p text:style-name="Standard">[INFO] [1757319953.356015]: FPS: 9.53 (Frame Time: 104.88 ms)</text:p>
      <text:p text:style-name="Standard">[INFO] [1757319953.469857]: FPS: 8.78 (Frame Time: 113.83 ms)</text:p>
      <text:p text:style-name="Standard">[INFO] [1757319953.577412]: FPS: 9.30 (Frame Time: 107.56 ms)</text:p>
      <text:p text:style-name="Standard">[INFO] [1757319953.681793]: FPS: 9.58 (Frame Time: 104.38 ms)</text:p>
      <text:p text:style-name="Standard">[INFO] [1757319953.787645]: FPS: 9.45 (Frame Time: 105.85 ms)</text:p>
      <text:p text:style-name="Standard">[INFO] [1757319953.894553]: FPS: 9.35 (Frame Time: 106.91 ms)</text:p>
      <text:p text:style-name="Standard">[INFO] [1757319954.002916]: FPS: 9.23 (Frame Time: 108.35 ms)</text:p>
      <text:p text:style-name="Standard">[INFO] [1757319954.110801]: FPS: 9.27 (Frame Time: 107.90 ms)</text:p>
      <text:p text:style-name="Standard">[INFO] [1757319954.217550]: FPS: 9.37 (Frame Time: 106.74 ms)</text:p>
      <text:p text:style-name="Standard">[INFO] [1757319954.323234]: FPS: 9.46 (Frame Time: 105.69 ms)</text:p>
      <text:p text:style-name="Standard">[INFO] [1757319954.430913]: FPS: 9.29 (Frame Time: 107.68 ms)</text:p>
      <text:p text:style-name="Standard">[INFO] [1757319954.544465]: FPS: 8.81 (Frame Time: 113.55 ms)</text:p>
      <text:p text:style-name="Standard">[INFO] [1757319954.657177]: FPS: 8.88 (Frame Time: 112.66 ms)</text:p>
      <text:p text:style-name="Standard">[INFO] [1757319954.768414]: FPS: 8.99 (Frame Time: 111.28 ms)</text:p>
      <text:p text:style-name="Standard">[INFO] [1757319954.859987]: FPS: 10.92 (Frame Time: 91.56 ms)</text:p>
      <text:p text:style-name="Standard">[INFO] [1757319954.959476]: FPS: 10.05 (Frame Time: 99.50 ms)</text:p>
      <text:p text:style-name="Standard">[INFO] [1757319955.060994]: FPS: 9.85 (Frame Time: 101.49 ms)</text:p>
      <text:p text:style-name="Standard">[INFO] [1757319955.159755]: FPS: 10.12 (Frame Time: 98.79 ms)</text:p>
      <text:p text:style-name="Standard">[INFO] [1757319955.261242]: FPS: 9.86 (Frame Time: 101.45 ms)</text:p>
      <text:p text:style-name="Standard">[INFO] [1757319955.359938]: FPS: 10.13 (Frame Time: 98.73 ms)</text:p>
      <text:p text:style-name="Standard">[INFO] [1757319955.461084]: FPS: 9.89 (Frame Time: 101.11 ms)</text:p>
      <text:p text:style-name="Standard">[INFO] [1757319955.559978]: FPS: 10.11 (Frame Time: 98.93 ms)</text:p>
      <text:p text:style-name="Standard">[INFO] [1757319955.660012]: FPS: 10.00 (Frame Time: 100.00 ms)</text:p>
      <text:p text:style-name="Standard">[INFO] [1757319955.761313]: FPS: 9.87 (Frame Time: 101.30 ms)</text:p>
      <text:p text:style-name="Standard">[INFO] [1757319955.860281]: FPS: 10.10 (Frame Time: 98.99 ms)</text:p>
      <text:p text:style-name="Standard">[INFO] [1757319955.959771]: FPS: 10.05 (Frame Time: 99.50 ms)</text:p>
      <text:p text:style-name="Standard">[INFO] [1757319956.060953]: FPS: 9.89 (Frame Time: 101.15 ms)</text:p>
      <text:p text:style-name="Standard">[INFO] [1757319956.159737]: FPS: 10.12 (Frame Time: 98.82 ms)</text:p>
      <text:p text:style-name="Standard">[INFO] [1757319956.259606]: FPS: 10.01 (Frame Time: 99.87 ms)</text:p>
      <text:p text:style-name="Standard">[INFO] [1757319956.359415]: FPS: 10.02 (Frame Time: 99.81 ms)</text:p>
      <text:p text:style-name="Standard">[INFO] [1757319956.459632]: FPS: 9.98 (Frame Time: 100.22 ms)</text:p>
      <text:p text:style-name="Standard">[INFO] [1757319956.559474]: FPS: 10.02 (Frame Time: 99.83 ms)</text:p>
      <text:p text:style-name="Standard">[INFO] [1757319956.659215]: FPS: 10.03 (Frame Time: 99.75 ms)</text:p>
      <text:p text:style-name="Standard">[INFO] [1757319956.759503]: FPS: 9.97 (Frame Time: 100.28 ms)</text:p>
      <text:p text:style-name="Standard">[INFO] [1757319956.859580]: FPS: 9.99 (Frame Time: 100.07 ms)</text:p>
      <text:p text:style-name="Standard">[INFO] [1757319956.959482]: FPS: 10.01 (Frame Time: 99.91 ms)</text:p>
      <text:p text:style-name="Standard">[INFO] [1757319957.059671]: FPS: 9.98 (Frame Time: 100.19 ms)</text:p>
      <text:p text:style-name="Standard">[INFO] [1757319957.159584]: FPS: 10.01 (Frame Time: 99.91 ms)</text:p>
      <text:p text:style-name="Standard">[INFO] [1757319957.259581]: FPS: 10.00 (Frame Time: 100.00 ms)</text:p>
      <text:p text:style-name="Standard"><text:soft-page-break/>[INFO] [1757319957.359575]: FPS: 10.00 (Frame Time: 100.00 ms)</text:p>
      <text:p text:style-name="Standard">[INFO] [1757319957.459585]: FPS: 10.00 (Frame Time: 100.00 ms)</text:p>
      <text:p text:style-name="Standard">[INFO] [1757319957.559749]: FPS: 9.98 (Frame Time: 100.15 ms)</text:p>
      <text:p text:style-name="Standard">[INFO] [1757319957.659500]: FPS: 10.02 (Frame Time: 99.76 ms)</text:p>
      <text:p text:style-name="Standard">[INFO] [1757319957.799793]: FPS: 7.13 (Frame Time: 140.30 ms)</text:p>
      <text:p text:style-name="Standard">[INFO] [1757319957.915927]: FPS: 8.61 (Frame Time: 116.11 ms)</text:p>
      <text:p text:style-name="Standard">[INFO] [1757319958.031068]: FPS: 8.68 (Frame Time: 115.17 ms)</text:p>
      <text:p text:style-name="Standard">[INFO] [1757319958.148349]: FPS: 8.53 (Frame Time: 117.28 ms)</text:p>
      <text:p text:style-name="Standard">[INFO] [1757319958.267887]: FPS: 8.37 (Frame Time: 119.53 ms)</text:p>
      <text:p text:style-name="Standard">[INFO] [1757319958.380752]: FPS: 8.86 (Frame Time: 112.85 ms)</text:p>
      <text:p text:style-name="Standard">[INFO] [1757319958.491144]: FPS: 9.06 (Frame Time: 110.41 ms)</text:p>
      <text:p text:style-name="Standard">[INFO] [1757319958.600339]: FPS: 9.16 (Frame Time: 109.20 ms)</text:p>
      <text:p text:style-name="Standard">[INFO] [1757319958.717850]: FPS: 8.51 (Frame Time: 117.51 ms)</text:p>
      <text:p text:style-name="Standard">[INFO] [1757319958.828726]: FPS: 9.02 (Frame Time: 110.86 ms)</text:p>
      <text:p text:style-name="Standard">[INFO] [1757319958.939235]: FPS: 9.05 (Frame Time: 110.50 ms)</text:p>
      <text:p text:style-name="Standard">[INFO] [1757319959.073428]: FPS: 7.45 (Frame Time: 134.21 ms)</text:p>
      <text:p text:style-name="Standard">[INFO] [1757319959.186896]: FPS: 8.81 (Frame Time: 113.46 ms)</text:p>
      <text:p text:style-name="Standard">[INFO] [1757319959.299672]: FPS: 8.87 (Frame Time: 112.77 ms)</text:p>
      <text:p text:style-name="Standard">[INFO] [1757319959.409700]: FPS: 9.09 (Frame Time: 110.04 ms)</text:p>
      <text:p text:style-name="Standard">[INFO] [1757319959.518857]: FPS: 9.16 (Frame Time: 109.16 ms)</text:p>
      <text:p text:style-name="Standard">[INFO] [1757319959.632301]: FPS: 8.81 (Frame Time: 113.45 ms)</text:p>
      <text:p text:style-name="Standard">[INFO] [1757319959.740217]: FPS: 9.27 (Frame Time: 107.91 ms)</text:p>
      <text:p text:style-name="Standard">[INFO] [1757319959.851061]: FPS: 9.02 (Frame Time: 110.84 ms)</text:p>
      <text:p text:style-name="Standard">[INFO] [1757319959.967131]: FPS: 8.62 (Frame Time: 116.06 ms)</text:p>
      <text:p text:style-name="Standard">[INFO] [1757319960.087593]: FPS: 8.30 (Frame Time: 120.45 ms)</text:p>
      <text:p text:style-name="Standard">[INFO] [1757319960.198807]: FPS: 8.99 (Frame Time: 111.24 ms)</text:p>
      <text:p text:style-name="Standard">[INFO] [1757319960.308423]: FPS: 9.12 (Frame Time: 109.61 ms)</text:p>
      <text:p text:style-name="Standard">[INFO] [1757319960.419488]: FPS: 9.00 (Frame Time: 111.06 ms)</text:p>
      <text:p text:style-name="Standard">[INFO] [1757319960.531359]: FPS: 8.94 (Frame Time: 111.87 ms)</text:p>
      <text:p text:style-name="Standard">[INFO] [1757319960.642085]: FPS: 9.03 (Frame Time: 110.72 ms)</text:p>
      <text:p text:style-name="Standard">[INFO] [1757319960.753314]: FPS: 8.99 (Frame Time: 111.23 ms)</text:p>
      <text:p text:style-name="Standard">[INFO] [1757319960.868268]: FPS: 8.70 (Frame Time: 114.94 ms)</text:p>
      <text:p text:style-name="Standard">[INFO] [1757319960.992925]: FPS: 8.02 (Frame Time: 124.65 ms)</text:p>
      <text:p text:style-name="Standard">[INFO] [1757319961.104963]: FPS: 8.92 (Frame Time: 112.05 ms)</text:p>
      <text:p text:style-name="Standard">[INFO] [1757319961.217798]: FPS: 8.86 (Frame Time: 112.83 ms)</text:p>
      <text:p text:style-name="Standard">[INFO] [1757319961.330645]: FPS: 8.86 (Frame Time: 112.85 ms)</text:p>
      <text:p text:style-name="Standard">[INFO] [1757319961.446565]: FPS: 8.63 (Frame Time: 115.90 ms)</text:p>
      <text:p text:style-name="Standard">[INFO] [1757319961.625566]: FPS: 5.59 (Frame Time: 178.80 ms)</text:p>
      <text:p text:style-name="Standard">[INFO] [1757319961.739528]: FPS: 8.76 (Frame Time: 114.19 ms)</text:p>
      <text:p text:style-name="Standard">[INFO] [1757319961.852455]: FPS: 8.86 (Frame Time: 112.93 ms)</text:p>
      <text:p text:style-name="Standard">[INFO] [1757319961.979545]: FPS: 7.87 (Frame Time: 127.06 ms)</text:p>
      <text:p text:style-name="Standard">[INFO] [1757319962.091850]: FPS: 8.90 (Frame Time: 112.31 ms)</text:p>
      <text:p text:style-name="Standard">[INFO] [1757319962.205096]: FPS: 8.83 (Frame Time: 113.25 ms)</text:p>
      <text:p text:style-name="Standard">[INFO] [1757319962.319834]: FPS: 8.71 (Frame Time: 114.75 ms)</text:p>
      <text:p text:style-name="Standard">[INFO] [1757319962.431644]: FPS: 8.94 (Frame Time: 111.81 ms)</text:p>
      <text:p text:style-name="Standard">[INFO] [1757319962.547765]: FPS: 8.61 (Frame Time: 116.12 ms)</text:p>
      <text:p text:style-name="Standard">[INFO] [1757319962.674213]: FPS: 7.91 (Frame Time: 126.43 ms)</text:p>
      <text:p text:style-name="Standard">[INFO] [1757319962.784766]: FPS: 9.04 (Frame Time: 110.56 ms)</text:p>
      <text:p text:style-name="Standard">[INFO] [1757319962.899342]: FPS: 8.73 (Frame Time: 114.58 ms)</text:p>
      <text:p text:style-name="Standard">[INFO] [1757319963.007148]: FPS: 9.28 (Frame Time: 107.81 ms)</text:p>
      <text:p text:style-name="Standard">[INFO] [1757319963.121265]: FPS: 8.76 (Frame Time: 114.11 ms)</text:p>
      <text:p text:style-name="Standard">[INFO] [1757319963.230657]: FPS: 9.14 (Frame Time: 109.39 ms)</text:p>
      <text:p text:style-name="Standard"><text:soft-page-break/>[INFO] [1757319963.353591]: FPS: 8.13 (Frame Time: 122.94 ms)</text:p>
      <text:p text:style-name="Standard">[INFO] [1757319963.469778]: FPS: 8.61 (Frame Time: 116.18 ms)</text:p>
      <text:p text:style-name="Standard">[INFO] [1757319963.578014]: FPS: 9.24 (Frame Time: 108.23 ms)</text:p>
      <text:p text:style-name="Standard">[INFO] [1757319963.685560]: FPS: 9.30 (Frame Time: 107.56 ms)</text:p>
      <text:p text:style-name="Standard">[INFO] [1757319963.793847]: FPS: 9.24 (Frame Time: 108.28 ms)</text:p>
      <text:p text:style-name="Standard">[INFO] [1757319963.900759]: FPS: 9.35 (Frame Time: 106.91 ms)</text:p>
      <text:p text:style-name="Standard">[INFO] [1757319964.015667]: FPS: 8.70 (Frame Time: 114.90 ms)</text:p>
      <text:p text:style-name="Standard">[INFO] [1757319964.127468]: FPS: 8.94 (Frame Time: 111.81 ms)</text:p>
      <text:p text:style-name="Standard">[INFO] [1757319964.239092]: FPS: 8.96 (Frame Time: 111.63 ms)</text:p>
      <text:p text:style-name="Standard">[INFO] [1757319964.346758]: FPS: 9.29 (Frame Time: 107.67 ms)</text:p>
      <text:p text:style-name="Standard">[INFO] [1757319964.471085]: FPS: 8.04 (Frame Time: 124.32 ms)</text:p>
      <text:p text:style-name="Standard">[INFO] [1757319964.580166]: FPS: 9.17 (Frame Time: 109.08 ms)</text:p>
      <text:p text:style-name="Standard">[INFO] [1757319964.695705]: FPS: 8.65 (Frame Time: 115.54 ms)</text:p>
      <text:p text:style-name="Standard">[INFO] [1757319964.801838]: FPS: 9.42 (Frame Time: 106.14 ms)</text:p>
      <text:p text:style-name="Standard">[INFO] [1757319964.912721]: FPS: 9.02 (Frame Time: 110.88 ms)</text:p>
      <text:p text:style-name="Standard">[INFO] [1757319965.024301]: FPS: 8.96 (Frame Time: 111.58 ms)</text:p>
      <text:p text:style-name="Standard">[INFO] [1757319965.139374]: FPS: 8.69 (Frame Time: 115.07 ms)</text:p>
      <text:p text:style-name="Standard">[INFO] [1757319965.255054]: FPS: 8.64 (Frame Time: 115.69 ms)</text:p>
      <text:p text:style-name="Standard">[INFO] [1757319965.371008]: FPS: 8.62 (Frame Time: 115.94 ms)</text:p>
      <text:p text:style-name="Standard">[INFO] [1757319965.478189]: FPS: 9.33 (Frame Time: 107.18 ms)</text:p>
      <text:p text:style-name="Standard">[INFO] [1757319965.590171]: FPS: 8.93 (Frame Time: 111.97 ms)</text:p>
      <text:p text:style-name="Standard">[INFO] [1757319965.699895]: FPS: 9.11 (Frame Time: 109.74 ms)</text:p>
      <text:p text:style-name="Standard">[INFO] [1757319965.809843]: FPS: 9.09 (Frame Time: 109.95 ms)</text:p>
      <text:p text:style-name="Standard">[INFO] [1757319965.918633]: FPS: 9.19 (Frame Time: 108.79 ms)</text:p>
      <text:p text:style-name="Standard">[INFO] [1757319966.026051]: FPS: 9.31 (Frame Time: 107.40 ms)</text:p>
      <text:p text:style-name="Standard">[INFO] [1757319966.149008]: FPS: 8.13 (Frame Time: 122.98 ms)</text:p>
      <text:p text:style-name="Standard">[INFO] [1757319966.272913]: FPS: 8.07 (Frame Time: 123.89 ms)</text:p>
      <text:p text:style-name="Standard">[INFO] [1757319966.382140]: FPS: 9.15 (Frame Time: 109.23 ms)</text:p>
      <text:p text:style-name="Standard">[INFO] [1757319966.489468]: FPS: 9.32 (Frame Time: 107.33 ms)</text:p>
      <text:p text:style-name="Standard">[INFO] [1757319966.599120]: FPS: 9.12 (Frame Time: 109.65 ms)</text:p>
      <text:p text:style-name="Standard">[INFO] [1757319966.708943]: FPS: 9.11 (Frame Time: 109.82 ms)</text:p>
      <text:p text:style-name="Standard">[INFO] [1757319966.817604]: FPS: 9.20 (Frame Time: 108.66 ms)</text:p>
      <text:p text:style-name="Standard">[INFO] [1757319966.925292]: FPS: 9.29 (Frame Time: 107.68 ms)</text:p>
      <text:p text:style-name="Standard">[INFO] [1757319967.034382]: FPS: 9.17 (Frame Time: 109.09 ms)</text:p>
      <text:p text:style-name="Standard">[INFO] [1757319967.141912]: FPS: 9.30 (Frame Time: 107.53 ms)</text:p>
      <text:p text:style-name="Standard">[INFO] [1757319967.250710]: FPS: 9.19 (Frame Time: 108.80 ms)</text:p>
      <text:p text:style-name="Standard">[INFO] [1757319967.371033]: FPS: 8.31 (Frame Time: 120.31 ms)</text:p>
      <text:p text:style-name="Standard">[INFO] [1757319967.480591]: FPS: 9.13 (Frame Time: 109.55 ms)</text:p>
      <text:p text:style-name="Standard">[INFO] [1757319967.590503]: FPS: 9.10 (Frame Time: 109.93 ms)</text:p>
      <text:p text:style-name="Standard">[INFO] [1757319967.700956]: FPS: 9.05 (Frame Time: 110.46 ms)</text:p>
      <text:p text:style-name="Standard">[INFO] [1757319967.808556]: FPS: 9.29 (Frame Time: 107.60 ms)</text:p>
      <text:p text:style-name="Standard">[INFO] [1757319967.918342]: FPS: 9.11 (Frame Time: 109.78 ms)</text:p>
      <text:p text:style-name="Standard">[INFO] [1757319968.033146]: FPS: 8.71 (Frame Time: 114.81 ms)</text:p>
      <text:p text:style-name="Standard">[INFO] [1757319968.149937]: FPS: 8.56 (Frame Time: 116.79 ms)</text:p>
      <text:p text:style-name="Standard">[INFO] [1757319968.271376]: FPS: 8.23 (Frame Time: 121.44 ms)</text:p>
      <text:p text:style-name="Standard">[INFO] [1757319968.385369]: FPS: 8.77 (Frame Time: 113.97 ms)</text:p>
      <text:p text:style-name="Standard">[INFO] [1757319968.498648]: FPS: 8.83 (Frame Time: 113.29 ms)</text:p>
      <text:p text:style-name="Standard">[WARN] [1757319968.547904]: Outlier detected. Ignoring. Dist: 1.34m, Angle: 78.78deg</text:p>
      <text:p text:style-name="Standard">[INFO] [1757319968.618450]: FPS: 8.35 (Frame Time: 119.81 ms)</text:p>
      <text:p text:style-name="Standard">[INFO] [1757319968.726207]: FPS: 9.28 (Frame Time: 107.76 ms)</text:p>
      <text:p text:style-name="Standard">[INFO] [1757319968.832952]: FPS: 9.37 (Frame Time: 106.74 ms)</text:p>
      <text:p text:style-name="Standard">[INFO] [1757319968.948790]: FPS: 8.63 (Frame Time: 115.85 ms)</text:p>
      <text:p text:style-name="Standard"><text:soft-page-break/>[INFO] [1757319969.066818]: FPS: 8.47 (Frame Time: 118.00 ms)</text:p>
      <text:p text:style-name="Standard">[INFO] [1757319969.181181]: FPS: 8.74 (Frame Time: 114.36 ms)</text:p>
      <text:p text:style-name="Standard">[INFO] [1757319969.290629]: FPS: 9.13 (Frame Time: 109.47 ms)</text:p>
      <text:p text:style-name="Standard">[INFO] [1757319969.402895]: FPS: 8.91 (Frame Time: 112.26 ms)</text:p>
      <text:p text:style-name="Standard">[INFO] [1757319969.486625]: FPS: 11.94 (Frame Time: 83.73 ms)</text:p>
      <text:p text:style-name="Standard">[INFO] [1757319969.566579]: FPS: 12.51 (Frame Time: 79.95 ms)</text:p>
      <text:p text:style-name="Standard">[INFO] [1757319969.660028]: FPS: 10.70 (Frame Time: 93.43 ms)</text:p>
      <text:p text:style-name="Standard">[INFO] [1757319969.760048]: FPS: 10.00 (Frame Time: 100.02 ms)</text:p>
      <text:p text:style-name="Standard">[INFO] [1757319969.859332]: FPS: 10.07 (Frame Time: 99.31 ms)</text:p>
      <text:p text:style-name="Standard">[INFO] [1757319969.959781]: FPS: 9.96 (Frame Time: 100.42 ms)</text:p>
      <text:p text:style-name="Standard">[INFO] [1757319970.060491]: FPS: 9.93 (Frame Time: 100.67 ms)</text:p>
      <text:p text:style-name="Standard">[INFO] [1757319970.160024]: FPS: 10.04 (Frame Time: 99.58 ms)</text:p>
      <text:p text:style-name="Standard">[INFO] [1757319970.259655]: FPS: 10.04 (Frame Time: 99.64 ms)</text:p>
      <text:p text:style-name="Standard">[INFO] [1757319970.359286]: FPS: 10.04 (Frame Time: 99.64 ms)</text:p>
      <text:p text:style-name="Standard">[INFO] [1757319970.459328]: FPS: 10.00 (Frame Time: 100.04 ms)</text:p>
      <text:p text:style-name="Standard">[INFO] [1757319970.561019]: FPS: 9.84 (Frame Time: 101.65 ms)</text:p>
      <text:p text:style-name="Standard">[INFO] [1757319970.659247]: FPS: 10.18 (Frame Time: 98.27 ms)</text:p>
      <text:p text:style-name="Standard">[INFO] [1757319970.759302]: FPS: 9.99 (Frame Time: 100.05 ms)</text:p>
      <text:p text:style-name="Standard">[INFO] [1757319970.859238]: FPS: 10.01 (Frame Time: 99.94 ms)</text:p>
      <text:p text:style-name="Standard">[INFO] [1757319970.959483]: FPS: 9.98 (Frame Time: 100.20 ms)</text:p>
      <text:p text:style-name="Standard">[INFO] [1757319971.059216]: FPS: 10.02 (Frame Time: 99.77 ms)</text:p>
      <text:p text:style-name="Standard">[INFO] [1757319971.159213]: FPS: 10.00 (Frame Time: 100.00 ms)</text:p>
      <text:p text:style-name="Standard">[INFO] [1757319971.259432]: FPS: 9.98 (Frame Time: 100.21 ms)</text:p>
      <text:p text:style-name="Standard">[INFO] [1757319971.359107]: FPS: 10.03 (Frame Time: 99.68 ms)</text:p>
      <text:p text:style-name="Standard">[INFO] [1757319971.459286]: FPS: 9.98 (Frame Time: 100.17 ms)</text:p>
      <text:p text:style-name="Standard">[INFO] [1757319971.560169]: FPS: 9.91 (Frame Time: 100.86 ms)</text:p>
      <text:p text:style-name="Standard">[INFO] [1757319971.691170]: FPS: 7.63 (Frame Time: 131.03 ms)</text:p>
      <text:p text:style-name="Standard">[INFO] [1757319971.804497]: FPS: 8.82 (Frame Time: 113.33 ms)</text:p>
      <text:p text:style-name="Standard">[INFO] [1757319971.917751]: FPS: 8.83 (Frame Time: 113.26 ms)</text:p>
      <text:p text:style-name="Standard">[INFO] [1757319972.034259]: FPS: 8.58 (Frame Time: 116.50 ms)</text:p>
      <text:p text:style-name="Standard">[INFO] [1757319972.153239]: FPS: 8.40 (Frame Time: 118.99 ms)</text:p>
      <text:p text:style-name="Standard">[INFO] [1757319972.272990]: FPS: 8.35 (Frame Time: 119.75 ms)</text:p>
      <text:p text:style-name="Standard">[INFO] [1757319972.381530]: FPS: 9.21 (Frame Time: 108.54 ms)</text:p>
      <text:p text:style-name="Standard">[INFO] [1757319972.490713]: FPS: 9.16 (Frame Time: 109.18 ms)</text:p>
      <text:p text:style-name="Standard">[INFO] [1757319972.604859]: FPS: 8.76 (Frame Time: 114.16 ms)</text:p>
      <text:p text:style-name="Standard">[INFO] [1757319972.715752]: FPS: 9.02 (Frame Time: 110.89 ms)</text:p>
      <text:p text:style-name="Standard">[INFO] [1757319972.828822]: FPS: 8.84 (Frame Time: 113.06 ms)</text:p>
      <text:p text:style-name="Standard">[INFO] [1757319972.941197]: FPS: 8.90 (Frame Time: 112.38 ms)</text:p>
      <text:p text:style-name="Standard">[INFO] [1757319973.057571]: FPS: 8.60 (Frame Time: 116.31 ms)</text:p>
      <text:p text:style-name="Standard">[INFO] [1757319973.187544]: FPS: 7.69 (Frame Time: 130.02 ms)</text:p>
      <text:p text:style-name="Standard">[INFO] [1757319973.301659]: FPS: 8.76 (Frame Time: 114.14 ms)</text:p>
      <text:p text:style-name="Standard">[INFO] [1757319973.412867]: FPS: 8.99 (Frame Time: 111.21 ms)</text:p>
      <text:p text:style-name="Standard">[INFO] [1757319973.525123]: FPS: 8.91 (Frame Time: 112.24 ms)</text:p>
      <text:p text:style-name="Standard">[INFO] [1757319973.638780]: FPS: 8.80 (Frame Time: 113.66 ms)</text:p>
      <text:p text:style-name="Standard">[INFO] [1757319973.748434]: FPS: 9.12 (Frame Time: 109.65 ms)</text:p>
      <text:p text:style-name="Standard">[INFO] [1757319973.869094]: FPS: 8.29 (Frame Time: 120.67 ms)</text:p>
      <text:p text:style-name="Standard">[INFO] [1757319973.983270]: FPS: 8.76 (Frame Time: 114.17 ms)</text:p>
      <text:p text:style-name="Standard">[INFO] [1757319974.098617]: FPS: 8.67 (Frame Time: 115.35 ms)</text:p>
      <text:p text:style-name="Standard">[INFO] [1757319974.215707]: FPS: 8.54 (Frame Time: 117.09 ms)</text:p>
      <text:p text:style-name="Standard">[INFO] [1757319974.329472]: FPS: 8.79 (Frame Time: 113.77 ms)</text:p>
      <text:p text:style-name="Standard">[INFO] [1757319974.439117]: FPS: 9.12 (Frame Time: 109.62 ms)</text:p>
      <text:p text:style-name="Standard">[INFO] [1757319974.550712]: FPS: 8.96 (Frame Time: 111.63 ms)</text:p>
      <text:p text:style-name="Standard"><text:soft-page-break/>[INFO] [1757319974.681154]: FPS: 7.67 (Frame Time: 130.44 ms)</text:p>
      <text:p text:style-name="Standard">[INFO] [1757319974.794723]: FPS: 8.80 (Frame Time: 113.58 ms)</text:p>
      <text:p text:style-name="Standard">[INFO] [1757319974.905491]: FPS: 9.03 (Frame Time: 110.77 ms)</text:p>
      <text:p text:style-name="Standard">[INFO] [1757319975.021327]: FPS: 8.63 (Frame Time: 115.82 ms)</text:p>
      <text:p text:style-name="Standard">[INFO] [1757319975.133614]: FPS: 8.90 (Frame Time: 112.30 ms)</text:p>
      <text:p text:style-name="Standard">[INFO] [1757319975.246479]: FPS: 8.86 (Frame Time: 112.85 ms)</text:p>
      <text:p text:style-name="Standard">[WARN] [1757319975.306759]: Outlier detected. Ignoring. Dist: 1.33m, Angle: 79.25deg</text:p>
      <text:p text:style-name="Standard">[INFO] [1757319975.370760]: FPS: 8.05 (Frame Time: 124.29 ms)</text:p>
      <text:p text:style-name="Standard">[INFO] [1757319975.478719]: FPS: 9.26 (Frame Time: 107.95 ms)</text:p>
      <text:p text:style-name="Standard">[INFO] [1757319975.589197]: FPS: 9.05 (Frame Time: 110.50 ms)</text:p>
      <text:p text:style-name="Standard">[INFO] [1757319975.704189]: FPS: 8.70 (Frame Time: 114.99 ms)</text:p>
      <text:p text:style-name="Standard">[INFO] [1757319975.815031]: FPS: 9.02 (Frame Time: 110.85 ms)</text:p>
      <text:p text:style-name="Standard">[INFO] [1757319975.922979]: FPS: 9.26 (Frame Time: 107.95 ms)</text:p>
      <text:p text:style-name="Standard">[INFO] [1757319976.033691]: FPS: 9.03 (Frame Time: 110.70 ms)</text:p>
      <text:p text:style-name="Standard">[INFO] [1757319976.199219]: FPS: 6.04 (Frame Time: 165.54 ms)</text:p>
      <text:p text:style-name="Standard">[INFO] [1757319976.277955]: FPS: 12.70 (Frame Time: 78.72 ms)</text:p>
      <text:p text:style-name="Standard">[INFO] [1757319976.358742]: FPS: 12.38 (Frame Time: 80.78 ms)</text:p>
      <text:p text:style-name="Standard">[INFO] [1757319976.481266]: FPS: 8.16 (Frame Time: 122.50 ms)</text:p>
      <text:p text:style-name="Standard">[INFO] [1757319976.597024]: FPS: 8.64 (Frame Time: 115.78 ms)</text:p>
      <text:p text:style-name="Standard">[INFO] [1757319976.708128]: FPS: 9.00 (Frame Time: 111.12 ms)</text:p>
      <text:p text:style-name="Standard">[INFO] [1757319976.820348]: FPS: 8.91 (Frame Time: 112.21 ms)</text:p>
      <text:p text:style-name="Standard">[INFO] [1757319976.936981]: FPS: 8.57 (Frame Time: 116.63 ms)</text:p>
      <text:p text:style-name="Standard">[INFO] [1757319977.056849]: FPS: 8.35 (Frame Time: 119.75 ms)</text:p>
      <text:p text:style-name="Standard">[INFO] [1757319977.175444]: FPS: 8.42 (Frame Time: 118.72 ms)</text:p>
      <text:p text:style-name="Standard">[INFO] [1757319977.288628]: FPS: 8.84 (Frame Time: 113.18 ms)</text:p>
      <text:p text:style-name="Standard">[INFO] [1757319977.405636]: FPS: 8.55 (Frame Time: 117.02 ms)</text:p>
      <text:p text:style-name="Standard">[INFO] [1757319977.520020]: FPS: 8.74 (Frame Time: 114.38 ms)</text:p>
      <text:p text:style-name="Standard">[INFO] [1757319977.635322]: FPS: 8.67 (Frame Time: 115.30 ms)</text:p>
      <text:p text:style-name="Standard">[INFO] [1757319977.757017]: FPS: 8.23 (Frame Time: 121.54 ms)</text:p>
      <text:p text:style-name="Standard">[INFO] [1757319977.888126]: FPS: 7.62 (Frame Time: 131.26 ms)</text:p>
      <text:p text:style-name="Standard">[INFO] [1757319977.998154]: FPS: 9.09 (Frame Time: 110.04 ms)</text:p>
      <text:p text:style-name="Standard">[INFO] [1757319978.118315]: FPS: 8.32 (Frame Time: 120.14 ms)</text:p>
      <text:p text:style-name="Standard">[INFO] [1757319978.232191]: FPS: 8.78 (Frame Time: 113.88 ms)</text:p>
      <text:p text:style-name="Standard">[INFO] [1757319978.342921]: FPS: 9.03 (Frame Time: 110.73 ms)</text:p>
      <text:p text:style-name="Standard">[INFO] [1757319978.455255]: FPS: 8.90 (Frame Time: 112.33 ms)</text:p>
      <text:p text:style-name="Standard">[INFO] [1757319978.581535]: FPS: 7.92 (Frame Time: 126.27 ms)</text:p>
      <text:p text:style-name="Standard">[INFO] [1757319978.696230]: FPS: 8.72 (Frame Time: 114.71 ms)</text:p>
      <text:p text:style-name="Standard">[INFO] [1757319978.812512]: FPS: 8.60 (Frame Time: 116.27 ms)</text:p>
      <text:p text:style-name="Standard">[INFO] [1757319978.942633]: FPS: 7.69 (Frame Time: 130.07 ms)</text:p>
      <text:p text:style-name="Standard">[INFO] [1757319979.078352]: FPS: 7.37 (Frame Time: 135.68 ms)</text:p>
      <text:p text:style-name="Standard">[INFO] [1757319979.196440]: FPS: 8.46 (Frame Time: 118.17 ms)</text:p>
      <text:p text:style-name="Standard">[INFO] [1757319979.312085]: FPS: 8.65 (Frame Time: 115.65 ms)</text:p>
      <text:p text:style-name="Standard">[INFO] [1757319979.425920]: FPS: 8.78 (Frame Time: 113.84 ms)</text:p>
      <text:p text:style-name="Standard">[INFO] [1757319979.544899]: FPS: 8.40 (Frame Time: 118.98 ms)</text:p>
      <text:p text:style-name="Standard">[INFO] [1757319979.666455]: FPS: 8.23 (Frame Time: 121.53 ms)</text:p>
      <text:p text:style-name="Standard">[INFO] [1757319979.787952]: FPS: 8.23 (Frame Time: 121.51 ms)</text:p>
      <text:p text:style-name="Standard">[INFO] [1757319979.906647]: FPS: 8.42 (Frame Time: 118.71 ms)</text:p>
      <text:p text:style-name="Standard">[INFO] [1757319980.019606]: FPS: 8.85 (Frame Time: 112.95 ms)</text:p>
      <text:p text:style-name="Standard">[INFO] [1757319980.132721]: FPS: 8.84 (Frame Time: 113.12 ms)</text:p>
      <text:p text:style-name="Standard">[INFO] [1757319980.251435]: FPS: 8.42 (Frame Time: 118.71 ms)</text:p>
      <text:p text:style-name="Standard">[INFO] [1757319980.381837]: FPS: 7.67 (Frame Time: 130.40 ms)</text:p>
      <text:p text:style-name="Standard">[INFO] [1757319980.495206]: FPS: 8.82 (Frame Time: 113.37 ms)</text:p>
      <text:p text:style-name="Standard"><text:soft-page-break/>[INFO] [1757319980.611318]: FPS: 8.61 (Frame Time: 116.11 ms)</text:p>
      <text:p text:style-name="Standard">[INFO] [1757319980.725830]: FPS: 8.73 (Frame Time: 114.52 ms)</text:p>
      <text:p text:style-name="Standard">[INFO] [1757319980.844168]: FPS: 8.45 (Frame Time: 118.33 ms)</text:p>
      <text:p text:style-name="Standard">[INFO] [1757319980.957998]: FPS: 8.79 (Frame Time: 113.74 ms)</text:p>
      <text:p text:style-name="Standard">[INFO] [1757319981.080408]: FPS: 8.16 (Frame Time: 122.50 ms)</text:p>
      <text:p text:style-name="Standard">[INFO] [1757319981.158874]: FPS: 12.74 (Frame Time: 78.47 ms)</text:p>
      <text:p text:style-name="Standard">[INFO] [1757319981.258730]: FPS: 10.02 (Frame Time: 99.81 ms)</text:p>
      <text:p text:style-name="Standard">[INFO] [1757319981.358950]: FPS: 9.98 (Frame Time: 100.24 ms)</text:p>
      <text:p text:style-name="Standard">[INFO] [1757319981.458627]: FPS: 10.03 (Frame Time: 99.69 ms)</text:p>
      <text:p text:style-name="Standard">[INFO] [1757319981.558980]: FPS: 9.97 (Frame Time: 100.32 ms)</text:p>
      <text:p text:style-name="Standard">[INFO] [1757319981.659903]: FPS: 9.91 (Frame Time: 100.94 ms)</text:p>
      <text:p text:style-name="Standard">[INFO] [1757319981.758826]: FPS: 10.11 (Frame Time: 98.91 ms)</text:p>
      <text:p text:style-name="Standard">[INFO] [1757319981.859587]: FPS: 9.92 (Frame Time: 100.78 ms)</text:p>
      <text:p text:style-name="Standard">[INFO] [1757319981.959512]: FPS: 10.01 (Frame Time: 99.95 ms)</text:p>
      <text:p text:style-name="Standard">[INFO] [1757319982.059514]: FPS: 10.00 (Frame Time: 99.99 ms)</text:p>
      <text:p text:style-name="Standard">[INFO] [1757319982.159390]: FPS: 10.01 (Frame Time: 99.86 ms)</text:p>
      <text:p text:style-name="Standard">[INFO] [1757319982.259134]: FPS: 10.02 (Frame Time: 99.78 ms)</text:p>
      <text:p text:style-name="Standard">[INFO] [1757319982.358896]: FPS: 10.03 (Frame Time: 99.71 ms)</text:p>
      <text:p text:style-name="Standard">[INFO] [1757319982.459910]: FPS: 9.90 (Frame Time: 101.01 ms)</text:p>
      <text:p text:style-name="Standard">[INFO] [1757319982.558828]: FPS: 10.11 (Frame Time: 98.96 ms)</text:p>
      <text:p text:style-name="Standard">[INFO] [1757319982.659557]: FPS: 9.93 (Frame Time: 100.72 ms)</text:p>
      <text:p text:style-name="Standard">[INFO] [1757319982.759693]: FPS: 9.99 (Frame Time: 100.12 ms)</text:p>
      <text:p text:style-name="Standard">[INFO] [1757319982.859121]: FPS: 10.06 (Frame Time: 99.45 ms)</text:p>
      <text:p text:style-name="Standard">[INFO] [1757319982.958698]: FPS: 10.04 (Frame Time: 99.60 ms)</text:p>
      <text:p text:style-name="Standard">[INFO] [1757319983.058865]: FPS: 9.98 (Frame Time: 100.15 ms)</text:p>
      <text:p text:style-name="Standard">[INFO] [1757319983.159586]: FPS: 9.93 (Frame Time: 100.72 ms)</text:p>
      <text:p text:style-name="Standard">[INFO] [1757319983.259007]: FPS: 10.06 (Frame Time: 99.42 ms)</text:p>
      <text:p text:style-name="Standard">[INFO] [1757319983.359598]: FPS: 9.94 (Frame Time: 100.58 ms)</text:p>
      <text:p text:style-name="Standard">[INFO] [1757319983.458504]: FPS: 10.11 (Frame Time: 98.92 ms)</text:p>
      <text:p text:style-name="Standard">[INFO] [1757319983.559174]: FPS: 9.94 (Frame Time: 100.65 ms)</text:p>
      <text:p text:style-name="Standard">[INFO] [1757319983.659577]: FPS: 9.96 (Frame Time: 100.39 ms)</text:p>
      <text:p text:style-name="Standard">[INFO] [1757319983.759134]: FPS: 10.04 (Frame Time: 99.59 ms)</text:p>
      <text:p text:style-name="Standard">[INFO] [1757319983.858763]: FPS: 10.04 (Frame Time: 99.63 ms)</text:p>
      <text:p text:style-name="Standard">[INFO] [1757319983.958952]: FPS: 9.98 (Frame Time: 100.21 ms)</text:p>
      <text:p text:style-name="Standard">[INFO] [1757319984.059385]: FPS: 9.96 (Frame Time: 100.42 ms)</text:p>
      <text:p text:style-name="Standard">[INFO] [1757319984.159684]: FPS: 9.97 (Frame Time: 100.30 ms)</text:p>
      <text:p text:style-name="Standard">[INFO] [1757319984.258881]: FPS: 10.08 (Frame Time: 99.21 ms)</text:p>
      <text:p text:style-name="Standard">[INFO] [1757319984.359094]: FPS: 9.98 (Frame Time: 100.20 ms)</text:p>
      <text:p text:style-name="Standard">[INFO] [1757319984.459112]: FPS: 10.00 (Frame Time: 100.02 ms)</text:p>
      <text:p text:style-name="Standard">[INFO] [1757319984.565669]: FPS: 9.39 (Frame Time: 106.53 ms)</text:p>
      <text:p text:style-name="Standard">[INFO] [1757319984.667857]: FPS: 9.78 (Frame Time: 102.23 ms)</text:p>
      <text:p text:style-name="Standard">[INFO] [1757319984.758744]: FPS: 11.00 (Frame Time: 90.87 ms)</text:p>
      <text:p text:style-name="Standard">[INFO] [1757319984.858750]: FPS: 10.00 (Frame Time: 100.02 ms)</text:p>
      <text:p text:style-name="Standard">[INFO] [1757319984.958952]: FPS: 9.98 (Frame Time: 100.17 ms)</text:p>
      <text:p text:style-name="Standard">[INFO] [1757319985.058397]: FPS: 10.05 (Frame Time: 99.46 ms)</text:p>
      <text:p text:style-name="Standard">[INFO] [1757319985.158993]: FPS: 9.94 (Frame Time: 100.59 ms)</text:p>
      <text:p text:style-name="Standard">[INFO] [1757319985.259043]: FPS: 9.99 (Frame Time: 100.06 ms)</text:p>
      <text:p text:style-name="Standard">[INFO] [1757319985.358734]: FPS: 10.03 (Frame Time: 99.70 ms)</text:p>
      <text:p text:style-name="Standard">[INFO] [1757319985.458695]: FPS: 10.00 (Frame Time: 99.96 ms)</text:p>
      <text:p text:style-name="Standard">[INFO] [1757319985.558900]: FPS: 9.98 (Frame Time: 100.21 ms)</text:p>
      <text:p text:style-name="Standard">[INFO] [1757319985.658890]: FPS: 10.00 (Frame Time: 99.99 ms)</text:p>
      <text:p text:style-name="Standard">[INFO] [1757319985.759056]: FPS: 9.99 (Frame Time: 100.13 ms)</text:p>
      <text:p text:style-name="Standard"><text:soft-page-break/>[INFO] [1757319985.858634]: FPS: 10.04 (Frame Time: 99.62 ms)</text:p>
      <text:p text:style-name="Standard">[INFO] [1757319985.958781]: FPS: 9.99 (Frame Time: 100.15 ms)</text:p>
      <text:p text:style-name="Standard">[INFO] [1757319986.058859]: FPS: 9.99 (Frame Time: 100.08 ms)</text:p>
      <text:p text:style-name="Standard">[INFO] [1757319986.158892]: FPS: 10.00 (Frame Time: 100.03 ms)</text:p>
      <text:p text:style-name="Standard">[INFO] [1757319986.258881]: FPS: 10.00 (Frame Time: 99.98 ms)</text:p>
      <text:p text:style-name="Standard">[INFO] [1757319986.359116]: FPS: 9.98 (Frame Time: 100.22 ms)</text:p>
      <text:p text:style-name="Standard">[INFO] [1757319986.458678]: FPS: 10.04 (Frame Time: 99.58 ms)</text:p>
      <text:p text:style-name="Standard">[INFO] [1757319986.559211]: FPS: 9.95 (Frame Time: 100.53 ms)</text:p>
      <text:p text:style-name="Standard">[INFO] [1757319986.658964]: FPS: 10.02 (Frame Time: 99.76 ms)</text:p>
      <text:p text:style-name="Standard">[INFO] [1757319986.758934]: FPS: 10.00 (Frame Time: 99.97 ms)</text:p>
      <text:p text:style-name="Standard">[INFO] [1757319986.858759]: FPS: 10.02 (Frame Time: 99.83 ms)</text:p>
      <text:p text:style-name="Standard">[INFO] [1757319986.959057]: FPS: 9.97 (Frame Time: 100.29 ms)</text:p>
      <text:p text:style-name="Standard">[INFO] [1757319987.058630]: FPS: 10.04 (Frame Time: 99.60 ms)</text:p>
      <text:p text:style-name="Standard">[INFO] [1757319987.158900]: FPS: 9.97 (Frame Time: 100.26 ms)</text:p>
      <text:p text:style-name="Standard">[INFO] [1757319987.258867]: FPS: 10.00 (Frame Time: 99.96 ms)</text:p>
      <text:p text:style-name="Standard">[INFO] [1757319987.358754]: FPS: 10.01 (Frame Time: 99.89 ms)</text:p>
      <text:p text:style-name="Standard">[INFO] [1757319987.459214]: FPS: 9.95 (Frame Time: 100.46 ms)</text:p>
      <text:p text:style-name="Standard">[INFO] [1757319987.559009]: FPS: 10.02 (Frame Time: 99.79 ms)</text:p>
      <text:p text:style-name="Standard">[INFO] [1757319987.659130]: FPS: 9.99 (Frame Time: 100.13 ms)</text:p>
      <text:p text:style-name="Standard">[INFO] [1757319987.758915]: FPS: 10.02 (Frame Time: 99.79 ms)</text:p>
      <text:p text:style-name="Standard">[INFO] [1757319987.858918]: FPS: 10.00 (Frame Time: 100.00 ms)</text:p>
      <text:p text:style-name="Standard">[INFO] [1757319987.958876]: FPS: 10.00 (Frame Time: 99.96 ms)</text:p>
      <text:p text:style-name="Standard">[INFO] [1757319988.059548]: FPS: 9.93 (Frame Time: 100.66 ms)</text:p>
      <text:p text:style-name="Standard">[INFO] [1757319988.158792]: FPS: 10.07 (Frame Time: 99.26 ms)</text:p>
      <text:p text:style-name="Standard">[INFO] [1757319988.258828]: FPS: 10.00 (Frame Time: 100.04 ms)</text:p>
      <text:p text:style-name="Standard">[INFO] [1757319988.358881]: FPS: 9.99 (Frame Time: 100.05 ms)</text:p>
      <text:p text:style-name="Standard">[INFO] [1757319988.504009]: FPS: 6.89 (Frame Time: 145.13 ms)</text:p>
      <text:p text:style-name="Standard">[INFO] [1757319988.615510]: FPS: 8.97 (Frame Time: 111.51 ms)</text:p>
      <text:p text:style-name="Standard">[INFO] [1757319988.732011]: FPS: 8.59 (Frame Time: 116.45 ms)</text:p>
      <text:p text:style-name="Standard">[INFO] [1757319988.844949]: FPS: 8.85 (Frame Time: 112.99 ms)</text:p>
      <text:p text:style-name="Standard">[INFO] [1757319988.957316]: FPS: 8.91 (Frame Time: 112.23 ms)</text:p>
      <text:p text:style-name="Standard">[INFO] [1757319989.073796]: FPS: 8.58 (Frame Time: 116.62 ms)</text:p>
      <text:p text:style-name="Standard">[INFO] [1757319989.185474]: FPS: 8.95 (Frame Time: 111.67 ms)</text:p>
      <text:p text:style-name="Standard">[INFO] [1757319989.295757]: FPS: 9.07 (Frame Time: 110.29 ms)</text:p>
      <text:p text:style-name="Standard">[INFO] [1757319989.408382]: FPS: 8.88 (Frame Time: 112.61 ms)</text:p>
      <text:p text:style-name="Standard">[INFO] [1757319989.518603]: FPS: 9.07 (Frame Time: 110.22 ms)</text:p>
      <text:p text:style-name="Standard">[INFO] [1757319989.632194]: FPS: 8.80 (Frame Time: 113.60 ms)</text:p>
      <text:p text:style-name="Standard">[INFO] [1757319989.744145]: FPS: 8.93 (Frame Time: 111.96 ms)</text:p>
      <text:p text:style-name="Standard">[INFO] [1757319989.854607]: FPS: 9.05 (Frame Time: 110.46 ms)</text:p>
      <text:p text:style-name="Standard">[INFO] [1757319989.978315]: FPS: 8.08 (Frame Time: 123.70 ms)</text:p>
      <text:p text:style-name="Standard">[INFO] [1757319990.093410]: FPS: 8.69 (Frame Time: 115.11 ms)</text:p>
      <text:p text:style-name="Standard">[INFO] [1757319990.205041]: FPS: 8.96 (Frame Time: 111.63 ms)</text:p>
      <text:p text:style-name="Standard">[INFO] [1757319990.316503]: FPS: 8.97 (Frame Time: 111.46 ms)</text:p>
      <text:p text:style-name="Standard">[INFO] [1757319990.427417]: FPS: 9.02 (Frame Time: 110.91 ms)</text:p>
      <text:p text:style-name="Standard">[INFO] [1757319990.539953]: FPS: 8.89 (Frame Time: 112.54 ms)</text:p>
      <text:p text:style-name="Standard">[INFO] [1757319990.653099]: FPS: 8.84 (Frame Time: 113.15 ms)</text:p>
      <text:p text:style-name="Standard">[INFO] [1757319990.816034]: FPS: 6.14 (Frame Time: 162.91 ms)</text:p>
      <text:p text:style-name="Standard">[INFO] [1757319990.929927]: FPS: 8.78 (Frame Time: 113.92 ms)</text:p>
      <text:p text:style-name="Standard">[INFO] [1757319991.044543]: FPS: 8.72 (Frame Time: 114.62 ms)</text:p>
      <text:p text:style-name="Standard">[INFO] [1757319991.167021]: FPS: 8.16 (Frame Time: 122.48 ms)</text:p>
      <text:p text:style-name="Standard">[INFO] [1757319991.281638]: FPS: 8.73 (Frame Time: 114.57 ms)</text:p>
      <text:p text:style-name="Standard">[INFO] [1757319991.398147]: FPS: 8.58 (Frame Time: 116.54 ms)</text:p>
      <text:p text:style-name="Standard"><text:soft-page-break/>[INFO] [1757319991.532654]: FPS: 7.44 (Frame Time: 134.48 ms)</text:p>
      <text:p text:style-name="Standard">[INFO] [1757319991.648003]: FPS: 8.67 (Frame Time: 115.39 ms)</text:p>
      <text:p text:style-name="Standard">[INFO] [1757319991.770932]: FPS: 8.13 (Frame Time: 122.93 ms)</text:p>
      <text:p text:style-name="Standard">[INFO] [1757319991.889822]: FPS: 8.41 (Frame Time: 118.90 ms)</text:p>
      <text:p text:style-name="Standard">[INFO] [1757319992.001393]: FPS: 8.96 (Frame Time: 111.56 ms)</text:p>
      <text:p text:style-name="Standard">[INFO] [1757319992.113374]: FPS: 8.93 (Frame Time: 111.98 ms)</text:p>
      <text:p text:style-name="Standard">[INFO] [1757319992.222338]: FPS: 9.18 (Frame Time: 108.97 ms)</text:p>
      <text:p text:style-name="Standard">[INFO] [1757319992.334459]: FPS: 8.92 (Frame Time: 112.11 ms)</text:p>
      <text:p text:style-name="Standard">[INFO] [1757319992.448469]: FPS: 8.77 (Frame Time: 114.02 ms)</text:p>
      <text:p text:style-name="Standard">[INFO] [1757319992.575048]: FPS: 7.90 (Frame Time: 126.57 ms)</text:p>
      <text:p text:style-name="Standard">[INFO] [1757319992.688744]: FPS: 8.79 (Frame Time: 113.71 ms)</text:p>
      <text:p text:style-name="Standard">[INFO] [1757319992.801919]: FPS: 8.84 (Frame Time: 113.17 ms)</text:p>
      <text:p text:style-name="Standard">[INFO] [1757319992.919022]: FPS: 8.54 (Frame Time: 117.10 ms)</text:p>
      <text:p text:style-name="Standard">[INFO] [1757319993.030357]: FPS: 8.98 (Frame Time: 111.34 ms)</text:p>
      <text:p text:style-name="Standard">[INFO] [1757319993.146258]: FPS: 8.63 (Frame Time: 115.89 ms)</text:p>
      <text:p text:style-name="Standard">[INFO] [1757319993.272995]: FPS: 7.89 (Frame Time: 126.74 ms)</text:p>
      <text:p text:style-name="Standard">[INFO] [1757319993.387508]: FPS: 8.73 (Frame Time: 114.52 ms)</text:p>
      <text:p text:style-name="Standard">[INFO] [1757319993.499381]: FPS: 8.94 (Frame Time: 111.88 ms)</text:p>
      <text:p text:style-name="Standard">[INFO] [1757319993.613190]: FPS: 8.79 (Frame Time: 113.81 ms)</text:p>
      <text:p text:style-name="Standard">[INFO] [1757319993.731383]: FPS: 8.46 (Frame Time: 118.17 ms)</text:p>
      <text:p text:style-name="Standard">[INFO] [1757319993.846684]: FPS: 8.67 (Frame Time: 115.32 ms)</text:p>
      <text:p text:style-name="Standard">[INFO] [1757319993.956460]: FPS: 9.12 (Frame Time: 109.64 ms)</text:p>
      <text:p text:style-name="Standard">[INFO] [1757319994.078362]: FPS: 8.20 (Frame Time: 121.99 ms)</text:p>
      <text:p text:style-name="Standard">[INFO] [1757319994.193357]: FPS: 8.69 (Frame Time: 115.06 ms)</text:p>
      <text:p text:style-name="Standard">[INFO] [1757319994.303648]: FPS: 9.07 (Frame Time: 110.28 ms)</text:p>
      <text:p text:style-name="Standard">[INFO] [1757319994.415192]: FPS: 8.96 (Frame Time: 111.55 ms)</text:p>
      <text:p text:style-name="Standard">[INFO] [1757319994.530403]: FPS: 8.68 (Frame Time: 115.21 ms)</text:p>
      <text:p text:style-name="Standard">[INFO] [1757319994.616521]: FPS: 11.62 (Frame Time: 86.07 ms)</text:p>
      <text:p text:style-name="Standard">[INFO] [1757319994.700716]: FPS: 11.87 (Frame Time: 84.24 ms)</text:p>
      <text:p text:style-name="Standard">[INFO] [1757319994.782773]: FPS: 12.19 (Frame Time: 82.06 ms)</text:p>
      <text:p text:style-name="Standard">[INFO] [1757319994.858620]: FPS: 13.21 (Frame Time: 75.69 ms)</text:p>
      <text:p text:style-name="Standard">[INFO] [1757319994.959107]: FPS: 9.94 (Frame Time: 100.60 ms)</text:p>
      <text:p text:style-name="Standard">[INFO] [1757319995.058585]: FPS: 10.05 (Frame Time: 99.51 ms)</text:p>
      <text:p text:style-name="Standard">[INFO] [1757319995.158312]: FPS: 10.03 (Frame Time: 99.74 ms)</text:p>
      <text:p text:style-name="Standard">[INFO] [1757319995.258583]: FPS: 9.98 (Frame Time: 100.20 ms)</text:p>
      <text:p text:style-name="Standard">[INFO] [1757319995.358828]: FPS: 9.97 (Frame Time: 100.31 ms)</text:p>
      <text:p text:style-name="Standard">[INFO] [1757319995.458452]: FPS: 10.04 (Frame Time: 99.58 ms)</text:p>
      <text:p text:style-name="Standard">[INFO] [1757319995.558445]: FPS: 10.00 (Frame Time: 100.04 ms)</text:p>
      <text:p text:style-name="Standard">[INFO] [1757319995.658631]: FPS: 9.98 (Frame Time: 100.16 ms)</text:p>
      <text:p text:style-name="Standard">[INFO] [1757319995.758598]: FPS: 10.00 (Frame Time: 99.98 ms)</text:p>
      <text:p text:style-name="Standard">[INFO] [1757319995.858952]: FPS: 9.96 (Frame Time: 100.36 ms)</text:p>
      <text:p text:style-name="Standard">[INFO] [1757319995.959035]: FPS: 9.99 (Frame Time: 100.08 ms)</text:p>
      <text:p text:style-name="Standard">[INFO] [1757319996.058733]: FPS: 10.03 (Frame Time: 99.69 ms)</text:p>
      <text:p text:style-name="Standard">[INFO] [1757319996.158458]: FPS: 10.03 (Frame Time: 99.74 ms)</text:p>
      <text:p text:style-name="Standard">[INFO] [1757319996.258699]: FPS: 9.98 (Frame Time: 100.23 ms)</text:p>
      <text:p text:style-name="Standard">[INFO] [1757319996.358452]: FPS: 10.02 (Frame Time: 99.76 ms)</text:p>
      <text:p text:style-name="Standard">[INFO] [1757319996.459339]: FPS: 9.92 (Frame Time: 100.84 ms)</text:p>
      <text:p text:style-name="Standard">[INFO] [1757319996.558548]: FPS: 10.08 (Frame Time: 99.21 ms)</text:p>
      <text:p text:style-name="Standard">[INFO] [1757319996.658429]: FPS: 10.01 (Frame Time: 99.92 ms)</text:p>
      <text:p text:style-name="Standard">[INFO] [1757319996.758302]: FPS: 10.01 (Frame Time: 99.86 ms)</text:p>
      <text:p text:style-name="Standard">[INFO] [1757319996.858284]: FPS: 10.00 (Frame Time: 99.99 ms)</text:p>
      <text:p text:style-name="Standard">[INFO] [1757319996.958693]: FPS: 9.96 (Frame Time: 100.36 ms)</text:p>
      <text:p text:style-name="Standard"><text:soft-page-break/>[INFO] [1757319997.058123]: FPS: 10.05 (Frame Time: 99.48 ms)</text:p>
      <text:p text:style-name="Standard">[INFO] [1757319997.157966]: FPS: 10.02 (Frame Time: 99.84 ms)</text:p>
      <text:p text:style-name="Standard">[INFO] [1757319997.259159]: FPS: 9.88 (Frame Time: 101.18 ms)</text:p>
      <text:p text:style-name="Standard">[INFO] [1757319997.358163]: FPS: 10.10 (Frame Time: 99.02 ms)</text:p>
      <text:p text:style-name="Standard">[INFO] [1757319997.458832]: FPS: 9.94 (Frame Time: 100.65 ms)</text:p>
      <text:p text:style-name="Standard">[INFO] [1757319997.558843]: FPS: 10.00 (Frame Time: 100.00 ms)</text:p>
      <text:p text:style-name="Standard">[INFO] [1757319997.659310]: FPS: 9.95 (Frame Time: 100.45 ms)</text:p>
      <text:p text:style-name="Standard">[INFO] [1757319997.758569]: FPS: 10.07 (Frame Time: 99.29 ms)</text:p>
      <text:p text:style-name="Standard">[INFO] [1757319997.858203]: FPS: 10.04 (Frame Time: 99.64 ms)</text:p>
      <text:p text:style-name="Standard">[INFO] [1757319997.959399]: FPS: 9.89 (Frame Time: 101.15 ms)</text:p>
      <text:p text:style-name="Standard">[INFO] [1757319998.057970]: FPS: 10.14 (Frame Time: 98.61 ms)</text:p>
      <text:p text:style-name="Standard">[INFO] [1757319998.158141]: FPS: 9.98 (Frame Time: 100.17 ms)</text:p>
      <text:p text:style-name="Standard">[INFO] [1757319998.258015]: FPS: 10.02 (Frame Time: 99.83 ms)</text:p>
      <text:p text:style-name="Standard">[INFO] [1757319998.357864]: FPS: 10.01 (Frame Time: 99.90 ms)</text:p>
      <text:p text:style-name="Standard">[INFO] [1757319998.458015]: FPS: 9.99 (Frame Time: 100.13 ms)</text:p>
      <text:p text:style-name="Standard">[INFO] [1757319998.558032]: FPS: 10.00 (Frame Time: 99.99 ms)</text:p>
      <text:p text:style-name="Standard">[INFO] [1757319998.659229]: FPS: 9.88 (Frame Time: 101.20 ms)</text:p>
      <text:p text:style-name="Standard">[INFO] [1757319998.784043]: FPS: 8.01 (Frame Time: 124.85 ms)</text:p>
      <text:p text:style-name="Standard">[INFO] [1757319998.894721]: FPS: 9.03 (Frame Time: 110.68 ms)</text:p>
      <text:p text:style-name="Standard">[INFO] [1757319999.008013]: FPS: 8.83 (Frame Time: 113.29 ms)</text:p>
      <text:p text:style-name="Standard">[INFO] [1757319999.118993]: FPS: 9.01 (Frame Time: 110.97 ms)</text:p>
      <text:p text:style-name="Standard">[INFO] [1757319999.229697]: FPS: 9.03 (Frame Time: 110.69 ms)</text:p>
      <text:p text:style-name="Standard">[INFO] [1757319999.341248]: FPS: 8.96 (Frame Time: 111.57 ms)</text:p>
      <text:p text:style-name="Standard">[INFO] [1757319999.466057]: FPS: 8.01 (Frame Time: 124.79 ms)</text:p>
      <text:p text:style-name="Standard">[INFO] [1757319999.578709]: FPS: 8.88 (Frame Time: 112.67 ms)</text:p>
      <text:p text:style-name="Standard">[INFO] [1757319999.688834]: FPS: 9.08 (Frame Time: 110.12 ms)</text:p>
      <text:p text:style-name="Standard">[INFO] [1757319999.799679]: FPS: 9.02 (Frame Time: 110.83 ms)</text:p>
      <text:p text:style-name="Standard">[INFO] [1757319999.910841]: FPS: 9.00 (Frame Time: 111.17 ms)</text:p>
      <text:p text:style-name="Standard">[INFO] [1757320000.023897]: FPS: 8.85 (Frame Time: 113.05 ms)</text:p>
      <text:p text:style-name="Standard">[INFO] [1757320000.136066]: FPS: 8.91 (Frame Time: 112.17 ms)</text:p>
      <text:p text:style-name="Standard">[INFO] [1757320000.253349]: FPS: 8.53 (Frame Time: 117.29 ms)</text:p>
      <text:p text:style-name="Standard">[INFO] [1757320000.371160]: FPS: 8.49 (Frame Time: 117.81 ms)</text:p>
      <text:p text:style-name="Standard">[INFO] [1757320000.482555]: FPS: 8.98 (Frame Time: 111.40 ms)</text:p>
      <text:p text:style-name="Standard">[INFO] [1757320000.592901]: FPS: 9.06 (Frame Time: 110.34 ms)</text:p>
      <text:p text:style-name="Standard">[INFO] [1757320000.702464]: FPS: 9.13 (Frame Time: 109.52 ms)</text:p>
      <text:p text:style-name="Standard">[INFO] [1757320000.813504]: FPS: 9.00 (Frame Time: 111.09 ms)</text:p>
      <text:p text:style-name="Standard">[INFO] [1757320000.925520]: FPS: 8.93 (Frame Time: 112.02 ms)</text:p>
      <text:p text:style-name="Standard">[INFO] [1757320001.036635]: FPS: 9.00 (Frame Time: 111.11 ms)</text:p>
      <text:p text:style-name="Standard">[INFO] [1757320001.147017]: FPS: 9.06 (Frame Time: 110.39 ms)</text:p>
      <text:p text:style-name="Standard">[INFO] [1757320001.256315]: FPS: 9.16 (Frame Time: 109.17 ms)</text:p>
      <text:p text:style-name="Standard">[INFO] [1757320001.372836]: FPS: 8.57 (Frame Time: 116.65 ms)</text:p>
      <text:p text:style-name="Standard">[INFO] [1757320001.483582]: FPS: 9.03 (Frame Time: 110.75 ms)</text:p>
      <text:p text:style-name="Standard">[INFO] [1757320001.595472]: FPS: 8.94 (Frame Time: 111.88 ms)</text:p>
      <text:p text:style-name="Standard">[INFO] [1757320001.706684]: FPS: 8.99 (Frame Time: 111.20 ms)</text:p>
      <text:p text:style-name="Standard">[INFO] [1757320001.818874]: FPS: 8.91 (Frame Time: 112.20 ms)</text:p>
      <text:p text:style-name="Standard">[INFO] [1757320001.932978]: FPS: 8.76 (Frame Time: 114.11 ms)</text:p>
      <text:p text:style-name="Standard">[INFO] [1757320002.048049]: FPS: 8.69 (Frame Time: 115.07 ms)</text:p>
      <text:p text:style-name="Standard">[INFO] [1757320002.190155]: FPS: 7.04 (Frame Time: 142.09 ms)</text:p>
      <text:p text:style-name="Standard">[INFO] [1757320002.312269]: FPS: 8.19 (Frame Time: 122.10 ms)</text:p>
      <text:p text:style-name="Standard">[INFO] [1757320002.427278]: FPS: 8.69 (Frame Time: 115.03 ms)</text:p>
      <text:p text:style-name="Standard">[INFO] [1757320002.539339]: FPS: 8.92 (Frame Time: 112.07 ms)</text:p>
      <text:p text:style-name="Standard">[INFO] [1757320002.651425]: FPS: 8.92 (Frame Time: 112.09 ms)</text:p>
      <text:p text:style-name="Standard"><text:soft-page-break/>[INFO] [1757320002.772685]: FPS: 8.25 (Frame Time: 121.26 ms)</text:p>
      <text:p text:style-name="Standard">[INFO] [1757320002.884461]: FPS: 8.95 (Frame Time: 111.78 ms)</text:p>
      <text:p text:style-name="Standard">[INFO] [1757320002.998531]: FPS: 8.77 (Frame Time: 114.07 ms)</text:p>
      <text:p text:style-name="Standard">[INFO] [1757320003.110678]: FPS: 8.92 (Frame Time: 112.08 ms)</text:p>
      <text:p text:style-name="Standard">[INFO] [1757320003.220837]: FPS: 9.07 (Frame Time: 110.22 ms)</text:p>
      <text:p text:style-name="Standard">[INFO] [1757320003.334072]: FPS: 8.83 (Frame Time: 113.24 ms)</text:p>
      <text:p text:style-name="Standard">[INFO] [1757320003.448572]: FPS: 8.73 (Frame Time: 114.50 ms)</text:p>
      <text:p text:style-name="Standard">[INFO] [1757320003.566811]: FPS: 8.46 (Frame Time: 118.24 ms)</text:p>
      <text:p text:style-name="Standard">[INFO] [1757320003.677442]: FPS: 9.04 (Frame Time: 110.62 ms)</text:p>
      <text:p text:style-name="Standard">[INFO] [1757320003.786667]: FPS: 9.15 (Frame Time: 109.23 ms)</text:p>
      <text:p text:style-name="Standard">[INFO] [1757320003.902212]: FPS: 8.65 (Frame Time: 115.55 ms)</text:p>
      <text:p text:style-name="Standard">[INFO] [1757320004.015063]: FPS: 8.86 (Frame Time: 112.85 ms)</text:p>
      <text:p text:style-name="Standard">[INFO] [1757320004.128636]: FPS: 8.81 (Frame Time: 113.53 ms)</text:p>
      <text:p text:style-name="Standard">[INFO] [1757320004.240245]: FPS: 8.96 (Frame Time: 111.66 ms)</text:p>
      <text:p text:style-name="Standard">[INFO] [1757320004.351287]: FPS: 9.01 (Frame Time: 111.03 ms)</text:p>
      <text:p text:style-name="Standard">[INFO] [1757320004.469218]: FPS: 8.48 (Frame Time: 117.94 ms)</text:p>
      <text:p text:style-name="Standard">[INFO] [1757320004.580370]: FPS: 9.00 (Frame Time: 111.16 ms)</text:p>
      <text:p text:style-name="Standard">[INFO] [1757320004.688805]: FPS: 9.22 (Frame Time: 108.43 ms)</text:p>
      <text:p text:style-name="Standard">[INFO] [1757320004.799394]: FPS: 9.04 (Frame Time: 110.59 ms)</text:p>
      <text:p text:style-name="Standard">[INFO] [1757320004.909451]: FPS: 9.09 (Frame Time: 110.06 ms)</text:p>
      <text:p text:style-name="Standard">[INFO] [1757320005.018878]: FPS: 9.14 (Frame Time: 109.42 ms)</text:p>
      <text:p text:style-name="Standard">[INFO] [1757320005.126762]: FPS: 9.27 (Frame Time: 107.85 ms)</text:p>
      <text:p text:style-name="Standard">[INFO] [1757320005.247332]: FPS: 8.30 (Frame Time: 120.48 ms)</text:p>
      <text:p text:style-name="Standard">[INFO] [1757320005.385058]: FPS: 7.25 (Frame Time: 137.84 ms)</text:p>
      <text:p text:style-name="Standard">[INFO] [1757320005.498770]: FPS: 8.79 (Frame Time: 113.73 ms)</text:p>
      <text:p text:style-name="Standard">[INFO] [1757320005.607928]: FPS: 9.16 (Frame Time: 109.16 ms)</text:p>
      <text:p text:style-name="Standard">[INFO] [1757320005.716817]: FPS: 9.18 (Frame Time: 108.88 ms)</text:p>
      <text:p text:style-name="Standard">[INFO] [1757320005.826452]: FPS: 9.12 (Frame Time: 109.63 ms)</text:p>
      <text:p text:style-name="Standard">[INFO] [1757320005.937101]: FPS: 9.04 (Frame Time: 110.65 ms)</text:p>
      <text:p text:style-name="Standard">[INFO] [1757320006.046708]: FPS: 9.12 (Frame Time: 109.61 ms)</text:p>
      <text:p text:style-name="Standard">[INFO] [1757320006.155052]: FPS: 9.23 (Frame Time: 108.33 ms)</text:p>
      <text:p text:style-name="Standard">[INFO] [1757320006.271889]: FPS: 8.56 (Frame Time: 116.85 ms)</text:p>
      <text:p text:style-name="Standard">[INFO] [1757320006.379816]: FPS: 9.26 (Frame Time: 107.93 ms)</text:p>
      <text:p text:style-name="Standard">[INFO] [1757320006.487623]: FPS: 9.28 (Frame Time: 107.80 ms)</text:p>
      <text:p text:style-name="Standard">[INFO] [1757320006.597604]: FPS: 9.09 (Frame Time: 109.97 ms)</text:p>
      <text:p text:style-name="Standard">[INFO] [1757320006.709394]: FPS: 8.94 (Frame Time: 111.81 ms)</text:p>
      <text:p text:style-name="Standard">[INFO] [1757320006.819426]: FPS: 9.09 (Frame Time: 110.03 ms)</text:p>
      <text:p text:style-name="Standard">[INFO] [1757320006.930979]: FPS: 8.96 (Frame Time: 111.56 ms)</text:p>
      <text:p text:style-name="Standard">[INFO] [1757320007.041918]: FPS: 9.01 (Frame Time: 110.94 ms)</text:p>
      <text:p text:style-name="Standard">[INFO] [1757320007.151866]: FPS: 9.10 (Frame Time: 109.94 ms)</text:p>
      <text:p text:style-name="Standard">[INFO] [1757320007.268790]: FPS: 8.55 (Frame Time: 116.93 ms)</text:p>
      <text:p text:style-name="Standard">[INFO] [1757320007.376620]: FPS: 9.27 (Frame Time: 107.83 ms)</text:p>
      <text:p text:style-name="Standard">[INFO] [1757320007.485634]: FPS: 9.17 (Frame Time: 109.02 ms)</text:p>
      <text:p text:style-name="Standard">[INFO] [1757320007.590819]: FPS: 9.51 (Frame Time: 105.18 ms)</text:p>
      <text:p text:style-name="Standard">[INFO] [1757320007.703308]: FPS: 8.89 (Frame Time: 112.48 ms)</text:p>
      <text:p text:style-name="Standard">[INFO] [1757320007.817073]: FPS: 8.79 (Frame Time: 113.75 ms)</text:p>
      <text:p text:style-name="Standard">[INFO] [1757320007.929929]: FPS: 8.86 (Frame Time: 112.88 ms)</text:p>
      <text:p text:style-name="Standard">[INFO] [1757320008.042622]: FPS: 8.87 (Frame Time: 112.69 ms)</text:p>
      <text:p text:style-name="Standard">[INFO] [1757320008.154008]: FPS: 8.98 (Frame Time: 111.37 ms)</text:p>
      <text:p text:style-name="Standard">[INFO] [1757320008.280289]: FPS: 7.92 (Frame Time: 126.29 ms)</text:p>
      <text:p text:style-name="Standard">[INFO] [1757320008.390531]: FPS: 9.07 (Frame Time: 110.24 ms)</text:p>
      <text:p text:style-name="Standard">[INFO] [1757320008.497249]: FPS: 9.37 (Frame Time: 106.71 ms)</text:p>
      <text:p text:style-name="Standard"><text:soft-page-break/>[INFO] [1757320008.605661]: FPS: 9.22 (Frame Time: 108.42 ms)</text:p>
      <text:p text:style-name="Standard">[INFO] [1757320008.738529]: FPS: 7.53 (Frame Time: 132.87 ms)</text:p>
      <text:p text:style-name="Standard">[INFO] [1757320008.865292]: FPS: 7.89 (Frame Time: 126.72 ms)</text:p>
      <text:p text:style-name="Standard">[INFO] [1757320008.977328]: FPS: 8.92 (Frame Time: 112.09 ms)</text:p>
      <text:p text:style-name="Standard">[INFO] [1757320009.088367]: FPS: 9.01 (Frame Time: 111.04 ms)</text:p>
      <text:p text:style-name="Standard">[INFO] [1757320009.199909]: FPS: 8.97 (Frame Time: 111.54 ms)</text:p>
      <text:p text:style-name="Standard">[INFO] [1757320009.309472]: FPS: 9.13 (Frame Time: 109.57 ms)</text:p>
      <text:p text:style-name="Standard">[INFO] [1757320009.417380]: FPS: 9.27 (Frame Time: 107.90 ms)</text:p>
      <text:p text:style-name="Standard">[INFO] [1757320009.528930]: FPS: 8.96 (Frame Time: 111.55 ms)</text:p>
      <text:p text:style-name="Standard">[INFO] [1757320009.644232]: FPS: 8.67 (Frame Time: 115.31 ms)</text:p>
      <text:p text:style-name="Standard">[INFO] [1757320009.754302]: FPS: 9.09 (Frame Time: 110.05 ms)</text:p>
      <text:p text:style-name="Standard">[INFO] [1757320009.873697]: FPS: 8.38 (Frame Time: 119.39 ms)</text:p>
      <text:p text:style-name="Standard">[INFO] [1757320009.984375]: FPS: 9.03 (Frame Time: 110.69 ms)</text:p>
      <text:p text:style-name="Standard">[INFO] [1757320010.100535]: FPS: 8.61 (Frame Time: 116.16 ms)</text:p>
      <text:p text:style-name="Standard">[INFO] [1757320010.208921]: FPS: 9.23 (Frame Time: 108.39 ms)</text:p>
      <text:p text:style-name="Standard">[INFO] [1757320010.316307]: FPS: 9.31 (Frame Time: 107.39 ms)</text:p>
      <text:p text:style-name="Standard">[INFO] [1757320010.429264]: FPS: 8.85 (Frame Time: 112.95 ms)</text:p>
      <text:p text:style-name="Standard">[INFO] [1757320010.543968]: FPS: 8.72 (Frame Time: 114.71 ms)</text:p>
      <text:p text:style-name="Standard">[INFO] [1757320010.655613]: FPS: 8.96 (Frame Time: 111.63 ms)</text:p>
      <text:p text:style-name="Standard">[INFO] [1757320010.780934]: FPS: 7.98 (Frame Time: 125.32 ms)</text:p>
      <text:p text:style-name="Standard">[INFO] [1757320010.896121]: FPS: 8.68 (Frame Time: 115.20 ms)</text:p>
      <text:p text:style-name="Standard">[INFO] [1757320011.005484]: FPS: 9.14 (Frame Time: 109.36 ms)</text:p>
      <text:p text:style-name="Standard">[INFO] [1757320011.113616]: FPS: 9.25 (Frame Time: 108.14 ms)</text:p>
      <text:p text:style-name="Standard">[INFO] [1757320011.223042]: FPS: 9.14 (Frame Time: 109.42 ms)</text:p>
      <text:p text:style-name="Standard">[INFO] [1757320011.332930]: FPS: 9.10 (Frame Time: 109.89 ms)</text:p>
      <text:p text:style-name="Standard">[INFO] [1757320011.441333]: FPS: 9.22 (Frame Time: 108.40 ms)</text:p>
      <text:p text:style-name="Standard">[INFO] [1757320011.554375]: FPS: 8.85 (Frame Time: 112.98 ms)</text:p>
      <text:p text:style-name="Standard">[INFO] [1757320011.673320]: FPS: 8.40 (Frame Time: 119.00 ms)</text:p>
      <text:p text:style-name="Standard">[INFO] [1757320011.784792]: FPS: 8.97 (Frame Time: 111.47 ms)</text:p>
      <text:p text:style-name="Standard">[INFO] [1757320011.903171]: FPS: 8.45 (Frame Time: 118.37 ms)</text:p>
      <text:p text:style-name="Standard">[INFO] [1757320012.013466]: FPS: 9.07 (Frame Time: 110.30 ms)</text:p>
      <text:p text:style-name="Standard">[INFO] [1757320012.128367]: FPS: 8.70 (Frame Time: 114.90 ms)</text:p>
      <text:p text:style-name="Standard">[INFO] [1757320012.246480]: FPS: 8.47 (Frame Time: 118.11 ms)</text:p>
      <text:p text:style-name="Standard">[INFO] [1757320012.358786]: FPS: 8.90 (Frame Time: 112.30 ms)</text:p>
      <text:p text:style-name="Standard">[INFO] [1757320012.478989]: FPS: 8.32 (Frame Time: 120.21 ms)</text:p>
      <text:p text:style-name="Standard">[INFO] [1757320012.587842]: FPS: 9.19 (Frame Time: 108.85 ms)</text:p>
      <text:p text:style-name="Standard">[INFO] [1757320012.697947]: FPS: 9.08 (Frame Time: 110.09 ms)</text:p>
      <text:p text:style-name="Standard">[INFO] [1757320012.809785]: FPS: 8.94 (Frame Time: 111.85 ms)</text:p>
      <text:p text:style-name="Standard">[INFO] [1757320012.918190]: FPS: 9.22 (Frame Time: 108.40 ms)</text:p>
      <text:p text:style-name="Standard">[INFO] [1757320013.028381]: FPS: 9.08 (Frame Time: 110.19 ms)</text:p>
      <text:p text:style-name="Standard">[INFO] [1757320013.141133]: FPS: 8.87 (Frame Time: 112.76 ms)</text:p>
      <text:p text:style-name="Standard">[INFO] [1757320013.253519]: FPS: 8.90 (Frame Time: 112.39 ms)</text:p>
      <text:p text:style-name="Standard">[INFO] [1757320013.369787]: FPS: 8.60 (Frame Time: 116.26 ms)</text:p>
      <text:p text:style-name="Standard">[INFO] [1757320013.482136]: FPS: 8.90 (Frame Time: 112.34 ms)</text:p>
      <text:p text:style-name="Standard">[INFO] [1757320013.594968]: FPS: 8.86 (Frame Time: 112.83 ms)</text:p>
      <text:p text:style-name="Standard">[INFO] [1757320013.706889]: FPS: 8.93 (Frame Time: 111.92 ms)</text:p>
      <text:p text:style-name="Standard">[INFO] [1757320013.825128]: FPS: 8.46 (Frame Time: 118.24 ms)</text:p>
      <text:p text:style-name="Standard">[INFO] [1757320013.939906]: FPS: 8.71 (Frame Time: 114.78 ms)</text:p>
      <text:p text:style-name="Standard">[INFO] [1757320014.049050]: FPS: 9.16 (Frame Time: 109.15 ms)</text:p>
      <text:p text:style-name="Standard">[INFO] [1757320014.176337]: FPS: 7.86 (Frame Time: 127.25 ms)</text:p>
      <text:p text:style-name="Standard">[INFO] [1757320014.291338]: FPS: 8.69 (Frame Time: 115.01 ms)</text:p>
      <text:p text:style-name="Standard">[INFO] [1757320014.401440]: FPS: 9.08 (Frame Time: 110.12 ms)</text:p>
      <text:p text:style-name="Standard"><text:soft-page-break/>[INFO] [1757320014.514843]: FPS: 8.82 (Frame Time: 113.41 ms)</text:p>
      <text:p text:style-name="Standard">[INFO] [1757320014.626517]: FPS: 8.95 (Frame Time: 111.67 ms)</text:p>
      <text:p text:style-name="Standard">[INFO] [1757320014.745048]: FPS: 8.44 (Frame Time: 118.52 ms)</text:p>
      <text:p text:style-name="Standard">[INFO] [1757320014.873355]: FPS: 7.79 (Frame Time: 128.29 ms)</text:p>
      <text:p text:style-name="Standard">[INFO] [1757320014.991102]: FPS: 8.49 (Frame Time: 117.77 ms)</text:p>
      <text:p text:style-name="Standard">[INFO] [1757320015.100901]: FPS: 9.11 (Frame Time: 109.80 ms)</text:p>
      <text:p text:style-name="Standard">[INFO] [1757320015.208704]: FPS: 9.28 (Frame Time: 107.80 ms)</text:p>
      <text:p text:style-name="Standard">[INFO] [1757320015.318238]: FPS: 9.13 (Frame Time: 109.54 ms)</text:p>
      <text:p text:style-name="Standard">[INFO] [1757320015.433562]: FPS: 8.67 (Frame Time: 115.32 ms)</text:p>
      <text:p text:style-name="Standard">[INFO] [1757320015.546352]: FPS: 8.87 (Frame Time: 112.79 ms)</text:p>
      <text:p text:style-name="Standard">[INFO] [1757320015.677431]: FPS: 7.63 (Frame Time: 131.08 ms)</text:p>
      <text:p text:style-name="Standard">[INFO] [1757320015.790438]: FPS: 8.85 (Frame Time: 113.01 ms)</text:p>
      <text:p text:style-name="Standard">[INFO] [1757320015.899785]: FPS: 9.15 (Frame Time: 109.35 ms)</text:p>
      <text:p text:style-name="Standard">[INFO] [1757320016.009585]: FPS: 9.11 (Frame Time: 109.80 ms)</text:p>
      <text:p text:style-name="Standard">[INFO] [1757320016.117363]: FPS: 9.28 (Frame Time: 107.78 ms)</text:p>
      <text:p text:style-name="Standard">[INFO] [1757320016.228156]: FPS: 9.03 (Frame Time: 110.80 ms)</text:p>
      <text:p text:style-name="Standard">[INFO] [1757320016.344150]: FPS: 8.62 (Frame Time: 116.00 ms)</text:p>
      <text:p text:style-name="Standard">[INFO] [1757320016.457413]: FPS: 8.83 (Frame Time: 113.24 ms)</text:p>
      <text:p text:style-name="Standard">[INFO] [1757320016.581253]: FPS: 8.08 (Frame Time: 123.83 ms)</text:p>
      <text:p text:style-name="Standard">[INFO] [1757320016.697869]: FPS: 8.57 (Frame Time: 116.64 ms)</text:p>
      <text:p text:style-name="Standard">[INFO] [1757320016.804451]: FPS: 9.38 (Frame Time: 106.59 ms)</text:p>
      <text:p text:style-name="Standard">[INFO] [1757320016.912396]: FPS: 9.26 (Frame Time: 107.95 ms)</text:p>
      <text:p text:style-name="Standard">[INFO] [1757320017.021201]: FPS: 9.19 (Frame Time: 108.80 ms)</text:p>
      <text:p text:style-name="Standard">[INFO] [1757320017.132046]: FPS: 9.02 (Frame Time: 110.85 ms)</text:p>
      <text:p text:style-name="Standard">[INFO] [1757320017.242025]: FPS: 9.09 (Frame Time: 109.97 ms)</text:p>
      <text:p text:style-name="Standard">[INFO] [1757320017.350749]: FPS: 9.20 (Frame Time: 108.73 ms)</text:p>
      <text:p text:style-name="Standard">[INFO] [1757320017.465090]: FPS: 8.75 (Frame Time: 114.34 ms)</text:p>
      <text:p text:style-name="Standard">[INFO] [1757320017.572618]: FPS: 9.30 (Frame Time: 107.53 ms)</text:p>
      <text:p text:style-name="Standard">[INFO] [1757320017.687042]: FPS: 8.75 (Frame Time: 114.27 ms)</text:p>
      <text:p text:style-name="Standard">[INFO] [1757320017.854681]: FPS: 5.97 (Frame Time: 167.59 ms)</text:p>
      <text:p text:style-name="Standard">[INFO] [1757320017.980638]: FPS: 7.93 (Frame Time: 126.16 ms)</text:p>
      <text:p text:style-name="Standard">[INFO] [1757320018.095986]: FPS: 8.67 (Frame Time: 115.36 ms)</text:p>
      <text:p text:style-name="Standard">[INFO] [1757320018.206999]: FPS: 9.01 (Frame Time: 111.01 ms)</text:p>
      <text:p text:style-name="Standard">[INFO] [1757320018.314812]: FPS: 9.28 (Frame Time: 107.82 ms)</text:p>
      <text:p text:style-name="Standard">[INFO] [1757320018.396360]: FPS: 12.26 (Frame Time: 81.54 ms)</text:p>
      <text:p text:style-name="Standard">[INFO] [1757320018.474953]: FPS: 12.72 (Frame Time: 78.59 ms)</text:p>
      <text:p text:style-name="Standard">[INFO] [1757320018.557619]: FPS: 12.10 (Frame Time: 82.66 ms)</text:p>
      <text:p text:style-name="Standard">[INFO] [1757320018.658242]: FPS: 9.94 (Frame Time: 100.60 ms)</text:p>
      <text:p text:style-name="Standard">[INFO] [1757320018.758724]: FPS: 9.95 (Frame Time: 100.46 ms)</text:p>
      <text:p text:style-name="Standard">[INFO] [1757320018.857630]: FPS: 10.11 (Frame Time: 98.94 ms)</text:p>
      <text:p text:style-name="Standard">[INFO] [1757320018.957920]: FPS: 9.97 (Frame Time: 100.29 ms)</text:p>
      <text:p text:style-name="Standard">[INFO] [1757320019.060632]: FPS: 9.74 (Frame Time: 102.63 ms)</text:p>
      <text:p text:style-name="Standard">[INFO] [1757320019.158427]: FPS: 10.22 (Frame Time: 97.86 ms)</text:p>
      <text:p text:style-name="Standard">[INFO] [1757320019.257754]: FPS: 10.07 (Frame Time: 99.35 ms)</text:p>
      <text:p text:style-name="Standard">[INFO] [1757320019.357918]: FPS: 9.98 (Frame Time: 100.16 ms)</text:p>
      <text:p text:style-name="Standard">[INFO] [1757320019.459120]: FPS: 9.89 (Frame Time: 101.15 ms)</text:p>
      <text:p text:style-name="Standard">[INFO] [1757320019.558595]: FPS: 10.05 (Frame Time: 99.51 ms)</text:p>
      <text:p text:style-name="Standard">[INFO] [1757320019.657688]: FPS: 10.09 (Frame Time: 99.13 ms)</text:p>
      <text:p text:style-name="Standard">[INFO] [1757320019.758920]: FPS: 9.88 (Frame Time: 101.20 ms)</text:p>
      <text:p text:style-name="Standard">[INFO] [1757320019.857850]: FPS: 10.11 (Frame Time: 98.96 ms)</text:p>
      <text:p text:style-name="Standard">[INFO] [1757320019.986070]: FPS: 7.80 (Frame Time: 128.20 ms)</text:p>
      <text:p text:style-name="Standard">[INFO] [1757320020.104525]: FPS: 8.44 (Frame Time: 118.47 ms)</text:p>
      <text:p text:style-name="Standard"><text:soft-page-break/>[INFO] [1757320020.220726]: FPS: 8.61 (Frame Time: 116.21 ms)</text:p>
      <text:p text:style-name="Standard">[INFO] [1757320020.335856]: FPS: 8.69 (Frame Time: 115.13 ms)</text:p>
      <text:p text:style-name="Standard">[INFO] [1757320020.451858]: FPS: 8.62 (Frame Time: 116.00 ms)</text:p>
      <text:p text:style-name="Standard">[INFO] [1757320020.579285]: FPS: 7.85 (Frame Time: 127.39 ms)</text:p>
      <text:p text:style-name="Standard">[INFO] [1757320020.697311]: FPS: 8.47 (Frame Time: 118.06 ms)</text:p>
      <text:p text:style-name="Standard">[INFO] [1757320020.813385]: FPS: 8.62 (Frame Time: 116.08 ms)</text:p>
      <text:p text:style-name="Standard">[INFO] [1757320020.923737]: FPS: 9.06 (Frame Time: 110.35 ms)</text:p>
      <text:p text:style-name="Standard">[INFO] [1757320021.038000]: FPS: 8.75 (Frame Time: 114.26 ms)</text:p>
      <text:p text:style-name="Standard">[INFO] [1757320021.151689]: FPS: 8.80 (Frame Time: 113.70 ms)</text:p>
      <text:p text:style-name="Standard">[INFO] [1757320021.280109]: FPS: 7.79 (Frame Time: 128.41 ms)</text:p>
      <text:p text:style-name="Standard">[INFO] [1757320021.392697]: FPS: 8.88 (Frame Time: 112.60 ms)</text:p>
      <text:p text:style-name="Standard">[INFO] [1757320021.502763]: FPS: 9.09 (Frame Time: 110.06 ms)</text:p>
      <text:p text:style-name="Standard">[INFO] [1757320021.622522]: FPS: 8.35 (Frame Time: 119.76 ms)</text:p>
      <text:p text:style-name="Standard">[INFO] [1757320021.739683]: FPS: 8.53 (Frame Time: 117.17 ms)</text:p>
      <text:p text:style-name="Standard">[INFO] [1757320021.852763]: FPS: 8.84 (Frame Time: 113.09 ms)</text:p>
      <text:p text:style-name="Standard">[INFO] [1757320021.973760]: FPS: 8.27 (Frame Time: 120.98 ms)</text:p>
      <text:p text:style-name="Standard">[INFO] [1757320022.086950]: FPS: 8.83 (Frame Time: 113.21 ms)</text:p>
      <text:p text:style-name="Standard">[INFO] [1757320022.203937]: FPS: 8.55 (Frame Time: 116.97 ms)</text:p>
      <text:p text:style-name="Standard">[INFO] [1757320022.318893]: FPS: 8.70 (Frame Time: 114.97 ms)</text:p>
      <text:p text:style-name="Standard">[INFO] [1757320022.434463]: FPS: 8.65 (Frame Time: 115.57 ms)</text:p>
      <text:p text:style-name="Standard">[INFO] [1757320022.555579]: FPS: 8.26 (Frame Time: 121.01 ms)</text:p>
      <text:p text:style-name="Standard">[INFO] [1757320022.701050]: FPS: 6.87 (Frame Time: 145.58 ms)</text:p>
      <text:p text:style-name="Standard">[INFO] [1757320022.819003]: FPS: 8.48 (Frame Time: 117.96 ms)</text:p>
      <text:p text:style-name="Standard">[INFO] [1757320022.933127]: FPS: 8.76 (Frame Time: 114.12 ms)</text:p>
      <text:p text:style-name="Standard">[INFO] [1757320023.040826]: FPS: 9.29 (Frame Time: 107.70 ms)</text:p>
      <text:p text:style-name="Standard">[INFO] [1757320023.150662]: FPS: 9.10 (Frame Time: 109.84 ms)</text:p>
      <text:p text:style-name="Standard">[INFO] [1757320023.272619]: FPS: 8.20 (Frame Time: 121.95 ms)</text:p>
      <text:p text:style-name="Standard">[INFO] [1757320023.381861]: FPS: 9.15 (Frame Time: 109.25 ms)</text:p>
      <text:p text:style-name="Standard">[INFO] [1757320023.491152]: FPS: 9.15 (Frame Time: 109.29 ms)</text:p>
      <text:p text:style-name="Standard">[INFO] [1757320023.597416]: FPS: 9.41 (Frame Time: 106.26 ms)</text:p>
      <text:p text:style-name="Standard">[INFO] [1757320023.706126]: FPS: 9.20 (Frame Time: 108.71 ms)</text:p>
      <text:p text:style-name="Standard">[INFO] [1757320023.818351]: FPS: 8.91 (Frame Time: 112.23 ms)</text:p>
      <text:p text:style-name="Standard">[INFO] [1757320023.928209]: FPS: 9.10 (Frame Time: 109.85 ms)</text:p>
      <text:p text:style-name="Standard">[INFO] [1757320024.044944]: FPS: 8.57 (Frame Time: 116.74 ms)</text:p>
      <text:p text:style-name="Standard">[INFO] [1757320024.165628]: FPS: 8.29 (Frame Time: 120.68 ms)</text:p>
      <text:p text:style-name="Standard">[INFO] [1757320024.278529]: FPS: 8.86 (Frame Time: 112.88 ms)</text:p>
      <text:p text:style-name="Standard">[INFO] [1757320024.392532]: FPS: 8.77 (Frame Time: 114.02 ms)</text:p>
      <text:p text:style-name="Standard">[INFO] [1757320024.503792]: FPS: 8.99 (Frame Time: 111.26 ms)</text:p>
      <text:p text:style-name="Standard">[INFO] [1757320024.614723]: FPS: 9.01 (Frame Time: 110.93 ms)</text:p>
      <text:p text:style-name="Standard">[INFO] [1757320024.728627]: FPS: 8.78 (Frame Time: 113.90 ms)</text:p>
      <text:p text:style-name="Standard">[INFO] [1757320024.843933]: FPS: 8.67 (Frame Time: 115.31 ms)</text:p>
      <text:p text:style-name="Standard">[INFO] [1757320024.968163]: FPS: 8.05 (Frame Time: 124.23 ms)</text:p>
      <text:p text:style-name="Standard">[INFO] [1757320025.088796]: FPS: 8.29 (Frame Time: 120.64 ms)</text:p>
      <text:p text:style-name="Standard">[INFO] [1757320025.206878]: FPS: 8.47 (Frame Time: 118.08 ms)</text:p>
      <text:p text:style-name="Standard">[INFO] [1757320025.316425]: FPS: 9.13 (Frame Time: 109.56 ms)</text:p>
      <text:p text:style-name="Standard">[INFO] [1757320025.429015]: FPS: 8.88 (Frame Time: 112.58 ms)</text:p>
      <text:p text:style-name="Standard">[INFO] [1757320025.547571]: FPS: 8.43 (Frame Time: 118.56 ms)</text:p>
      <text:p text:style-name="Standard">[INFO] [1757320025.670372]: FPS: 8.14 (Frame Time: 122.80 ms)</text:p>
      <text:p text:style-name="Standard">^Z</text:p>
      <text:p text:style-name="Standard">[18]+ <text:s/>Stopped <text:s text:c="16"/>rosrun lidar_3 lidar.py</text:p>
      <text:p text:style-name="Standard">nsl@nsl:~$ rosrun lidar_3 lidar.py </text:p>
      <text:p text:style-name="Standard"><text:soft-page-break/>/home/nsl/lib/python3.8/site-packages/jupyter_client/__init__.py:23: UserWarning: Could not import submodules</text:p>
      <text:p text:style-name="Standard"><text:s text:c="2"/>warnings.warn("Could not import submodules")</text:p>
      <text:p text:style-name="Standard">[INFO] [1757320262.683318]: ▶ 거울 탐지 및 복원 노드 시작</text:p>
      <text:p text:style-name="Standard">[INFO] [1757320262.850086]: FPS: 10.11 (Frame Time: 98.96 ms)</text:p>
      <text:p text:style-name="Standard">[INFO] [1757320262.948299]: FPS: 10.17 (Frame Time: 98.31 ms)</text:p>
      <text:p text:style-name="Standard">[INFO] [1757320263.048656]: FPS: 9.97 (Frame Time: 100.34 ms)</text:p>
      <text:p text:style-name="Standard">[INFO] [1757320263.149004]: FPS: 9.97 (Frame Time: 100.34 ms)</text:p>
      <text:p text:style-name="Standard">[INFO] [1757320263.249269]: FPS: 9.97 (Frame Time: 100.25 ms)</text:p>
      <text:p text:style-name="Standard">[INFO] [1757320263.348706]: FPS: 10.06 (Frame Time: 99.44 ms)</text:p>
      <text:p text:style-name="Standard">[INFO] [1757320263.448190]: FPS: 10.05 (Frame Time: 99.50 ms)</text:p>
      <text:p text:style-name="Standard">[INFO] [1757320263.549278]: FPS: 9.90 (Frame Time: 101.06 ms)</text:p>
      <text:p text:style-name="Standard">[INFO] [1757320263.649363]: FPS: 9.99 (Frame Time: 100.09 ms)</text:p>
      <text:p text:style-name="Standard">[INFO] [1757320263.748477]: FPS: 10.09 (Frame Time: 99.14 ms)</text:p>
      <text:p text:style-name="Standard">[INFO] [1757320263.849282]: FPS: 9.92 (Frame Time: 100.78 ms)</text:p>
      <text:p text:style-name="Standard">[INFO] [1757320263.949652]: FPS: 9.96 (Frame Time: 100.35 ms)</text:p>
      <text:p text:style-name="Standard">[INFO] [1757320264.048554]: FPS: 10.11 (Frame Time: 98.93 ms)</text:p>
      <text:p text:style-name="Standard">[INFO] [1757320264.175544]: FPS: 7.88 (Frame Time: 126.98 ms)</text:p>
      <text:p text:style-name="Standard">[INFO] [1757320264.285782]: FPS: 9.07 (Frame Time: 110.25 ms)</text:p>
      <text:p text:style-name="Standard">[INFO] [1757320264.399156]: FPS: 8.82 (Frame Time: 113.38 ms)</text:p>
      <text:p text:style-name="Standard">[INFO] [1757320264.507769]: FPS: 9.21 (Frame Time: 108.63 ms)</text:p>
      <text:p text:style-name="Standard">[INFO] [1757320264.616281]: FPS: 9.22 (Frame Time: 108.50 ms)</text:p>
      <text:p text:style-name="Standard">[INFO] [1757320264.724607]: FPS: 9.23 (Frame Time: 108.32 ms)</text:p>
      <text:p text:style-name="Standard">[INFO] [1757320264.835889]: FPS: 8.98 (Frame Time: 111.30 ms)</text:p>
      <text:p text:style-name="Standard">[INFO] [1757320264.959652]: FPS: 8.08 (Frame Time: 123.73 ms)</text:p>
      <text:p text:style-name="Standard">[INFO] [1757320265.077528]: FPS: 8.48 (Frame Time: 117.87 ms)</text:p>
      <text:p text:style-name="Standard">[INFO] [1757320265.199528]: FPS: 8.20 (Frame Time: 122.02 ms)</text:p>
      <text:p text:style-name="Standard">[INFO] [1757320265.305480]: FPS: 9.44 (Frame Time: 105.95 ms)</text:p>
      <text:p text:style-name="Standard">[INFO] [1757320265.412883]: FPS: 9.31 (Frame Time: 107.41 ms)</text:p>
      <text:p text:style-name="Standard">[INFO] [1757320265.524422]: FPS: 8.97 (Frame Time: 111.53 ms)</text:p>
      <text:p text:style-name="Standard">[INFO] [1757320265.635290]: FPS: 9.02 (Frame Time: 110.88 ms)</text:p>
      <text:p text:style-name="Standard">[INFO] [1757320265.763151]: FPS: 7.82 (Frame Time: 127.85 ms)</text:p>
      <text:p text:style-name="Standard">[INFO] [1757320265.870478]: FPS: 9.32 (Frame Time: 107.33 ms)</text:p>
      <text:p text:style-name="Standard">[INFO] [1757320265.980313]: FPS: 9.10 (Frame Time: 109.83 ms)</text:p>
      <text:p text:style-name="Standard">[INFO] [1757320266.089375]: FPS: 9.17 (Frame Time: 109.07 ms)</text:p>
      <text:p text:style-name="Standard">[INFO] [1757320266.204060]: FPS: 8.72 (Frame Time: 114.69 ms)</text:p>
      <text:p text:style-name="Standard">[INFO] [1757320266.312099]: FPS: 9.26 (Frame Time: 108.03 ms)</text:p>
      <text:p text:style-name="Standard">[INFO] [1757320266.421614]: FPS: 9.13 (Frame Time: 109.52 ms)</text:p>
      <text:p text:style-name="Standard">[INFO] [1757320266.536730]: FPS: 8.69 (Frame Time: 115.11 ms)</text:p>
      <text:p text:style-name="Standard">[INFO] [1757320266.657908]: FPS: 8.26 (Frame Time: 121.13 ms)</text:p>
      <text:p text:style-name="Standard">[INFO] [1757320266.767984]: FPS: 9.08 (Frame Time: 110.12 ms)</text:p>
      <text:p text:style-name="Standard">[INFO] [1757320266.876450]: FPS: 9.22 (Frame Time: 108.47 ms)</text:p>
      <text:p text:style-name="Standard">[INFO] [1757320266.979281]: FPS: 9.72 (Frame Time: 102.84 ms)</text:p>
      <text:p text:style-name="Standard">[INFO] [1757320267.092602]: FPS: 8.83 (Frame Time: 113.31 ms)</text:p>
      <text:p text:style-name="Standard">[INFO] [1757320267.198693]: FPS: 9.43 (Frame Time: 106.09 ms)</text:p>
      <text:p text:style-name="Standard">[INFO] [1757320267.305375]: FPS: 9.37 (Frame Time: 106.69 ms)</text:p>
      <text:p text:style-name="Standard">[INFO] [1757320267.411924]: FPS: 9.39 (Frame Time: 106.55 ms)</text:p>
      <text:p text:style-name="Standard">[INFO] [1757320267.522256]: FPS: 9.06 (Frame Time: 110.34 ms)</text:p>
      <text:p text:style-name="Standard">[INFO] [1757320267.625998]: FPS: 9.64 (Frame Time: 103.73 ms)</text:p>
      <text:p text:style-name="Standard">[INFO] [1757320267.731138]: FPS: 9.51 (Frame Time: 105.14 ms)</text:p>
      <text:p text:style-name="Standard">[INFO] [1757320267.837495]: FPS: 9.40 (Frame Time: 106.37 ms)</text:p>
      <text:p text:style-name="Standard">[INFO] [1757320267.943345]: FPS: 9.45 (Frame Time: 105.85 ms)</text:p>
      <text:p text:style-name="Standard"><text:soft-page-break/>[INFO] [1757320268.057705]: FPS: 8.74 (Frame Time: 114.36 ms)</text:p>
      <text:p text:style-name="Standard">[INFO] [1757320268.161937]: FPS: 9.59 (Frame Time: 104.22 ms)</text:p>
      <text:p text:style-name="Standard">[INFO] [1757320268.270780]: FPS: 9.19 (Frame Time: 108.84 ms)</text:p>
      <text:p text:style-name="Standard">[INFO] [1757320268.377170]: FPS: 9.40 (Frame Time: 106.39 ms)</text:p>
      <text:p text:style-name="Standard">[INFO] [1757320268.492842]: FPS: 8.65 (Frame Time: 115.67 ms)</text:p>
      <text:p text:style-name="Standard">[INFO] [1757320268.599758]: FPS: 9.35 (Frame Time: 106.93 ms)</text:p>
      <text:p text:style-name="Standard">[INFO] [1757320268.709219]: FPS: 9.14 (Frame Time: 109.46 ms)</text:p>
      <text:p text:style-name="Standard">[INFO] [1757320268.815082]: FPS: 9.45 (Frame Time: 105.87 ms)</text:p>
      <text:p text:style-name="Standard">[INFO] [1757320268.925021]: FPS: 9.10 (Frame Time: 109.94 ms)</text:p>
      <text:p text:style-name="Standard">[INFO] [1757320269.032137]: FPS: 9.34 (Frame Time: 107.11 ms)</text:p>
      <text:p text:style-name="Standard">[INFO] [1757320269.142990]: FPS: 9.02 (Frame Time: 110.85 ms)</text:p>
      <text:p text:style-name="Standard">[INFO] [1757320269.258776]: FPS: 8.64 (Frame Time: 115.79 ms)</text:p>
      <text:p text:style-name="Standard">[INFO] [1757320269.365300]: FPS: 9.39 (Frame Time: 106.52 ms)</text:p>
      <text:p text:style-name="Standard">[INFO] [1757320269.470880]: FPS: 9.47 (Frame Time: 105.58 ms)</text:p>
      <text:p text:style-name="Standard">[INFO] [1757320269.579375]: FPS: 9.22 (Frame Time: 108.49 ms)</text:p>
      <text:p text:style-name="Standard">[INFO] [1757320269.685905]: FPS: 9.39 (Frame Time: 106.54 ms)</text:p>
      <text:p text:style-name="Standard">[INFO] [1757320269.790990]: FPS: 9.52 (Frame Time: 105.09 ms)</text:p>
      <text:p text:style-name="Standard">[INFO] [1757320269.896592]: FPS: 9.47 (Frame Time: 105.60 ms)</text:p>
      <text:p text:style-name="Standard">[INFO] [1757320270.003453]: FPS: 9.36 (Frame Time: 106.86 ms)</text:p>
      <text:p text:style-name="Standard">[INFO] [1757320270.112467]: FPS: 9.17 (Frame Time: 109.02 ms)</text:p>
      <text:p text:style-name="Standard">[INFO] [1757320270.222926]: FPS: 9.05 (Frame Time: 110.46 ms)</text:p>
      <text:p text:style-name="Standard">[INFO] [1757320270.330882]: FPS: 9.26 (Frame Time: 107.95 ms)</text:p>
      <text:p text:style-name="Standard">[INFO] [1757320270.444183]: FPS: 8.83 (Frame Time: 113.30 ms)</text:p>
      <text:p text:style-name="Standard">[INFO] [1757320270.564075]: FPS: 8.34 (Frame Time: 119.88 ms)</text:p>
      <text:p text:style-name="Standard">[INFO] [1757320270.648697]: FPS: 11.82 (Frame Time: 84.62 ms)</text:p>
      <text:p text:style-name="Standard">[INFO] [1757320270.748547]: FPS: 10.01 (Frame Time: 99.86 ms)</text:p>
      <text:p text:style-name="Standard">[INFO] [1757320270.848559]: FPS: 10.00 (Frame Time: 100.01 ms)</text:p>
      <text:p text:style-name="Standard">[INFO] [1757320270.948543]: FPS: 10.00 (Frame Time: 99.98 ms)</text:p>
      <text:p text:style-name="Standard">[INFO] [1757320271.049226]: FPS: 9.93 (Frame Time: 100.66 ms)</text:p>
      <text:p text:style-name="Standard">[INFO] [1757320271.148546]: FPS: 10.07 (Frame Time: 99.34 ms)</text:p>
      <text:p text:style-name="Standard">[INFO] [1757320271.248441]: FPS: 10.01 (Frame Time: 99.90 ms)</text:p>
      <text:p text:style-name="Standard">[INFO] [1757320271.348856]: FPS: 9.96 (Frame Time: 100.38 ms)</text:p>
      <text:p text:style-name="Standard">[INFO] [1757320271.478697]: FPS: 7.70 (Frame Time: 129.88 ms)</text:p>
      <text:p text:style-name="Standard">[INFO] [1757320271.587509]: FPS: 9.19 (Frame Time: 108.82 ms)</text:p>
      <text:p text:style-name="Standard">[INFO] [1757320271.694443]: FPS: 9.35 (Frame Time: 106.94 ms)</text:p>
      <text:p text:style-name="Standard">[INFO] [1757320271.801975]: FPS: 9.30 (Frame Time: 107.52 ms)</text:p>
      <text:p text:style-name="Standard">[INFO] [1757320271.906868]: FPS: 9.53 (Frame Time: 104.90 ms)</text:p>
      <text:p text:style-name="Standard">[INFO] [1757320272.016673]: FPS: 9.11 (Frame Time: 109.80 ms)</text:p>
      <text:p text:style-name="Standard">[INFO] [1757320272.133173]: FPS: 8.58 (Frame Time: 116.51 ms)</text:p>
      <text:p text:style-name="Standard">[INFO] [1757320272.244035]: FPS: 9.02 (Frame Time: 110.86 ms)</text:p>
      <text:p text:style-name="Standard">[INFO] [1757320272.361597]: FPS: 8.51 (Frame Time: 117.54 ms)</text:p>
      <text:p text:style-name="Standard">[INFO] [1757320272.469675]: FPS: 9.25 (Frame Time: 108.09 ms)</text:p>
      <text:p text:style-name="Standard">[INFO] [1757320272.575145]: FPS: 9.48 (Frame Time: 105.47 ms)</text:p>
      <text:p text:style-name="Standard">[INFO] [1757320272.683953]: FPS: 9.19 (Frame Time: 108.80 ms)</text:p>
      <text:p text:style-name="Standard">[INFO] [1757320272.788470]: FPS: 9.57 (Frame Time: 104.52 ms)</text:p>
      <text:p text:style-name="Standard">[INFO] [1757320272.894671]: FPS: 9.42 (Frame Time: 106.20 ms)</text:p>
      <text:p text:style-name="Standard">[INFO] [1757320273.006740]: FPS: 8.92 (Frame Time: 112.07 ms)</text:p>
      <text:p text:style-name="Standard">[INFO] [1757320273.111699]: FPS: 9.53 (Frame Time: 104.95 ms)</text:p>
      <text:p text:style-name="Standard">[INFO] [1757320273.218965]: FPS: 9.32 (Frame Time: 107.28 ms)</text:p>
      <text:p text:style-name="Standard">[INFO] [1757320273.328330]: FPS: 9.14 (Frame Time: 109.36 ms)</text:p>
      <text:p text:style-name="Standard">[INFO] [1757320273.437803]: FPS: 9.13 (Frame Time: 109.47 ms)</text:p>
      <text:p text:style-name="Standard">[INFO] [1757320273.546144]: FPS: 9.23 (Frame Time: 108.33 ms)</text:p>
      <text:p text:style-name="Standard"><text:soft-page-break/>[INFO] [1757320273.663591]: FPS: 8.52 (Frame Time: 117.43 ms)</text:p>
      <text:p text:style-name="Standard">[INFO] [1757320273.774476]: FPS: 9.02 (Frame Time: 110.90 ms)</text:p>
      <text:p text:style-name="Standard">[INFO] [1757320273.881550]: FPS: 9.34 (Frame Time: 107.08 ms)</text:p>
      <text:p text:style-name="Standard">[INFO] [1757320273.988152]: FPS: 9.38 (Frame Time: 106.59 ms)</text:p>
      <text:p text:style-name="Standard">[INFO] [1757320274.093215]: FPS: 9.52 (Frame Time: 105.06 ms)</text:p>
      <text:p text:style-name="Standard">[INFO] [1757320274.203049]: FPS: 9.10 (Frame Time: 109.83 ms)</text:p>
      <text:p text:style-name="Standard">[INFO] [1757320274.308806]: FPS: 9.46 (Frame Time: 105.76 ms)</text:p>
      <text:p text:style-name="Standard">[INFO] [1757320274.415728]: FPS: 9.35 (Frame Time: 106.92 ms)</text:p>
      <text:p text:style-name="Standard">[INFO] [1757320274.525265]: FPS: 9.13 (Frame Time: 109.54 ms)</text:p>
      <text:p text:style-name="Standard">[INFO] [1757320274.637138]: FPS: 8.94 (Frame Time: 111.87 ms)</text:p>
      <text:p text:style-name="Standard">[INFO] [1757320274.754692]: FPS: 8.51 (Frame Time: 117.55 ms)</text:p>
      <text:p text:style-name="Standard">[INFO] [1757320274.863517]: FPS: 9.19 (Frame Time: 108.82 ms)</text:p>
      <text:p text:style-name="Standard">[INFO] [1757320274.968998]: FPS: 9.48 (Frame Time: 105.48 ms)</text:p>
      <text:p text:style-name="Standard">[INFO] [1757320275.077587]: FPS: 9.21 (Frame Time: 108.59 ms)</text:p>
      <text:p text:style-name="Standard">[INFO] [1757320275.187685]: FPS: 9.08 (Frame Time: 110.11 ms)</text:p>
      <text:p text:style-name="Standard">[INFO] [1757320275.291547]: FPS: 9.63 (Frame Time: 103.86 ms)</text:p>
      <text:p text:style-name="Standard">[INFO] [1757320275.398550]: FPS: 9.35 (Frame Time: 107.01 ms)</text:p>
      <text:p text:style-name="Standard">[INFO] [1757320275.501961]: FPS: 9.67 (Frame Time: 103.40 ms)</text:p>
      <text:p text:style-name="Standard">[INFO] [1757320275.610348]: FPS: 9.23 (Frame Time: 108.39 ms)</text:p>
      <text:p text:style-name="Standard">[INFO] [1757320275.718102]: FPS: 9.28 (Frame Time: 107.75 ms)</text:p>
      <text:p text:style-name="Standard">[INFO] [1757320275.829363]: FPS: 8.99 (Frame Time: 111.27 ms)</text:p>
      <text:p text:style-name="Standard">[INFO] [1757320275.934102]: FPS: 9.55 (Frame Time: 104.74 ms)</text:p>
      <text:p text:style-name="Standard">[INFO] [1757320276.042838]: FPS: 9.20 (Frame Time: 108.73 ms)</text:p>
      <text:p text:style-name="Standard">[INFO] [1757320276.156967]: FPS: 8.76 (Frame Time: 114.13 ms)</text:p>
      <text:p text:style-name="Standard">[INFO] [1757320276.266220]: FPS: 9.15 (Frame Time: 109.24 ms)</text:p>
      <text:p text:style-name="Standard">[INFO] [1757320276.377911]: FPS: 8.95 (Frame Time: 111.70 ms)</text:p>
      <text:p text:style-name="Standard">[INFO] [1757320276.483925]: FPS: 9.43 (Frame Time: 106.02 ms)</text:p>
      <text:p text:style-name="Standard">[INFO] [1757320276.592962]: FPS: 9.17 (Frame Time: 109.03 ms)</text:p>
      <text:p text:style-name="Standard">[INFO] [1757320276.699131]: FPS: 9.42 (Frame Time: 106.18 ms)</text:p>
      <text:p text:style-name="Standard">[INFO] [1757320276.804795]: FPS: 9.46 (Frame Time: 105.66 ms)</text:p>
      <text:p text:style-name="Standard">[INFO] [1757320276.909532]: FPS: 9.55 (Frame Time: 104.74 ms)</text:p>
      <text:p text:style-name="Standard">[INFO] [1757320277.020651]: FPS: 9.00 (Frame Time: 111.12 ms)</text:p>
      <text:p text:style-name="Standard">[INFO] [1757320277.132894]: FPS: 8.91 (Frame Time: 112.25 ms)</text:p>
      <text:p text:style-name="Standard">[INFO] [1757320277.237162]: FPS: 9.59 (Frame Time: 104.27 ms)</text:p>
      <text:p text:style-name="Standard">[INFO] [1757320277.341252]: FPS: 9.61 (Frame Time: 104.09 ms)</text:p>
      <text:p text:style-name="Standard">[INFO] [1757320277.446602]: FPS: 9.50 (Frame Time: 105.24 ms)</text:p>
      <text:p text:style-name="Standard">[INFO] [1757320277.558617]: FPS: 8.92 (Frame Time: 112.12 ms)</text:p>
      <text:p text:style-name="Standard">[INFO] [1757320277.663197]: FPS: 9.56 (Frame Time: 104.58 ms)</text:p>
      <text:p text:style-name="Standard">[INFO] [1757320277.774321]: FPS: 9.00 (Frame Time: 111.12 ms)</text:p>
      <text:p text:style-name="Standard">[INFO] [1757320277.883464]: FPS: 9.16 (Frame Time: 109.16 ms)</text:p>
      <text:p text:style-name="Standard">[INFO] [1757320277.989416]: FPS: 9.44 (Frame Time: 105.95 ms)</text:p>
      <text:p text:style-name="Standard">[INFO] [1757320278.095172]: FPS: 9.46 (Frame Time: 105.75 ms)</text:p>
      <text:p text:style-name="Standard">[INFO] [1757320278.205771]: FPS: 9.04 (Frame Time: 110.60 ms)</text:p>
      <text:p text:style-name="Standard">[INFO] [1757320278.318197]: FPS: 8.90 (Frame Time: 112.42 ms)</text:p>
      <text:p text:style-name="Standard">[INFO] [1757320278.428573]: FPS: 9.06 (Frame Time: 110.37 ms)</text:p>
      <text:p text:style-name="Standard">[INFO] [1757320278.538154]: FPS: 9.13 (Frame Time: 109.59 ms)</text:p>
      <text:p text:style-name="Standard">[INFO] [1757320278.642696]: FPS: 9.57 (Frame Time: 104.54 ms)</text:p>
      <text:p text:style-name="Standard">[INFO] [1757320278.749248]: FPS: 9.39 (Frame Time: 106.54 ms)</text:p>
      <text:p text:style-name="Standard">[INFO] [1757320278.858051]: FPS: 9.19 (Frame Time: 108.78 ms)</text:p>
      <text:p text:style-name="Standard">[INFO] [1757320278.967407]: FPS: 9.14 (Frame Time: 109.37 ms)</text:p>
      <text:p text:style-name="Standard">[INFO] [1757320279.077891]: FPS: 9.05 (Frame Time: 110.49 ms)</text:p>
      <text:p text:style-name="Standard">[INFO] [1757320279.185087]: FPS: 9.33 (Frame Time: 107.20 ms)</text:p>
      <text:p text:style-name="Standard"><text:soft-page-break/>[INFO] [1757320279.288499]: FPS: 9.67 (Frame Time: 103.41 ms)</text:p>
      <text:p text:style-name="Standard">[INFO] [1757320279.396418]: FPS: 9.27 (Frame Time: 107.93 ms)</text:p>
      <text:p text:style-name="Standard">[INFO] [1757320279.512678]: FPS: 8.60 (Frame Time: 116.26 ms)</text:p>
      <text:p text:style-name="Standard">[INFO] [1757320279.621677]: FPS: 9.17 (Frame Time: 109.00 ms)</text:p>
      <text:p text:style-name="Standard">[INFO] [1757320279.734429]: FPS: 8.87 (Frame Time: 112.76 ms)</text:p>
      <text:p text:style-name="Standard">[INFO] [1757320279.841603]: FPS: 9.33 (Frame Time: 107.17 ms)</text:p>
      <text:p text:style-name="Standard">[INFO] [1757320279.954519]: FPS: 8.86 (Frame Time: 112.91 ms)</text:p>
      <text:p text:style-name="Standard">[INFO] [1757320280.070842]: FPS: 8.60 (Frame Time: 116.31 ms)</text:p>
      <text:p text:style-name="Standard">[INFO] [1757320280.179485]: FPS: 9.20 (Frame Time: 108.65 ms)</text:p>
      <text:p text:style-name="Standard">[INFO] [1757320280.286677]: FPS: 9.33 (Frame Time: 107.19 ms)</text:p>
      <text:p text:style-name="Standard">[INFO] [1757320280.401384]: FPS: 8.72 (Frame Time: 114.70 ms)</text:p>
      <text:p text:style-name="Standard">[INFO] [1757320280.505596]: FPS: 9.60 (Frame Time: 104.21 ms)</text:p>
      <text:p text:style-name="Standard">[INFO] [1757320280.613127]: FPS: 9.30 (Frame Time: 107.53 ms)</text:p>
      <text:p text:style-name="Standard">[INFO] [1757320280.722794]: FPS: 9.12 (Frame Time: 109.66 ms)</text:p>
      <text:p text:style-name="Standard">[INFO] [1757320280.832352]: FPS: 9.13 (Frame Time: 109.57 ms)</text:p>
      <text:p text:style-name="Standard">[INFO] [1757320280.938658]: FPS: 9.41 (Frame Time: 106.32 ms)</text:p>
      <text:p text:style-name="Standard">[INFO] [1757320281.056267]: FPS: 8.51 (Frame Time: 117.55 ms)</text:p>
      <text:p text:style-name="Standard">[INFO] [1757320281.169188]: FPS: 8.85 (Frame Time: 112.96 ms)</text:p>
      <text:p text:style-name="Standard">[INFO] [1757320281.279995]: FPS: 9.02 (Frame Time: 110.83 ms)</text:p>
      <text:p text:style-name="Standard">[INFO] [1757320281.387620]: FPS: 9.29 (Frame Time: 107.62 ms)</text:p>
      <text:p text:style-name="Standard">[INFO] [1757320281.492632]: FPS: 9.52 (Frame Time: 105.01 ms)</text:p>
      <text:p text:style-name="Standard">[INFO] [1757320281.597701]: FPS: 9.52 (Frame Time: 105.07 ms)</text:p>
      <text:p text:style-name="Standard">[INFO] [1757320281.703212]: FPS: 9.48 (Frame Time: 105.51 ms)</text:p>
      <text:p text:style-name="Standard">[INFO] [1757320281.809116]: FPS: 9.44 (Frame Time: 105.90 ms)</text:p>
      <text:p text:style-name="Standard">[INFO] [1757320281.919798]: FPS: 9.04 (Frame Time: 110.68 ms)</text:p>
      <text:p text:style-name="Standard">[INFO] [1757320282.029387]: FPS: 9.12 (Frame Time: 109.60 ms)</text:p>
      <text:p text:style-name="Standard">[INFO] [1757320282.141435]: FPS: 8.92 (Frame Time: 112.05 ms)</text:p>
      <text:p text:style-name="Standard">[INFO] [1757320282.249305]: FPS: 9.27 (Frame Time: 107.86 ms)</text:p>
      <text:p text:style-name="Standard">[INFO] [1757320282.373170]: FPS: 8.07 (Frame Time: 123.84 ms)</text:p>
      <text:p text:style-name="Standard">[INFO] [1757320282.481146]: FPS: 9.26 (Frame Time: 108.00 ms)</text:p>
      <text:p text:style-name="Standard">[INFO] [1757320282.590829]: FPS: 9.12 (Frame Time: 109.69 ms)</text:p>
      <text:p text:style-name="Standard">[INFO] [1757320282.696552]: FPS: 9.46 (Frame Time: 105.72 ms)</text:p>
      <text:p text:style-name="Standard">[INFO] [1757320282.801403]: FPS: 9.54 (Frame Time: 104.87 ms)</text:p>
      <text:p text:style-name="Standard">[INFO] [1757320282.906451]: FPS: 9.52 (Frame Time: 105.04 ms)</text:p>
      <text:p text:style-name="Standard">[INFO] [1757320283.015201]: FPS: 9.20 (Frame Time: 108.74 ms)</text:p>
      <text:p text:style-name="Standard">[INFO] [1757320283.126744]: FPS: 8.96 (Frame Time: 111.56 ms)</text:p>
      <text:p text:style-name="Standard">[INFO] [1757320283.241047]: FPS: 8.75 (Frame Time: 114.30 ms)</text:p>
      <text:p text:style-name="Standard">[INFO] [1757320283.363153]: FPS: 8.19 (Frame Time: 122.10 ms)</text:p>
      <text:p text:style-name="Standard">[INFO] [1757320283.478380]: FPS: 8.68 (Frame Time: 115.22 ms)</text:p>
      <text:p text:style-name="Standard">[INFO] [1757320283.587708]: FPS: 9.15 (Frame Time: 109.35 ms)</text:p>
      <text:p text:style-name="Standard">[INFO] [1757320283.692218]: FPS: 9.57 (Frame Time: 104.50 ms)</text:p>
      <text:p text:style-name="Standard">[INFO] [1757320283.800294]: FPS: 9.25 (Frame Time: 108.08 ms)</text:p>
      <text:p text:style-name="Standard">[INFO] [1757320283.907218]: FPS: 9.35 (Frame Time: 106.92 ms)</text:p>
      <text:p text:style-name="Standard">[INFO] [1757320284.011966]: FPS: 9.55 (Frame Time: 104.75 ms)</text:p>
      <text:p text:style-name="Standard">[INFO] [1757320284.121371]: FPS: 9.14 (Frame Time: 109.41 ms)</text:p>
      <text:p text:style-name="Standard">[INFO] [1757320284.231381]: FPS: 9.09 (Frame Time: 110.01 ms)</text:p>
      <text:p text:style-name="Standard">[INFO] [1757320284.345834]: FPS: 8.74 (Frame Time: 114.44 ms)</text:p>
      <text:p text:style-name="Standard">[INFO] [1757320284.472240]: FPS: 7.91 (Frame Time: 126.42 ms)</text:p>
      <text:p text:style-name="Standard">[INFO] [1757320284.582362]: FPS: 9.08 (Frame Time: 110.12 ms)</text:p>
      <text:p text:style-name="Standard">[INFO] [1757320284.686498]: FPS: 9.60 (Frame Time: 104.14 ms)</text:p>
      <text:p text:style-name="Standard">[INFO] [1757320284.789975]: FPS: 9.67 (Frame Time: 103.46 ms)</text:p>
      <text:p text:style-name="Standard">[INFO] [1757320284.898356]: FPS: 9.23 (Frame Time: 108.39 ms)</text:p>
      <text:p text:style-name="Standard"><text:soft-page-break/>[INFO] [1757320285.003613]: FPS: 9.50 (Frame Time: 105.26 ms)</text:p>
      <text:p text:style-name="Standard">[INFO] [1757320285.109919]: FPS: 9.41 (Frame Time: 106.30 ms)</text:p>
      <text:p text:style-name="Standard">[INFO] [1757320285.212696]: FPS: 9.73 (Frame Time: 102.77 ms)</text:p>
      <text:p text:style-name="Standard">[INFO] [1757320285.317618]: FPS: 9.53 (Frame Time: 104.93 ms)</text:p>
      <text:p text:style-name="Standard">[INFO] [1757320285.436491]: FPS: 8.41 (Frame Time: 118.85 ms)</text:p>
      <text:p text:style-name="Standard">[INFO] [1757320285.558261]: FPS: 8.21 (Frame Time: 121.77 ms)</text:p>
      <text:p text:style-name="Standard">[INFO] [1757320285.668658]: FPS: 9.06 (Frame Time: 110.41 ms)</text:p>
      <text:p text:style-name="Standard">[INFO] [1757320285.773892]: FPS: 9.50 (Frame Time: 105.23 ms)</text:p>
      <text:p text:style-name="Standard">[INFO] [1757320285.881065]: FPS: 9.33 (Frame Time: 107.18 ms)</text:p>
      <text:p text:style-name="Standard">[INFO] [1757320285.987820]: FPS: 9.37 (Frame Time: 106.76 ms)</text:p>
      <text:p text:style-name="Standard">[INFO] [1757320286.092258]: FPS: 9.57 (Frame Time: 104.44 ms)</text:p>
      <text:p text:style-name="Standard">[INFO] [1757320286.200244]: FPS: 9.26 (Frame Time: 107.98 ms)</text:p>
      <text:p text:style-name="Standard">[INFO] [1757320286.304654]: FPS: 9.58 (Frame Time: 104.41 ms)</text:p>
      <text:p text:style-name="Standard">[INFO] [1757320286.415458]: FPS: 9.03 (Frame Time: 110.72 ms)</text:p>
      <text:p text:style-name="Standard">[INFO] [1757320286.526526]: FPS: 9.00 (Frame Time: 111.15 ms)</text:p>
      <text:p text:style-name="Standard">[INFO] [1757320286.632283]: FPS: 9.46 (Frame Time: 105.75 ms)</text:p>
      <text:p text:style-name="Standard">[INFO] [1757320286.740645]: FPS: 9.23 (Frame Time: 108.36 ms)</text:p>
      <text:p text:style-name="Standard">[INFO] [1757320286.854589]: FPS: 8.78 (Frame Time: 113.95 ms)</text:p>
      <text:p text:style-name="Standard">[INFO] [1757320286.956728]: FPS: 9.79 (Frame Time: 102.14 ms)</text:p>
      <text:p text:style-name="Standard">[INFO] [1757320287.077562]: FPS: 8.28 (Frame Time: 120.77 ms)</text:p>
      <text:p text:style-name="Standard">[INFO] [1757320287.202591]: FPS: 7.99 (Frame Time: 125.08 ms)</text:p>
      <text:p text:style-name="Standard">[INFO] [1757320287.315603]: FPS: 8.85 (Frame Time: 113.02 ms)</text:p>
      <text:p text:style-name="Standard">[INFO] [1757320287.472081]: FPS: 6.39 (Frame Time: 156.38 ms)</text:p>
      <text:p text:style-name="Standard">[INFO] [1757320287.582971]: FPS: 9.01 (Frame Time: 110.98 ms)</text:p>
      <text:p text:style-name="Standard">[INFO] [1757320287.694947]: FPS: 8.93 (Frame Time: 111.99 ms)</text:p>
      <text:p text:style-name="Standard">[INFO] [1757320287.829741]: FPS: 7.42 (Frame Time: 134.74 ms)</text:p>
      <text:p text:style-name="Standard">[INFO] [1757320288.016651]: FPS: 5.35 (Frame Time: 186.95 ms)</text:p>
      <text:p text:style-name="Standard">[INFO] [1757320288.128621]: FPS: 8.93 (Frame Time: 111.98 ms)</text:p>
      <text:p text:style-name="Standard">[INFO] [1757320288.237345]: FPS: 9.20 (Frame Time: 108.73 ms)</text:p>
      <text:p text:style-name="Standard">[INFO] [1757320288.399921]: FPS: 6.16 (Frame Time: 162.41 ms)</text:p>
      <text:p text:style-name="Standard">[INFO] [1757320288.635548]: FPS: 4.24 (Frame Time: 235.70 ms)</text:p>
      <text:p text:style-name="Standard">[INFO] [1757320288.817036]: FPS: 5.51 (Frame Time: 181.56 ms)</text:p>
      <text:p text:style-name="Standard">[INFO] [1757320288.973453]: FPS: 6.39 (Frame Time: 156.42 ms)</text:p>
      <text:p text:style-name="Standard">[INFO] [1757320289.083771]: FPS: 9.06 (Frame Time: 110.32 ms)</text:p>
      <text:p text:style-name="Standard">[INFO] [1757320289.191650]: FPS: 9.27 (Frame Time: 107.90 ms)</text:p>
      <text:p text:style-name="Standard">[INFO] [1757320289.303663]: FPS: 8.94 (Frame Time: 111.87 ms)</text:p>
      <text:p text:style-name="Standard">[INFO] [1757320289.468794]: FPS: 6.05 (Frame Time: 165.25 ms)</text:p>
      <text:p text:style-name="Standard">[INFO] [1757320289.589282]: FPS: 8.30 (Frame Time: 120.49 ms)</text:p>
      <text:p text:style-name="Standard">[INFO] [1757320289.694272]: FPS: 9.52 (Frame Time: 105.00 ms)</text:p>
      <text:p text:style-name="Standard">[INFO] [1757320289.804383]: FPS: 9.08 (Frame Time: 110.11 ms)</text:p>
      <text:p text:style-name="Standard">[INFO] [1757320289.913050]: FPS: 9.20 (Frame Time: 108.67 ms)</text:p>
      <text:p text:style-name="Standard">[INFO] [1757320290.026191]: FPS: 8.84 (Frame Time: 113.13 ms)</text:p>
      <text:p text:style-name="Standard">[INFO] [1757320290.132527]: FPS: 9.40 (Frame Time: 106.35 ms)</text:p>
      <text:p text:style-name="Standard">[INFO] [1757320290.236197]: FPS: 9.65 (Frame Time: 103.67 ms)</text:p>
      <text:p text:style-name="Standard">[INFO] [1757320290.357297]: FPS: 8.26 (Frame Time: 121.10 ms)</text:p>
      <text:p text:style-name="Standard">[INFO] [1757320290.500452]: FPS: 6.99 (Frame Time: 143.11 ms)</text:p>
      <text:p text:style-name="Standard">[INFO] [1757320290.662325]: FPS: 6.18 (Frame Time: 161.91 ms)</text:p>
      <text:p text:style-name="Standard">[INFO] [1757320290.773101]: FPS: 9.03 (Frame Time: 110.78 ms)</text:p>
      <text:p text:style-name="Standard">[INFO] [1757320290.881181]: FPS: 9.25 (Frame Time: 108.07 ms)</text:p>
      <text:p text:style-name="Standard">[INFO] [1757320290.989847]: FPS: 9.20 (Frame Time: 108.68 ms)</text:p>
      <text:p text:style-name="Standard">[INFO] [1757320291.097838]: FPS: 9.26 (Frame Time: 107.99 ms)</text:p>
      <text:p text:style-name="Standard">[INFO] [1757320291.209922]: FPS: 8.92 (Frame Time: 112.08 ms)</text:p>
      <text:p text:style-name="Standard"><text:soft-page-break/>[INFO] [1757320291.323166]: FPS: 8.83 (Frame Time: 113.23 ms)</text:p>
      <text:p text:style-name="Standard">[INFO] [1757320291.436650]: FPS: 8.81 (Frame Time: 113.50 ms)</text:p>
      <text:p text:style-name="Standard">[INFO] [1757320291.557454]: FPS: 8.28 (Frame Time: 120.80 ms)</text:p>
      <text:p text:style-name="Standard">[INFO] [1757320291.670947]: FPS: 8.81 (Frame Time: 113.48 ms)</text:p>
      <text:p text:style-name="Standard">[INFO] [1757320291.777295]: FPS: 9.40 (Frame Time: 106.36 ms)</text:p>
      <text:p text:style-name="Standard">[INFO] [1757320291.883709]: FPS: 9.40 (Frame Time: 106.41 ms)</text:p>
      <text:p text:style-name="Standard">[INFO] [1757320291.992298]: FPS: 9.21 (Frame Time: 108.60 ms)</text:p>
      <text:p text:style-name="Standard">[INFO] [1757320292.097035]: FPS: 9.55 (Frame Time: 104.72 ms)</text:p>
      <text:p text:style-name="Standard">[INFO] [1757320292.200624]: FPS: 9.65 (Frame Time: 103.59 ms)</text:p>
      <text:p text:style-name="Standard">[INFO] [1757320292.307729]: FPS: 9.34 (Frame Time: 107.11 ms)</text:p>
      <text:p text:style-name="Standard">[INFO] [1757320292.417072]: FPS: 9.15 (Frame Time: 109.35 ms)</text:p>
      <text:p text:style-name="Standard">[INFO] [1757320292.526879]: FPS: 9.11 (Frame Time: 109.81 ms)</text:p>
      <text:p text:style-name="Standard">[INFO] [1757320292.631451]: FPS: 9.56 (Frame Time: 104.57 ms)</text:p>
      <text:p text:style-name="Standard">[INFO] [1757320292.738313]: FPS: 9.36 (Frame Time: 106.85 ms)</text:p>
      <text:p text:style-name="Standard">[INFO] [1757320292.843570]: FPS: 9.50 (Frame Time: 105.26 ms)</text:p>
      <text:p text:style-name="Standard">[INFO] [1757320292.962220]: FPS: 8.43 (Frame Time: 118.62 ms)</text:p>
      <text:p text:style-name="Standard">[INFO] [1757320293.070825]: FPS: 9.20 (Frame Time: 108.64 ms)</text:p>
      <text:p text:style-name="Standard">[INFO] [1757320293.176624]: FPS: 9.45 (Frame Time: 105.79 ms)</text:p>
      <text:p text:style-name="Standard">[INFO] [1757320293.281041]: FPS: 9.58 (Frame Time: 104.43 ms)</text:p>
      <text:p text:style-name="Standard">[INFO] [1757320293.386236]: FPS: 9.51 (Frame Time: 105.11 ms)</text:p>
      <text:p text:style-name="Standard">[INFO] [1757320293.496929]: FPS: 9.03 (Frame Time: 110.77 ms)</text:p>
      <text:p text:style-name="Standard">[INFO] [1757320293.602789]: FPS: 9.45 (Frame Time: 105.86 ms)</text:p>
      <text:p text:style-name="Standard">[INFO] [1757320293.708925]: FPS: 9.42 (Frame Time: 106.14 ms)</text:p>
      <text:p text:style-name="Standard">[INFO] [1757320293.816034]: FPS: 9.34 (Frame Time: 107.11 ms)</text:p>
      <text:p text:style-name="Standard">[INFO] [1757320293.919588]: FPS: 9.66 (Frame Time: 103.55 ms)</text:p>
      <text:p text:style-name="Standard">[INFO] [1757320294.030564]: FPS: 9.01 (Frame Time: 110.97 ms)</text:p>
      <text:p text:style-name="Standard">[INFO] [1757320294.139423]: FPS: 9.19 (Frame Time: 108.86 ms)</text:p>
      <text:p text:style-name="Standard">[INFO] [1757320294.260456]: FPS: 8.26 (Frame Time: 121.03 ms)</text:p>
      <text:p text:style-name="Standard">[INFO] [1757320294.368701]: FPS: 9.24 (Frame Time: 108.25 ms)</text:p>
      <text:p text:style-name="Standard">[INFO] [1757320294.476825]: FPS: 9.25 (Frame Time: 108.13 ms)</text:p>
      <text:p text:style-name="Standard">[INFO] [1757320294.583751]: FPS: 9.35 (Frame Time: 106.91 ms)</text:p>
      <text:p text:style-name="Standard">[INFO] [1757320294.688250]: FPS: 9.57 (Frame Time: 104.51 ms)</text:p>
      <text:p text:style-name="Standard">[INFO] [1757320294.792277]: FPS: 9.61 (Frame Time: 104.03 ms)</text:p>
      <text:p text:style-name="Standard">[INFO] [1757320294.902325]: FPS: 9.09 (Frame Time: 110.03 ms)</text:p>
      <text:p text:style-name="Standard">[INFO] [1757320295.008192]: FPS: 9.44 (Frame Time: 105.88 ms)</text:p>
      <text:p text:style-name="Standard">[INFO] [1757320295.110429]: FPS: 9.78 (Frame Time: 102.23 ms)</text:p>
      <text:p text:style-name="Standard">[INFO] [1757320295.216503]: FPS: 9.43 (Frame Time: 106.07 ms)</text:p>
      <text:p text:style-name="Standard">[INFO] [1757320295.321181]: FPS: 9.55 (Frame Time: 104.68 ms)</text:p>
      <text:p text:style-name="Standard">[INFO] [1757320295.434271]: FPS: 8.84 (Frame Time: 113.09 ms)</text:p>
      <text:p text:style-name="Standard">[INFO] [1757320295.541062]: FPS: 9.36 (Frame Time: 106.79 ms)</text:p>
      <text:p text:style-name="Standard">[INFO] [1757320295.654664]: FPS: 8.80 (Frame Time: 113.59 ms)</text:p>
      <text:p text:style-name="Standard">[INFO] [1757320295.758069]: FPS: 9.67 (Frame Time: 103.41 ms)</text:p>
      <text:p text:style-name="Standard">[INFO] [1757320295.847479]: FPS: 11.18 (Frame Time: 89.41 ms)</text:p>
      <text:p text:style-name="Standard">[INFO] [1757320295.947412]: FPS: 10.01 (Frame Time: 99.93 ms)</text:p>
      <text:p text:style-name="Standard">[INFO] [1757320296.047466]: FPS: 9.99 (Frame Time: 100.05 ms)</text:p>
      <text:p text:style-name="Standard">[INFO] [1757320296.148494]: FPS: 9.90 (Frame Time: 100.99 ms)</text:p>
      <text:p text:style-name="Standard">[INFO] [1757320296.248128]: FPS: 10.04 (Frame Time: 99.65 ms)</text:p>
      <text:p text:style-name="Standard">[INFO] [1757320296.348350]: FPS: 9.98 (Frame Time: 100.17 ms)</text:p>
      <text:p text:style-name="Standard">[INFO] [1757320296.447425]: FPS: 10.09 (Frame Time: 99.15 ms)</text:p>
      <text:p text:style-name="Standard">[INFO] [1757320296.547483]: FPS: 9.99 (Frame Time: 100.06 ms)</text:p>
      <text:p text:style-name="Standard">[INFO] [1757320296.648571]: FPS: 9.90 (Frame Time: 101.05 ms)</text:p>
      <text:p text:style-name="Standard">[INFO] [1757320296.747474]: FPS: 10.11 (Frame Time: 98.94 ms)</text:p>
      <text:p text:style-name="Standard"><text:soft-page-break/>[INFO] [1757320296.848580]: FPS: 9.89 (Frame Time: 101.07 ms)</text:p>
      <text:p text:style-name="Standard">[INFO] [1757320296.947775]: FPS: 10.08 (Frame Time: 99.22 ms)</text:p>
      <text:p text:style-name="Standard">[INFO] [1757320297.047529]: FPS: 10.02 (Frame Time: 99.76 ms)</text:p>
      <text:p text:style-name="Standard">[INFO] [1757320297.147752]: FPS: 9.98 (Frame Time: 100.22 ms)</text:p>
      <text:p text:style-name="Standard">[INFO] [1757320297.247802]: FPS: 10.00 (Frame Time: 100.04 ms)</text:p>
      <text:p text:style-name="Standard">[INFO] [1757320297.347670]: FPS: 10.01 (Frame Time: 99.88 ms)</text:p>
      <text:p text:style-name="Standard">[INFO] [1757320297.447514]: FPS: 10.02 (Frame Time: 99.84 ms)</text:p>
      <text:p text:style-name="Standard">[INFO] [1757320297.547575]: FPS: 9.99 (Frame Time: 100.07 ms)</text:p>
      <text:p text:style-name="Standard">[INFO] [1757320297.648544]: FPS: 9.91 (Frame Time: 100.94 ms)</text:p>
      <text:p text:style-name="Standard">[INFO] [1757320297.747402]: FPS: 10.11 (Frame Time: 98.89 ms)</text:p>
      <text:p text:style-name="Standard">[INFO] [1757320297.848496]: FPS: 9.89 (Frame Time: 101.06 ms)</text:p>
      <text:p text:style-name="Standard">[INFO] [1757320297.947521]: FPS: 10.10 (Frame Time: 99.06 ms)</text:p>
      <text:p text:style-name="Standard">[INFO] [1757320298.048494]: FPS: 9.91 (Frame Time: 100.94 ms)</text:p>
      <text:p text:style-name="Standard">[INFO] [1757320298.147499]: FPS: 10.10 (Frame Time: 99.03 ms)</text:p>
      <text:p text:style-name="Standard">[INFO] [1757320298.248492]: FPS: 9.90 (Frame Time: 100.96 ms)</text:p>
      <text:p text:style-name="Standard">[INFO] [1757320298.348630]: FPS: 9.99 (Frame Time: 100.15 ms)</text:p>
      <text:p text:style-name="Standard">[INFO] [1757320298.447606]: FPS: 10.10 (Frame Time: 99.01 ms)</text:p>
      <text:p text:style-name="Standard">[INFO] [1757320298.548225]: FPS: 9.94 (Frame Time: 100.60 ms)</text:p>
      <text:p text:style-name="Standard">[INFO] [1757320298.647800]: FPS: 10.04 (Frame Time: 99.59 ms)</text:p>
      <text:p text:style-name="Standard">[INFO] [1757320298.747636]: FPS: 10.02 (Frame Time: 99.84 ms)</text:p>
      <text:p text:style-name="Standard">[INFO] [1757320298.848501]: FPS: 9.92 (Frame Time: 100.83 ms)</text:p>
      <text:p text:style-name="Standard">[INFO] [1757320298.947392]: FPS: 10.11 (Frame Time: 98.93 ms)</text:p>
      <text:p text:style-name="Standard">[INFO] [1757320299.048447]: FPS: 9.90 (Frame Time: 101.02 ms)</text:p>
      <text:p text:style-name="Standard">[INFO] [1757320299.148395]: FPS: 10.00 (Frame Time: 99.95 ms)</text:p>
      <text:p text:style-name="Standard">[INFO] [1757320299.248284]: FPS: 10.01 (Frame Time: 99.89 ms)</text:p>
      <text:p text:style-name="Standard">[INFO] [1757320299.348433]: FPS: 9.99 (Frame Time: 100.15 ms)</text:p>
      <text:p text:style-name="Standard">[INFO] [1757320299.447700]: FPS: 10.07 (Frame Time: 99.29 ms)</text:p>
      <text:p text:style-name="Standard">[INFO] [1757320299.548456]: FPS: 9.93 (Frame Time: 100.73 ms)</text:p>
      <text:p text:style-name="Standard">[INFO] [1757320299.647883]: FPS: 10.06 (Frame Time: 99.45 ms)</text:p>
      <text:p text:style-name="Standard">[INFO] [1757320299.747742]: FPS: 10.01 (Frame Time: 99.87 ms)</text:p>
      <text:p text:style-name="Standard">[INFO] [1757320299.848289]: FPS: 9.95 (Frame Time: 100.52 ms)</text:p>
      <text:p text:style-name="Standard">[INFO] [1757320299.947670]: FPS: 10.06 (Frame Time: 99.40 ms)</text:p>
      <text:p text:style-name="Standard">[INFO] [1757320300.061617]: FPS: 8.78 (Frame Time: 113.94 ms)</text:p>
      <text:p text:style-name="Standard">[INFO] [1757320300.174754]: FPS: 8.84 (Frame Time: 113.13 ms)</text:p>
      <text:p text:style-name="Standard">[INFO] [1757320300.274705]: FPS: 10.00 (Frame Time: 99.97 ms)</text:p>
      <text:p text:style-name="Standard">[INFO] [1757320300.374663]: FPS: 10.00 (Frame Time: 99.97 ms)</text:p>
      <text:p text:style-name="Standard">[INFO] [1757320300.476186]: FPS: 9.85 (Frame Time: 101.52 ms)</text:p>
      <text:p text:style-name="Standard">[INFO] [1757320300.575114]: FPS: 10.11 (Frame Time: 98.93 ms)</text:p>
      <text:p text:style-name="Standard">[INFO] [1757320300.675403]: FPS: 9.97 (Frame Time: 100.29 ms)</text:p>
      <text:p text:style-name="Standard">[INFO] [1757320300.777802]: FPS: 9.77 (Frame Time: 102.40 ms)</text:p>
      <text:p text:style-name="Standard">[INFO] [1757320300.885106]: FPS: 9.32 (Frame Time: 107.30 ms)</text:p>
      <text:p text:style-name="Standard">[INFO] [1757320300.981934]: FPS: 10.33 (Frame Time: 96.83 ms)</text:p>
      <text:p text:style-name="Standard">[INFO] [1757320301.084616]: FPS: 9.74 (Frame Time: 102.68 ms)</text:p>
      <text:p text:style-name="Standard">[INFO] [1757320301.192030]: FPS: 9.31 (Frame Time: 107.41 ms)</text:p>
      <text:p text:style-name="Standard">[INFO] [1757320301.295947]: FPS: 9.62 (Frame Time: 103.92 ms)</text:p>
      <text:p text:style-name="Standard">[INFO] [1757320301.398565]: FPS: 9.75 (Frame Time: 102.60 ms)</text:p>
      <text:p text:style-name="Standard">[INFO] [1757320301.498888]: FPS: 9.97 (Frame Time: 100.33 ms)</text:p>
      <text:p text:style-name="Standard">[INFO] [1757320301.604689]: FPS: 9.45 (Frame Time: 105.80 ms)</text:p>
      <text:p text:style-name="Standard">[INFO] [1757320301.710322]: FPS: 9.47 (Frame Time: 105.62 ms)</text:p>
      <text:p text:style-name="Standard">[INFO] [1757320301.813541]: FPS: 9.69 (Frame Time: 103.22 ms)</text:p>
      <text:p text:style-name="Standard">[INFO] [1757320301.919655]: FPS: 9.42 (Frame Time: 106.12 ms)</text:p>
      <text:p text:style-name="Standard">[INFO] [1757320302.033282]: FPS: 8.80 (Frame Time: 113.62 ms)</text:p>
      <text:p text:style-name="Standard"><text:soft-page-break/>[INFO] [1757320302.137156]: FPS: 9.63 (Frame Time: 103.88 ms)</text:p>
      <text:p text:style-name="Standard">[INFO] [1757320302.233449]: FPS: 10.38 (Frame Time: 96.30 ms)</text:p>
      <text:p text:style-name="Standard">[INFO] [1757320302.339750]: FPS: 9.41 (Frame Time: 106.27 ms)</text:p>
      <text:p text:style-name="Standard">[INFO] [1757320302.440439]: FPS: 9.93 (Frame Time: 100.71 ms)</text:p>
      <text:p text:style-name="Standard">[INFO] [1757320302.541100]: FPS: 9.94 (Frame Time: 100.65 ms)</text:p>
      <text:p text:style-name="Standard">[INFO] [1757320302.644268]: FPS: 9.70 (Frame Time: 103.11 ms)</text:p>
      <text:p text:style-name="Standard">[INFO] [1757320302.757505]: FPS: 8.83 (Frame Time: 113.30 ms)</text:p>
      <text:p text:style-name="Standard">[INFO] [1757320302.854705]: FPS: 10.29 (Frame Time: 97.19 ms)</text:p>
      <text:p text:style-name="Standard">[INFO] [1757320302.957966]: FPS: 9.68 (Frame Time: 103.26 ms)</text:p>
      <text:p text:style-name="Standard">[INFO] [1757320303.057291]: FPS: 10.07 (Frame Time: 99.33 ms)</text:p>
      <text:p text:style-name="Standard">[INFO] [1757320303.156759]: FPS: 10.05 (Frame Time: 99.47 ms)</text:p>
      <text:p text:style-name="Standard">[INFO] [1757320303.257149]: FPS: 9.96 (Frame Time: 100.39 ms)</text:p>
      <text:p text:style-name="Standard">[INFO] [1757320303.355026]: FPS: 10.22 (Frame Time: 97.88 ms)</text:p>
      <text:p text:style-name="Standard">[INFO] [1757320303.455895]: FPS: 9.91 (Frame Time: 100.86 ms)</text:p>
      <text:p text:style-name="Standard">[INFO] [1757320303.560694]: FPS: 9.55 (Frame Time: 104.76 ms)</text:p>
      <text:p text:style-name="Standard">[INFO] [1757320303.673051]: FPS: 8.90 (Frame Time: 112.38 ms)</text:p>
      <text:p text:style-name="Standard">[INFO] [1757320303.776932]: FPS: 9.63 (Frame Time: 103.89 ms)</text:p>
      <text:p text:style-name="Standard">[INFO] [1757320303.879464]: FPS: 9.75 (Frame Time: 102.54 ms)</text:p>
      <text:p text:style-name="Standard">[INFO] [1757320304.024751]: FPS: 6.89 (Frame Time: 145.21 ms)</text:p>
      <text:p text:style-name="Standard">[INFO] [1757320304.159384]: FPS: 7.42 (Frame Time: 134.70 ms)</text:p>
      <text:p text:style-name="Standard">[INFO] [1757320304.262583]: FPS: 9.69 (Frame Time: 103.21 ms)</text:p>
      <text:p text:style-name="Standard">[INFO] [1757320304.384472]: FPS: 8.21 (Frame Time: 121.86 ms)</text:p>
      <text:p text:style-name="Standard">[INFO] [1757320304.582696]: FPS: 5.05 (Frame Time: 198.18 ms)</text:p>
      <text:p text:style-name="Standard">[INFO] [1757320304.789479]: FPS: 4.84 (Frame Time: 206.50 ms)</text:p>
      <text:p text:style-name="Standard">[INFO] [1757320304.979366]: FPS: 5.26 (Frame Time: 190.16 ms)</text:p>
      <text:p text:style-name="Standard">[INFO] [1757320305.134578]: FPS: 6.44 (Frame Time: 155.20 ms)</text:p>
      <text:p text:style-name="Standard">[INFO] [1757320305.304700]: FPS: 5.88 (Frame Time: 170.19 ms)</text:p>
      <text:p text:style-name="Standard">[INFO] [1757320305.411980]: FPS: 9.32 (Frame Time: 107.29 ms)</text:p>
      <text:p text:style-name="Standard">[INFO] [1757320305.523504]: FPS: 8.97 (Frame Time: 111.51 ms)</text:p>
      <text:p text:style-name="Standard">[INFO] [1757320305.632896]: FPS: 9.14 (Frame Time: 109.41 ms)</text:p>
      <text:p text:style-name="Standard">[INFO] [1757320305.744924]: FPS: 8.93 (Frame Time: 112.00 ms)</text:p>
      <text:p text:style-name="Standard">[INFO] [1757320305.858128]: FPS: 8.83 (Frame Time: 113.23 ms)</text:p>
      <text:p text:style-name="Standard">[INFO] [1757320305.958278]: FPS: 9.99 (Frame Time: 100.08 ms)</text:p>
      <text:p text:style-name="Standard">[INFO] [1757320306.066323]: FPS: 9.25 (Frame Time: 108.11 ms)</text:p>
      <text:p text:style-name="Standard">[INFO] [1757320306.177912]: FPS: 8.96 (Frame Time: 111.59 ms)</text:p>
      <text:p text:style-name="Standard">[INFO] [1757320306.290189]: FPS: 8.91 (Frame Time: 112.28 ms)</text:p>
      <text:p text:style-name="Standard">^Z</text:p>
      <text:p text:style-name="Standard">[19]+ <text:s/>Stopped <text:s text:c="16"/>rosrun lidar_3 lidar.py</text:p>
      <text:p text:style-name="Standard">nsl@nsl:~$ rosrun lidar_3 lidar.py </text:p>
      <text:p text:style-name="Standard">/home/nsl/lib/python3.8/site-packages/jupyter_client/__init__.py:23: UserWarning: Could not import submodules</text:p>
      <text:p text:style-name="Standard"><text:s text:c="2"/>warnings.warn("Could not import submodules")</text:p>
      <text:p text:style-name="Standard">[INFO] [1757320308.679827]: ▶ 거울 탐지 및 복원 노드 시작</text:p>
      <text:p text:style-name="Standard">[INFO] [1757320308.854315]: FPS: 10.01 (Frame Time: 99.86 ms)</text:p>
      <text:p text:style-name="Standard">[INFO] [1757320308.949475]: FPS: 10.51 (Frame Time: 95.15 ms)</text:p>
      <text:p text:style-name="Standard">[INFO] [1757320309.048752]: FPS: 10.07 (Frame Time: 99.26 ms)</text:p>
      <text:p text:style-name="Standard">[INFO] [1757320309.149612]: FPS: 9.91 (Frame Time: 100.86 ms)</text:p>
      <text:p text:style-name="Standard">[INFO] [1757320309.248160]: FPS: 10.14 (Frame Time: 98.58 ms)</text:p>
      <text:p text:style-name="Standard">[INFO] [1757320309.348098]: FPS: 10.01 (Frame Time: 99.93 ms)</text:p>
      <text:p text:style-name="Standard">[INFO] [1757320309.449604]: FPS: 9.85 (Frame Time: 101.49 ms)</text:p>
      <text:p text:style-name="Standard">[INFO] [1757320309.548209]: FPS: 10.14 (Frame Time: 98.64 ms)</text:p>
      <text:p text:style-name="Standard">[INFO] [1757320309.679724]: FPS: 7.60 (Frame Time: 131.50 ms)</text:p>
      <text:p text:style-name="Standard"><text:soft-page-break/>[INFO] [1757320309.787909]: FPS: 9.24 (Frame Time: 108.20 ms)</text:p>
      <text:p text:style-name="Standard">[INFO] [1757320309.962721]: FPS: 5.72 (Frame Time: 174.68 ms)</text:p>
      <text:p text:style-name="Standard">[INFO] [1757320310.113307]: FPS: 6.64 (Frame Time: 150.67 ms)</text:p>
      <text:p text:style-name="Standard">[INFO] [1757320310.221173]: FPS: 9.27 (Frame Time: 107.92 ms)</text:p>
      <text:p text:style-name="Standard">[INFO] [1757320310.324780]: FPS: 9.65 (Frame Time: 103.61 ms)</text:p>
      <text:p text:style-name="Standard">[INFO] [1757320310.431891]: FPS: 9.34 (Frame Time: 107.12 ms)</text:p>
      <text:p text:style-name="Standard">[INFO] [1757320310.540749]: FPS: 9.19 (Frame Time: 108.86 ms)</text:p>
      <text:p text:style-name="Standard">[INFO] [1757320310.654021]: FPS: 8.83 (Frame Time: 113.22 ms)</text:p>
      <text:p text:style-name="Standard">[INFO] [1757320310.771805]: FPS: 8.49 (Frame Time: 117.82 ms)</text:p>
      <text:p text:style-name="Standard">[INFO] [1757320310.877514]: FPS: 9.46 (Frame Time: 105.71 ms)</text:p>
      <text:p text:style-name="Standard">[INFO] [1757320310.983061]: FPS: 9.48 (Frame Time: 105.49 ms)</text:p>
      <text:p text:style-name="Standard">[INFO] [1757320311.087272]: FPS: 9.59 (Frame Time: 104.28 ms)</text:p>
      <text:p text:style-name="Standard">[INFO] [1757320311.201618]: FPS: 8.75 (Frame Time: 114.34 ms)</text:p>
      <text:p text:style-name="Standard">[INFO] [1757320311.306364]: FPS: 9.55 (Frame Time: 104.75 ms)</text:p>
      <text:p text:style-name="Standard">[INFO] [1757320311.412575]: FPS: 9.42 (Frame Time: 106.20 ms)</text:p>
      <text:p text:style-name="Standard">[INFO] [1757320311.517029]: FPS: 9.57 (Frame Time: 104.46 ms)</text:p>
      <text:p text:style-name="Standard">[INFO] [1757320311.630959]: FPS: 8.78 (Frame Time: 113.90 ms)</text:p>
      <text:p text:style-name="Standard">[INFO] [1757320311.747364]: FPS: 8.60 (Frame Time: 116.31 ms)</text:p>
      <text:p text:style-name="Standard">[INFO] [1757320311.869300]: FPS: 8.19 (Frame Time: 122.05 ms)</text:p>
      <text:p text:style-name="Standard">[INFO] [1757320311.976285]: FPS: 9.35 (Frame Time: 106.99 ms)</text:p>
      <text:p text:style-name="Standard">[INFO] [1757320312.080534]: FPS: 9.59 (Frame Time: 104.25 ms)</text:p>
      <text:p text:style-name="Standard">[INFO] [1757320312.186638]: FPS: 9.42 (Frame Time: 106.11 ms)</text:p>
      <text:p text:style-name="Standard">[INFO] [1757320312.291962]: FPS: 9.50 (Frame Time: 105.32 ms)</text:p>
      <text:p text:style-name="Standard">[INFO] [1757320312.399975]: FPS: 9.26 (Frame Time: 108.02 ms)</text:p>
      <text:p text:style-name="Standard">[INFO] [1757320312.505429]: FPS: 9.48 (Frame Time: 105.46 ms)</text:p>
      <text:p text:style-name="Standard">[INFO] [1757320312.609513]: FPS: 9.61 (Frame Time: 104.08 ms)</text:p>
      <text:p text:style-name="Standard">[INFO] [1757320312.716876]: FPS: 9.31 (Frame Time: 107.36 ms)</text:p>
      <text:p text:style-name="Standard">[INFO] [1757320312.822736]: FPS: 9.45 (Frame Time: 105.86 ms)</text:p>
      <text:p text:style-name="Standard">[INFO] [1757320312.927803]: FPS: 9.52 (Frame Time: 105.06 ms)</text:p>
      <text:p text:style-name="Standard">[INFO] [1757320313.035897]: FPS: 9.25 (Frame Time: 108.09 ms)</text:p>
      <text:p text:style-name="Standard">[INFO] [1757320313.142203]: FPS: 9.41 (Frame Time: 106.31 ms)</text:p>
      <text:p text:style-name="Standard">[INFO] [1757320313.263804]: FPS: 8.22 (Frame Time: 121.59 ms)</text:p>
      <text:p text:style-name="Standard">[INFO] [1757320313.372965]: FPS: 9.16 (Frame Time: 109.15 ms)</text:p>
      <text:p text:style-name="Standard">[INFO] [1757320313.479355]: FPS: 9.40 (Frame Time: 106.41 ms)</text:p>
      <text:p text:style-name="Standard">[INFO] [1757320313.585955]: FPS: 9.38 (Frame Time: 106.60 ms)</text:p>
      <text:p text:style-name="Standard">[INFO] [1757320313.694437]: FPS: 9.22 (Frame Time: 108.49 ms)</text:p>
      <text:p text:style-name="Standard">[INFO] [1757320313.801303]: FPS: 9.36 (Frame Time: 106.87 ms)</text:p>
      <text:p text:style-name="Standard">[INFO] [1757320313.904975]: FPS: 9.65 (Frame Time: 103.67 ms)</text:p>
      <text:p text:style-name="Standard">[INFO] [1757320314.007625]: FPS: 9.74 (Frame Time: 102.65 ms)</text:p>
      <text:p text:style-name="Standard">[INFO] [1757320314.114963]: FPS: 9.32 (Frame Time: 107.33 ms)</text:p>
      <text:p text:style-name="Standard">[INFO] [1757320314.219838]: FPS: 9.54 (Frame Time: 104.88 ms)</text:p>
      <text:p text:style-name="Standard">[INFO] [1757320314.321994]: FPS: 9.79 (Frame Time: 102.16 ms)</text:p>
      <text:p text:style-name="Standard">[INFO] [1757320314.425910]: FPS: 9.62 (Frame Time: 103.91 ms)</text:p>
      <text:p text:style-name="Standard">[INFO] [1757320314.536207]: FPS: 9.07 (Frame Time: 110.30 ms)</text:p>
      <text:p text:style-name="Standard">[INFO] [1757320314.639345]: FPS: 9.70 (Frame Time: 103.14 ms)</text:p>
      <text:p text:style-name="Standard">[INFO] [1757320314.743317]: FPS: 9.62 (Frame Time: 103.97 ms)</text:p>
      <text:p text:style-name="Standard">[INFO] [1757320314.863581]: FPS: 8.32 (Frame Time: 120.25 ms)</text:p>
      <text:p text:style-name="Standard">[INFO] [1757320314.967913]: FPS: 9.58 (Frame Time: 104.35 ms)</text:p>
      <text:p text:style-name="Standard">[INFO] [1757320315.071273]: FPS: 9.68 (Frame Time: 103.35 ms)</text:p>
      <text:p text:style-name="Standard">[INFO] [1757320315.181857]: FPS: 9.04 (Frame Time: 110.59 ms)</text:p>
      <text:p text:style-name="Standard">[INFO] [1757320315.292713]: FPS: 9.02 (Frame Time: 110.86 ms)</text:p>
      <text:p text:style-name="Standard">[INFO] [1757320315.403019]: FPS: 9.07 (Frame Time: 110.30 ms)</text:p>
      <text:p text:style-name="Standard"><text:soft-page-break/>[INFO] [1757320315.506826]: FPS: 9.63 (Frame Time: 103.81 ms)</text:p>
      <text:p text:style-name="Standard">[INFO] [1757320315.612354]: FPS: 9.48 (Frame Time: 105.53 ms)</text:p>
      <text:p text:style-name="Standard">[INFO] [1757320315.717421]: FPS: 9.52 (Frame Time: 105.07 ms)</text:p>
      <text:p text:style-name="Standard">[INFO] [1757320315.821706]: FPS: 9.59 (Frame Time: 104.28 ms)</text:p>
      <text:p text:style-name="Standard">[INFO] [1757320315.927350]: FPS: 9.47 (Frame Time: 105.64 ms)</text:p>
      <text:p text:style-name="Standard">[INFO] [1757320316.035081]: FPS: 9.28 (Frame Time: 107.73 ms)</text:p>
      <text:p text:style-name="Standard">[INFO] [1757320316.138295]: FPS: 9.69 (Frame Time: 103.22 ms)</text:p>
      <text:p text:style-name="Standard">[INFO] [1757320316.254961]: FPS: 8.57 (Frame Time: 116.66 ms)</text:p>
      <text:p text:style-name="Standard">[INFO] [1757320316.364308]: FPS: 9.15 (Frame Time: 109.32 ms)</text:p>
      <text:p text:style-name="Standard">[INFO] [1757320316.471044]: FPS: 9.37 (Frame Time: 106.76 ms)</text:p>
      <text:p text:style-name="Standard">[INFO] [1757320316.575393]: FPS: 9.58 (Frame Time: 104.35 ms)</text:p>
      <text:p text:style-name="Standard">[INFO] [1757320316.678227]: FPS: 9.72 (Frame Time: 102.84 ms)</text:p>
      <text:p text:style-name="Standard">[INFO] [1757320316.782439]: FPS: 9.60 (Frame Time: 104.21 ms)</text:p>
      <text:p text:style-name="Standard">[INFO] [1757320316.886050]: FPS: 9.65 (Frame Time: 103.61 ms)</text:p>
      <text:p text:style-name="Standard">[INFO] [1757320316.992640]: FPS: 9.38 (Frame Time: 106.59 ms)</text:p>
      <text:p text:style-name="Standard">[INFO] [1757320317.099311]: FPS: 9.37 (Frame Time: 106.67 ms)</text:p>
      <text:p text:style-name="Standard">[INFO] [1757320317.204461]: FPS: 9.51 (Frame Time: 105.15 ms)</text:p>
      <text:p text:style-name="Standard">[INFO] [1757320317.308313]: FPS: 9.63 (Frame Time: 103.85 ms)</text:p>
      <text:p text:style-name="Standard">[INFO] [1757320317.416830]: FPS: 9.21 (Frame Time: 108.52 ms)</text:p>
      <text:p text:style-name="Standard">[INFO] [1757320317.531455]: FPS: 8.72 (Frame Time: 114.61 ms)</text:p>
      <text:p text:style-name="Standard">[INFO] [1757320317.643118]: FPS: 8.96 (Frame Time: 111.66 ms)</text:p>
      <text:p text:style-name="Standard">[INFO] [1757320317.757986]: FPS: 8.71 (Frame Time: 114.85 ms)</text:p>
      <text:p text:style-name="Standard">[INFO] [1757320317.863837]: FPS: 9.45 (Frame Time: 105.87 ms)</text:p>
      <text:p text:style-name="Standard">[INFO] [1757320317.966722]: FPS: 9.72 (Frame Time: 102.88 ms)</text:p>
      <text:p text:style-name="Standard">[INFO] [1757320318.071784]: FPS: 9.52 (Frame Time: 105.06 ms)</text:p>
      <text:p text:style-name="Standard">[INFO] [1757320318.181536]: FPS: 9.11 (Frame Time: 109.75 ms)</text:p>
      <text:p text:style-name="Standard">[INFO] [1757320318.288165]: FPS: 9.38 (Frame Time: 106.64 ms)</text:p>
      <text:p text:style-name="Standard">[INFO] [1757320318.395970]: FPS: 9.28 (Frame Time: 107.80 ms)</text:p>
      <text:p text:style-name="Standard">[INFO] [1757320318.502176]: FPS: 9.42 (Frame Time: 106.20 ms)</text:p>
      <text:p text:style-name="Standard">[INFO] [1757320318.606307]: FPS: 9.60 (Frame Time: 104.14 ms)</text:p>
      <text:p text:style-name="Standard">[INFO] [1757320318.715096]: FPS: 9.19 (Frame Time: 108.78 ms)</text:p>
      <text:p text:style-name="Standard">[INFO] [1757320318.822623]: FPS: 9.30 (Frame Time: 107.53 ms)</text:p>
      <text:p text:style-name="Standard">[INFO] [1757320318.938604]: FPS: 8.62 (Frame Time: 115.98 ms)</text:p>
      <text:p text:style-name="Standard">[INFO] [1757320319.059319]: FPS: 8.29 (Frame Time: 120.69 ms)</text:p>
      <text:p text:style-name="Standard">[INFO] [1757320319.171540]: FPS: 8.91 (Frame Time: 112.20 ms)</text:p>
      <text:p text:style-name="Standard">[INFO] [1757320319.287919]: FPS: 8.59 (Frame Time: 116.43 ms)</text:p>
      <text:p text:style-name="Standard">[INFO] [1757320319.396857]: FPS: 9.18 (Frame Time: 108.94 ms)</text:p>
      <text:p text:style-name="Standard">[INFO] [1757320319.497899]: FPS: 9.90 (Frame Time: 101.04 ms)</text:p>
      <text:p text:style-name="Standard">[INFO] [1757320319.601491]: FPS: 9.65 (Frame Time: 103.59 ms)</text:p>
      <text:p text:style-name="Standard">[INFO] [1757320319.714088]: FPS: 8.88 (Frame Time: 112.60 ms)</text:p>
      <text:p text:style-name="Standard">[INFO] [1757320319.822433]: FPS: 9.23 (Frame Time: 108.34 ms)</text:p>
      <text:p text:style-name="Standard">[INFO] [1757320319.935412]: FPS: 8.85 (Frame Time: 112.98 ms)</text:p>
      <text:p text:style-name="Standard">[INFO] [1757320320.053932]: FPS: 8.44 (Frame Time: 118.51 ms)</text:p>
      <text:p text:style-name="Standard">[INFO] [1757320320.160136]: FPS: 9.42 (Frame Time: 106.21 ms)</text:p>
      <text:p text:style-name="Standard">[INFO] [1757320320.273484]: FPS: 8.82 (Frame Time: 113.34 ms)</text:p>
      <text:p text:style-name="Standard">[INFO] [1757320320.384408]: FPS: 9.01 (Frame Time: 110.93 ms)</text:p>
      <text:p text:style-name="Standard">[INFO] [1757320320.488361]: FPS: 9.62 (Frame Time: 103.97 ms)</text:p>
      <text:p text:style-name="Standard">[INFO] [1757320320.596346]: FPS: 9.26 (Frame Time: 107.98 ms)</text:p>
      <text:p text:style-name="Standard">[INFO] [1757320320.702053]: FPS: 9.46 (Frame Time: 105.70 ms)</text:p>
      <text:p text:style-name="Standard">[INFO] [1757320320.808028]: FPS: 9.44 (Frame Time: 105.99 ms)</text:p>
      <text:p text:style-name="Standard">[INFO] [1757320320.923343]: FPS: 8.67 (Frame Time: 115.32 ms)</text:p>
      <text:p text:style-name="Standard">[INFO] [1757320321.043446]: FPS: 8.33 (Frame Time: 120.07 ms)</text:p>
      <text:p text:style-name="Standard"><text:soft-page-break/>[INFO] [1757320321.164729]: FPS: 8.25 (Frame Time: 121.28 ms)</text:p>
      <text:p text:style-name="Standard">[INFO] [1757320321.273245]: FPS: 9.21 (Frame Time: 108.54 ms)</text:p>
      <text:p text:style-name="Standard">[INFO] [1757320321.385821]: FPS: 8.88 (Frame Time: 112.58 ms)</text:p>
      <text:p text:style-name="Standard">[INFO] [1757320321.497635]: FPS: 8.94 (Frame Time: 111.82 ms)</text:p>
      <text:p text:style-name="Standard">[INFO] [1757320321.608466]: FPS: 9.02 (Frame Time: 110.83 ms)</text:p>
      <text:p text:style-name="Standard">[INFO] [1757320321.714365]: FPS: 9.44 (Frame Time: 105.90 ms)</text:p>
      <text:p text:style-name="Standard">[INFO] [1757320321.824481]: FPS: 9.08 (Frame Time: 110.12 ms)</text:p>
      <text:p text:style-name="Standard">[INFO] [1757320321.931918]: FPS: 9.31 (Frame Time: 107.43 ms)</text:p>
      <text:p text:style-name="Standard">[INFO] [1757320322.036753]: FPS: 9.54 (Frame Time: 104.84 ms)</text:p>
      <text:p text:style-name="Standard">[INFO] [1757320322.141839]: FPS: 9.52 (Frame Time: 105.08 ms)</text:p>
      <text:p text:style-name="Standard">[INFO] [1757320322.246447]: FPS: 9.56 (Frame Time: 104.61 ms)</text:p>
      <text:p text:style-name="Standard">[INFO] [1757320322.358199]: FPS: 8.95 (Frame Time: 111.75 ms)</text:p>
      <text:p text:style-name="Standard">[INFO] [1757320322.464105]: FPS: 9.44 (Frame Time: 105.92 ms)</text:p>
      <text:p text:style-name="Standard">[INFO] [1757320322.574517]: FPS: 9.06 (Frame Time: 110.41 ms)</text:p>
      <text:p text:style-name="Standard">[INFO] [1757320322.678837]: FPS: 9.59 (Frame Time: 104.33 ms)</text:p>
      <text:p text:style-name="Standard">[INFO] [1757320322.784218]: FPS: 9.49 (Frame Time: 105.38 ms)</text:p>
      <text:p text:style-name="Standard">[INFO] [1757320322.889277]: FPS: 9.52 (Frame Time: 105.06 ms)</text:p>
      <text:p text:style-name="Standard">[INFO] [1757320322.995996]: FPS: 9.37 (Frame Time: 106.71 ms)</text:p>
      <text:p text:style-name="Standard">[INFO] [1757320323.103478]: FPS: 9.30 (Frame Time: 107.48 ms)</text:p>
      <text:p text:style-name="Standard">[INFO] [1757320323.211875]: FPS: 9.22 (Frame Time: 108.40 ms)</text:p>
      <text:p text:style-name="Standard">[INFO] [1757320323.323884]: FPS: 8.93 (Frame Time: 112.00 ms)</text:p>
      <text:p text:style-name="Standard">[INFO] [1757320323.434771]: FPS: 9.02 (Frame Time: 110.86 ms)</text:p>
      <text:p text:style-name="Standard">[INFO] [1757320323.543159]: FPS: 9.22 (Frame Time: 108.41 ms)</text:p>
      <text:p text:style-name="Standard">[INFO] [1757320323.665016]: FPS: 8.21 (Frame Time: 121.84 ms)</text:p>
      <text:p text:style-name="Standard">[INFO] [1757320323.773844]: FPS: 9.19 (Frame Time: 108.85 ms)</text:p>
      <text:p text:style-name="Standard">[INFO] [1757320323.880169]: FPS: 9.40 (Frame Time: 106.33 ms)</text:p>
      <text:p text:style-name="Standard">[INFO] [1757320323.988642]: FPS: 9.22 (Frame Time: 108.46 ms)</text:p>
      <text:p text:style-name="Standard">[INFO] [1757320324.093298]: FPS: 9.55 (Frame Time: 104.66 ms)</text:p>
      <text:p text:style-name="Standard">[INFO] [1757320324.207391]: FPS: 8.76 (Frame Time: 114.10 ms)</text:p>
      <text:p text:style-name="Standard">[INFO] [1757320324.310608]: FPS: 9.69 (Frame Time: 103.21 ms)</text:p>
      <text:p text:style-name="Standard">[INFO] [1757320324.421053]: FPS: 9.05 (Frame Time: 110.45 ms)</text:p>
      <text:p text:style-name="Standard">[INFO] [1757320324.532417]: FPS: 8.98 (Frame Time: 111.37 ms)</text:p>
      <text:p text:style-name="Standard">[INFO] [1757320324.654283]: FPS: 8.21 (Frame Time: 121.86 ms)</text:p>
      <text:p text:style-name="Standard">[INFO] [1757320324.756649]: FPS: 9.77 (Frame Time: 102.37 ms)</text:p>
      <text:p text:style-name="Standard">[INFO] [1757320324.860685]: FPS: 9.61 (Frame Time: 104.04 ms)</text:p>
      <text:p text:style-name="Standard">[INFO] [1757320324.963232]: FPS: 9.75 (Frame Time: 102.54 ms)</text:p>
      <text:p text:style-name="Standard">[INFO] [1757320325.066601]: FPS: 9.67 (Frame Time: 103.37 ms)</text:p>
      <text:p text:style-name="Standard">[INFO] [1757320325.170984]: FPS: 9.58 (Frame Time: 104.39 ms)</text:p>
      <text:p text:style-name="Standard">[INFO] [1757320325.274699]: FPS: 9.64 (Frame Time: 103.72 ms)</text:p>
      <text:p text:style-name="Standard">[INFO] [1757320325.376865]: FPS: 9.79 (Frame Time: 102.16 ms)</text:p>
      <text:p text:style-name="Standard">[INFO] [1757320325.477003]: FPS: 9.99 (Frame Time: 100.14 ms)</text:p>
      <text:p text:style-name="Standard">[INFO] [1757320325.580011]: FPS: 9.71 (Frame Time: 103.01 ms)</text:p>
      <text:p text:style-name="Standard">[INFO] [1757320325.684466]: FPS: 9.57 (Frame Time: 104.45 ms)</text:p>
      <text:p text:style-name="Standard">[INFO] [1757320325.787175]: FPS: 9.74 (Frame Time: 102.71 ms)</text:p>
      <text:p text:style-name="Standard">[INFO] [1757320325.889730]: FPS: 9.75 (Frame Time: 102.55 ms)</text:p>
      <text:p text:style-name="Standard">[INFO] [1757320325.991449]: FPS: 9.83 (Frame Time: 101.72 ms)</text:p>
      <text:p text:style-name="Standard">[INFO] [1757320326.093267]: FPS: 9.82 (Frame Time: 101.81 ms)</text:p>
      <text:p text:style-name="Standard">[INFO] [1757320326.197026]: FPS: 9.64 (Frame Time: 103.77 ms)</text:p>
      <text:p text:style-name="Standard">[INFO] [1757320326.300295]: FPS: 9.68 (Frame Time: 103.27 ms)</text:p>
      <text:p text:style-name="Standard">[INFO] [1757320326.401361]: FPS: 9.89 (Frame Time: 101.07 ms)</text:p>
      <text:p text:style-name="Standard">[INFO] [1757320326.506436]: FPS: 9.52 (Frame Time: 105.07 ms)</text:p>
      <text:p text:style-name="Standard">[INFO] [1757320326.613934]: FPS: 9.30 (Frame Time: 107.50 ms)</text:p>
      <text:p text:style-name="Standard"><text:soft-page-break/>[INFO] [1757320326.722817]: FPS: 9.19 (Frame Time: 108.87 ms)</text:p>
      <text:p text:style-name="Standard">[INFO] [1757320326.832365]: FPS: 9.13 (Frame Time: 109.55 ms)</text:p>
      <text:p text:style-name="Standard">[INFO] [1757320326.939473]: FPS: 9.34 (Frame Time: 107.11 ms)</text:p>
      <text:p text:style-name="Standard">[INFO] [1757320327.043072]: FPS: 9.65 (Frame Time: 103.60 ms)</text:p>
      <text:p text:style-name="Standard">[INFO] [1757320327.159536]: FPS: 8.59 (Frame Time: 116.40 ms)</text:p>
      <text:p text:style-name="Standard">[INFO] [1757320327.274762]: FPS: 8.67 (Frame Time: 115.29 ms)</text:p>
      <text:p text:style-name="Standard">[INFO] [1757320327.378961]: FPS: 9.60 (Frame Time: 104.19 ms)</text:p>
      <text:p text:style-name="Standard">[INFO] [1757320327.495635]: FPS: 8.57 (Frame Time: 116.68 ms)</text:p>
      <text:p text:style-name="Standard">[INFO] [1757320327.602047]: FPS: 9.40 (Frame Time: 106.39 ms)</text:p>
      <text:p text:style-name="Standard">[INFO] [1757320327.708683]: FPS: 9.38 (Frame Time: 106.64 ms)</text:p>
      <text:p text:style-name="Standard">[INFO] [1757320327.818649]: FPS: 9.09 (Frame Time: 109.98 ms)</text:p>
      <text:p text:style-name="Standard">[INFO] [1757320327.930059]: FPS: 8.98 (Frame Time: 111.40 ms)</text:p>
      <text:p text:style-name="Standard">[INFO] [1757320328.036921]: FPS: 9.36 (Frame Time: 106.86 ms)</text:p>
      <text:p text:style-name="Standard">[INFO] [1757320328.145035]: FPS: 9.26 (Frame Time: 107.99 ms)</text:p>
      <text:p text:style-name="Standard">[INFO] [1757320328.266663]: FPS: 8.21 (Frame Time: 121.75 ms)</text:p>
      <text:p text:style-name="Standard">[INFO] [1757320328.369510]: FPS: 9.73 (Frame Time: 102.81 ms)</text:p>
      <text:p text:style-name="Standard">[INFO] [1757320328.484787]: FPS: 8.67 (Frame Time: 115.32 ms)</text:p>
      <text:p text:style-name="Standard">[INFO] [1757320328.595908]: FPS: 9.00 (Frame Time: 111.12 ms)</text:p>
      <text:p text:style-name="Standard">[INFO] [1757320328.700342]: FPS: 9.58 (Frame Time: 104.44 ms)</text:p>
      <text:p text:style-name="Standard">[INFO] [1757320328.805189]: FPS: 9.54 (Frame Time: 104.85 ms)</text:p>
      <text:p text:style-name="Standard">[INFO] [1757320328.911158]: FPS: 9.44 (Frame Time: 105.97 ms)</text:p>
      <text:p text:style-name="Standard">[INFO] [1757320329.023542]: FPS: 8.90 (Frame Time: 112.39 ms)</text:p>
      <text:p text:style-name="Standard">[INFO] [1757320329.131409]: FPS: 9.27 (Frame Time: 107.87 ms)</text:p>
      <text:p text:style-name="Standard">[INFO] [1757320329.235787]: FPS: 9.58 (Frame Time: 104.37 ms)</text:p>
      <text:p text:style-name="Standard">[INFO] [1757320329.343290]: FPS: 9.31 (Frame Time: 107.47 ms)</text:p>
      <text:p text:style-name="Standard">[INFO] [1757320329.454180]: FPS: 9.02 (Frame Time: 110.91 ms)</text:p>
      <text:p text:style-name="Standard">[INFO] [1757320329.559135]: FPS: 9.53 (Frame Time: 104.97 ms)</text:p>
      <text:p text:style-name="Standard">[INFO] [1757320329.663872]: FPS: 9.55 (Frame Time: 104.74 ms)</text:p>
      <text:p text:style-name="Standard">[INFO] [1757320329.781111]: FPS: 8.53 (Frame Time: 117.24 ms)</text:p>
      <text:p text:style-name="Standard">[INFO] [1757320329.892402]: FPS: 8.98 (Frame Time: 111.30 ms)</text:p>
      <text:p text:style-name="Standard">[INFO] [1757320329.996620]: FPS: 9.60 (Frame Time: 104.21 ms)</text:p>
      <text:p text:style-name="Standard">[INFO] [1757320330.100781]: FPS: 9.60 (Frame Time: 104.16 ms)</text:p>
      <text:p text:style-name="Standard">[INFO] [1757320330.204506]: FPS: 9.64 (Frame Time: 103.73 ms)</text:p>
      <text:p text:style-name="Standard">[INFO] [1757320330.311574]: FPS: 9.34 (Frame Time: 107.07 ms)</text:p>
      <text:p text:style-name="Standard">[INFO] [1757320330.415392]: FPS: 9.63 (Frame Time: 103.82 ms)</text:p>
      <text:p text:style-name="Standard">[INFO] [1757320330.519377]: FPS: 9.62 (Frame Time: 103.99 ms)</text:p>
      <text:p text:style-name="Standard">[INFO] [1757320330.622861]: FPS: 9.66 (Frame Time: 103.49 ms)</text:p>
      <text:p text:style-name="Standard">[INFO] [1757320330.727289]: FPS: 9.58 (Frame Time: 104.43 ms)</text:p>
      <text:p text:style-name="Standard">[INFO] [1757320330.832599]: FPS: 9.50 (Frame Time: 105.31 ms)</text:p>
      <text:p text:style-name="Standard">[INFO] [1757320330.941085]: FPS: 9.22 (Frame Time: 108.48 ms)</text:p>
      <text:p text:style-name="Standard">[INFO] [1757320331.045435]: FPS: 9.59 (Frame Time: 104.26 ms)</text:p>
      <text:p text:style-name="Standard">[INFO] [1757320331.165796]: FPS: 8.30 (Frame Time: 120.44 ms)</text:p>
      <text:p text:style-name="Standard">[INFO] [1757320331.270500]: FPS: 9.55 (Frame Time: 104.71 ms)</text:p>
      <text:p text:style-name="Standard">[INFO] [1757320331.381651]: FPS: 9.00 (Frame Time: 111.16 ms)</text:p>
      <text:p text:style-name="Standard">[INFO] [1757320331.486005]: FPS: 9.58 (Frame Time: 104.35 ms)</text:p>
      <text:p text:style-name="Standard">[INFO] [1757320331.594244]: FPS: 9.24 (Frame Time: 108.25 ms)</text:p>
      <text:p text:style-name="Standard">[INFO] [1757320331.700463]: FPS: 9.42 (Frame Time: 106.21 ms)</text:p>
      <text:p text:style-name="Standard">[INFO] [1757320331.805472]: FPS: 9.52 (Frame Time: 105.01 ms)</text:p>
      <text:p text:style-name="Standard">[INFO] [1757320331.914655]: FPS: 9.16 (Frame Time: 109.19 ms)</text:p>
      <text:p text:style-name="Standard">[INFO] [1757320332.021353]: FPS: 9.37 (Frame Time: 106.70 ms)</text:p>
      <text:p text:style-name="Standard">[INFO] [1757320332.134497]: FPS: 8.84 (Frame Time: 113.15 ms)</text:p>
      <text:p text:style-name="Standard">[INFO] [1757320332.242875]: FPS: 9.23 (Frame Time: 108.37 ms)</text:p>
      <text:p text:style-name="Standard"><text:soft-page-break/>[INFO] [1757320332.358875]: FPS: 8.62 (Frame Time: 116.00 ms)</text:p>
      <text:p text:style-name="Standard">[INFO] [1757320332.465257]: FPS: 9.40 (Frame Time: 106.37 ms)</text:p>
      <text:p text:style-name="Standard">[INFO] [1757320332.572511]: FPS: 9.32 (Frame Time: 107.24 ms)</text:p>
      <text:p text:style-name="Standard">[INFO] [1757320332.679592]: FPS: 9.34 (Frame Time: 107.11 ms)</text:p>
      <text:p text:style-name="Standard">[INFO] [1757320332.756975]: FPS: 12.92 (Frame Time: 77.38 ms)</text:p>
      <text:p text:style-name="Standard">[INFO] [1757320332.846908]: FPS: 11.12 (Frame Time: 89.93 ms)</text:p>
      <text:p text:style-name="Standard">[INFO] [1757320332.946878]: FPS: 10.00 (Frame Time: 99.96 ms)</text:p>
      <text:p text:style-name="Standard">[INFO] [1757320333.072484]: FPS: 7.96 (Frame Time: 125.61 ms)</text:p>
      <text:p text:style-name="Standard">[INFO] [1757320333.178749]: FPS: 9.41 (Frame Time: 106.28 ms)</text:p>
      <text:p text:style-name="Standard">[INFO] [1757320333.290335]: FPS: 8.96 (Frame Time: 111.59 ms)</text:p>
      <text:p text:style-name="Standard">[INFO] [1757320333.392421]: FPS: 9.79 (Frame Time: 102.09 ms)</text:p>
      <text:p text:style-name="Standard">[INFO] [1757320333.491919]: FPS: 10.05 (Frame Time: 99.49 ms)</text:p>
      <text:p text:style-name="Standard">[INFO] [1757320333.592016]: FPS: 9.99 (Frame Time: 100.09 ms)</text:p>
      <text:p text:style-name="Standard">[INFO] [1757320333.693383]: FPS: 9.86 (Frame Time: 101.37 ms)</text:p>
      <text:p text:style-name="Standard">[INFO] [1757320333.796078]: FPS: 9.74 (Frame Time: 102.69 ms)</text:p>
      <text:p text:style-name="Standard">[INFO] [1757320333.901778]: FPS: 9.46 (Frame Time: 105.70 ms)</text:p>
      <text:p text:style-name="Standard">[INFO] [1757320334.007859]: FPS: 9.43 (Frame Time: 106.08 ms)</text:p>
      <text:p text:style-name="Standard">[INFO] [1757320334.111062]: FPS: 9.69 (Frame Time: 103.20 ms)</text:p>
      <text:p text:style-name="Standard">[INFO] [1757320334.215665]: FPS: 9.56 (Frame Time: 104.61 ms)</text:p>
      <text:p text:style-name="Standard">[INFO] [1757320334.316335]: FPS: 9.93 (Frame Time: 100.67 ms)</text:p>
      <text:p text:style-name="Standard">[INFO] [1757320334.423509]: FPS: 9.33 (Frame Time: 107.17 ms)</text:p>
      <text:p text:style-name="Standard">[INFO] [1757320334.531196]: FPS: 9.29 (Frame Time: 107.68 ms)</text:p>
      <text:p text:style-name="Standard">[INFO] [1757320334.636729]: FPS: 9.48 (Frame Time: 105.54 ms)</text:p>
      <text:p text:style-name="Standard">[INFO] [1757320334.744458]: FPS: 9.28 (Frame Time: 107.71 ms)</text:p>
      <text:p text:style-name="Standard">[INFO] [1757320334.855007]: FPS: 9.05 (Frame Time: 110.50 ms)</text:p>
      <text:p text:style-name="Standard">[INFO] [1757320334.962128]: FPS: 9.33 (Frame Time: 107.18 ms)</text:p>
      <text:p text:style-name="Standard">[INFO] [1757320335.061798]: FPS: 10.03 (Frame Time: 99.66 ms)</text:p>
      <text:p text:style-name="Standard">[INFO] [1757320335.182703]: FPS: 8.27 (Frame Time: 120.92 ms)</text:p>
      <text:p text:style-name="Standard">[INFO] [1757320335.283801]: FPS: 9.89 (Frame Time: 101.10 ms)</text:p>
      <text:p text:style-name="Standard">[INFO] [1757320335.385488]: FPS: 9.83 (Frame Time: 101.69 ms)</text:p>
      <text:p text:style-name="Standard">[INFO] [1757320335.485695]: FPS: 9.98 (Frame Time: 100.20 ms)</text:p>
      <text:p text:style-name="Standard">[INFO] [1757320335.590956]: FPS: 9.50 (Frame Time: 105.26 ms)</text:p>
      <text:p text:style-name="Standard">[INFO] [1757320335.692062]: FPS: 9.89 (Frame Time: 101.10 ms)</text:p>
      <text:p text:style-name="Standard">[INFO] [1757320335.792791]: FPS: 9.93 (Frame Time: 100.73 ms)</text:p>
      <text:p text:style-name="Standard">[INFO] [1757320335.893187]: FPS: 9.96 (Frame Time: 100.40 ms)</text:p>
      <text:p text:style-name="Standard">[INFO] [1757320335.995626]: FPS: 9.76 (Frame Time: 102.45 ms)</text:p>
      <text:p text:style-name="Standard">[INFO] [1757320336.099882]: FPS: 9.59 (Frame Time: 104.25 ms)</text:p>
      <text:p text:style-name="Standard">[INFO] [1757320336.201223]: FPS: 9.87 (Frame Time: 101.35 ms)</text:p>
      <text:p text:style-name="Standard">[INFO] [1757320336.301197]: FPS: 10.00 (Frame Time: 99.97 ms)</text:p>
      <text:p text:style-name="Standard">[INFO] [1757320336.403161]: FPS: 9.81 (Frame Time: 101.97 ms)</text:p>
      <text:p text:style-name="Standard">[INFO] [1757320336.506516]: FPS: 9.68 (Frame Time: 103.35 ms)</text:p>
      <text:p text:style-name="Standard">[INFO] [1757320336.610855]: FPS: 9.58 (Frame Time: 104.34 ms)</text:p>
      <text:p text:style-name="Standard">[INFO] [1757320336.712346]: FPS: 9.85 (Frame Time: 101.49 ms)</text:p>
      <text:p text:style-name="Standard">[INFO] [1757320336.816755]: FPS: 9.58 (Frame Time: 104.41 ms)</text:p>
      <text:p text:style-name="Standard">[INFO] [1757320336.919535]: FPS: 9.73 (Frame Time: 102.78 ms)</text:p>
      <text:p text:style-name="Standard">[INFO] [1757320337.033697]: FPS: 8.76 (Frame Time: 114.16 ms)</text:p>
      <text:p text:style-name="Standard">[INFO] [1757320337.141655]: FPS: 9.26 (Frame Time: 107.96 ms)</text:p>
      <text:p text:style-name="Standard">[INFO] [1757320337.243398]: FPS: 9.83 (Frame Time: 101.71 ms)</text:p>
      <text:p text:style-name="Standard">[INFO] [1757320337.354294]: FPS: 9.02 (Frame Time: 110.93 ms)</text:p>
      <text:p text:style-name="Standard">[INFO] [1757320337.464237]: FPS: 9.10 (Frame Time: 109.95 ms)</text:p>
      <text:p text:style-name="Standard">[INFO] [1757320337.566043]: FPS: 9.83 (Frame Time: 101.75 ms)</text:p>
      <text:p text:style-name="Standard">[INFO] [1757320337.671088]: FPS: 9.52 (Frame Time: 105.07 ms)</text:p>
      <text:p text:style-name="Standard"><text:soft-page-break/>[INFO] [1757320337.776355]: FPS: 9.50 (Frame Time: 105.29 ms)</text:p>
      <text:p text:style-name="Standard">[INFO] [1757320337.879902]: FPS: 9.66 (Frame Time: 103.55 ms)</text:p>
      <text:p text:style-name="Standard">[INFO] [1757320337.982999]: FPS: 9.70 (Frame Time: 103.10 ms)</text:p>
      <text:p text:style-name="Standard">[INFO] [1757320338.094183]: FPS: 8.99 (Frame Time: 111.18 ms)</text:p>
      <text:p text:style-name="Standard">[INFO] [1757320338.202952]: FPS: 9.19 (Frame Time: 108.77 ms)</text:p>
      <text:p text:style-name="Standard">[INFO] [1757320338.312299]: FPS: 9.15 (Frame Time: 109.35 ms)</text:p>
      <text:p text:style-name="Standard">[INFO] [1757320338.414496]: FPS: 9.79 (Frame Time: 102.19 ms)</text:p>
      <text:p text:style-name="Standard">[INFO] [1757320338.520358]: FPS: 9.45 (Frame Time: 105.87 ms)</text:p>
      <text:p text:style-name="Standard">[INFO] [1757320338.621366]: FPS: 9.90 (Frame Time: 101.00 ms)</text:p>
      <text:p text:style-name="Standard">[INFO] [1757320338.723519]: FPS: 9.79 (Frame Time: 102.16 ms)</text:p>
      <text:p text:style-name="Standard">[INFO] [1757320338.826101]: FPS: 9.75 (Frame Time: 102.58 ms)</text:p>
      <text:p text:style-name="Standard">[INFO] [1757320338.927110]: FPS: 9.90 (Frame Time: 101.01 ms)</text:p>
      <text:p text:style-name="Standard">[INFO] [1757320339.035796]: FPS: 9.20 (Frame Time: 108.69 ms)</text:p>
      <text:p text:style-name="Standard">[INFO] [1757320339.137464]: FPS: 9.84 (Frame Time: 101.67 ms)</text:p>
      <text:p text:style-name="Standard">[INFO] [1757320339.255043]: FPS: 8.51 (Frame Time: 117.53 ms)</text:p>
      <text:p text:style-name="Standard">[INFO] [1757320339.367378]: FPS: 8.90 (Frame Time: 112.37 ms)</text:p>
      <text:p text:style-name="Standard">[INFO] [1757320339.478394]: FPS: 9.01 (Frame Time: 111.02 ms)</text:p>
      <text:p text:style-name="Standard">[INFO] [1757320339.581906]: FPS: 9.66 (Frame Time: 103.52 ms)</text:p>
      <text:p text:style-name="Standard">[INFO] [1757320339.680588]: FPS: 10.13 (Frame Time: 98.69 ms)</text:p>
      <text:p text:style-name="Standard">[INFO] [1757320339.781456]: FPS: 9.91 (Frame Time: 100.87 ms)</text:p>
      <text:p text:style-name="Standard">[INFO] [1757320339.891149]: FPS: 9.12 (Frame Time: 109.69 ms)</text:p>
      <text:p text:style-name="Standard">[INFO] [1757320339.996890]: FPS: 9.46 (Frame Time: 105.73 ms)</text:p>
      <text:p text:style-name="Standard">[INFO] [1757320340.103528]: FPS: 9.38 (Frame Time: 106.65 ms)</text:p>
      <text:p text:style-name="Standard">[INFO] [1757320340.208863]: FPS: 9.49 (Frame Time: 105.34 ms)</text:p>
      <text:p text:style-name="Standard">[INFO] [1757320340.313126]: FPS: 9.59 (Frame Time: 104.26 ms)</text:p>
      <text:p text:style-name="Standard">[INFO] [1757320340.422152]: FPS: 9.17 (Frame Time: 109.02 ms)</text:p>
      <text:p text:style-name="Standard">[INFO] [1757320340.532487]: FPS: 9.06 (Frame Time: 110.34 ms)</text:p>
      <text:p text:style-name="Standard">[INFO] [1757320340.635326]: FPS: 9.72 (Frame Time: 102.84 ms)</text:p>
      <text:p text:style-name="Standard">[INFO] [1757320340.755092]: FPS: 8.35 (Frame Time: 119.75 ms)</text:p>
      <text:p text:style-name="Standard">[INFO] [1757320340.871863]: FPS: 8.56 (Frame Time: 116.76 ms)</text:p>
      <text:p text:style-name="Standard">[INFO] [1757320340.982619]: FPS: 9.03 (Frame Time: 110.79 ms)</text:p>
      <text:p text:style-name="Standard">[INFO] [1757320341.088550]: FPS: 9.44 (Frame Time: 105.93 ms)</text:p>
      <text:p text:style-name="Standard">[INFO] [1757320341.199366]: FPS: 9.02 (Frame Time: 110.82 ms)</text:p>
      <text:p text:style-name="Standard">[INFO] [1757320341.302461]: FPS: 9.70 (Frame Time: 103.09 ms)</text:p>
      <text:p text:style-name="Standard">[INFO] [1757320341.410212]: FPS: 9.28 (Frame Time: 107.75 ms)</text:p>
      <text:p text:style-name="Standard">[INFO] [1757320341.513110]: FPS: 9.72 (Frame Time: 102.90 ms)</text:p>
      <text:p text:style-name="Standard">[INFO] [1757320341.615430]: FPS: 9.77 (Frame Time: 102.32 ms)</text:p>
      <text:p text:style-name="Standard">[INFO] [1757320341.718001]: FPS: 9.75 (Frame Time: 102.55 ms)</text:p>
      <text:p text:style-name="Standard">[INFO] [1757320341.828557]: FPS: 9.04 (Frame Time: 110.58 ms)</text:p>
      <text:p text:style-name="Standard">[INFO] [1757320341.937505]: FPS: 9.18 (Frame Time: 108.95 ms)</text:p>
      <text:p text:style-name="Standard">[INFO] [1757320342.041810]: FPS: 9.59 (Frame Time: 104.31 ms)</text:p>
      <text:p text:style-name="Standard">[INFO] [1757320342.163089]: FPS: 8.25 (Frame Time: 121.25 ms)</text:p>
      <text:p text:style-name="Standard">[INFO] [1757320342.269538]: FPS: 9.39 (Frame Time: 106.47 ms)</text:p>
      <text:p text:style-name="Standard">[INFO] [1757320342.376116]: FPS: 9.38 (Frame Time: 106.59 ms)</text:p>
      <text:p text:style-name="Standard">[INFO] [1757320342.479164]: FPS: 9.70 (Frame Time: 103.05 ms)</text:p>
      <text:p text:style-name="Standard">[INFO] [1757320342.582697]: FPS: 9.66 (Frame Time: 103.53 ms)</text:p>
      <text:p text:style-name="Standard">[INFO] [1757320342.684633]: FPS: 9.81 (Frame Time: 101.94 ms)</text:p>
      <text:p text:style-name="Standard">[INFO] [1757320342.792350]: FPS: 9.28 (Frame Time: 107.72 ms)</text:p>
      <text:p text:style-name="Standard">[INFO] [1757320342.895114]: FPS: 9.73 (Frame Time: 102.76 ms)</text:p>
      <text:p text:style-name="Standard">[INFO] [1757320342.998658]: FPS: 9.66 (Frame Time: 103.54 ms)</text:p>
      <text:p text:style-name="Standard">[INFO] [1757320343.103727]: FPS: 9.52 (Frame Time: 105.07 ms)</text:p>
      <text:p text:style-name="Standard">[INFO] [1757320343.211694]: FPS: 9.26 (Frame Time: 107.97 ms)</text:p>
      <text:p text:style-name="Standard"><text:soft-page-break/>[INFO] [1757320343.319624]: FPS: 9.27 (Frame Time: 107.93 ms)</text:p>
      <text:p text:style-name="Standard">[INFO] [1757320343.427690]: FPS: 9.25 (Frame Time: 108.06 ms)</text:p>
      <text:p text:style-name="Standard">[INFO] [1757320343.532595]: FPS: 9.53 (Frame Time: 104.90 ms)</text:p>
      <text:p text:style-name="Standard">[INFO] [1757320343.638506]: FPS: 9.44 (Frame Time: 105.91 ms)</text:p>
      <text:p text:style-name="Standard">[INFO] [1757320343.756794]: FPS: 8.45 (Frame Time: 118.29 ms)</text:p>
      <text:p text:style-name="Standard">[INFO] [1757320343.871984]: FPS: 8.68 (Frame Time: 115.19 ms)</text:p>
      <text:p text:style-name="Standard">[INFO] [1757320343.976637]: FPS: 9.55 (Frame Time: 104.66 ms)</text:p>
      <text:p text:style-name="Standard">[INFO] [1757320344.091008]: FPS: 8.74 (Frame Time: 114.37 ms)</text:p>
      <text:p text:style-name="Standard">[INFO] [1757320344.193977]: FPS: 9.71 (Frame Time: 102.96 ms)</text:p>
      <text:p text:style-name="Standard">[INFO] [1757320344.299647]: FPS: 9.46 (Frame Time: 105.68 ms)</text:p>
      <text:p text:style-name="Standard">[INFO] [1757320344.402213]: FPS: 9.75 (Frame Time: 102.56 ms)</text:p>
      <text:p text:style-name="Standard">[INFO] [1757320344.506484]: FPS: 9.59 (Frame Time: 104.27 ms)</text:p>
      <text:p text:style-name="Standard">[INFO] [1757320344.612976]: FPS: 9.39 (Frame Time: 106.49 ms)</text:p>
      <text:p text:style-name="Standard">[INFO] [1757320344.719056]: FPS: 9.43 (Frame Time: 106.08 ms)</text:p>
      <text:p text:style-name="Standard">[INFO] [1757320344.824283]: FPS: 9.50 (Frame Time: 105.23 ms)</text:p>
      <text:p text:style-name="Standard">[INFO] [1757320344.930750]: FPS: 9.39 (Frame Time: 106.47 ms)</text:p>
      <text:p text:style-name="Standard">[INFO] [1757320345.014689]: FPS: 11.91 (Frame Time: 83.94 ms)</text:p>
      <text:p text:style-name="Standard">[INFO] [1757320345.099765]: FPS: 11.75 (Frame Time: 85.08 ms)</text:p>
      <text:p text:style-name="Standard">[INFO] [1757320345.180413]: FPS: 12.40 (Frame Time: 80.65 ms)</text:p>
      <text:p text:style-name="Standard">[INFO] [1757320345.260648]: FPS: 12.46 (Frame Time: 80.24 ms)</text:p>
      <text:p text:style-name="Standard">[INFO] [1757320345.346191]: FPS: 11.69 (Frame Time: 85.54 ms)</text:p>
      <text:p text:style-name="Standard">[INFO] [1757320345.463729]: FPS: 8.51 (Frame Time: 117.52 ms)</text:p>
      <text:p text:style-name="Standard">[INFO] [1757320345.575124]: FPS: 8.97 (Frame Time: 111.42 ms)</text:p>
      <text:p text:style-name="Standard">[INFO] [1757320345.684433]: FPS: 9.15 (Frame Time: 109.31 ms)</text:p>
      <text:p text:style-name="Standard">[INFO] [1757320345.793177]: FPS: 9.20 (Frame Time: 108.74 ms)</text:p>
      <text:p text:style-name="Standard">[INFO] [1757320345.903066]: FPS: 9.10 (Frame Time: 109.89 ms)</text:p>
      <text:p text:style-name="Standard">[INFO] [1757320346.015424]: FPS: 8.90 (Frame Time: 112.35 ms)</text:p>
      <text:p text:style-name="Standard">[INFO] [1757320346.124101]: FPS: 9.20 (Frame Time: 108.68 ms)</text:p>
      <text:p text:style-name="Standard">[INFO] [1757320346.239615]: FPS: 8.66 (Frame Time: 115.52 ms)</text:p>
      <text:p text:style-name="Standard">[INFO] [1757320346.356469]: FPS: 8.56 (Frame Time: 116.85 ms)</text:p>
      <text:p text:style-name="Standard">[INFO] [1757320346.461882]: FPS: 9.49 (Frame Time: 105.40 ms)</text:p>
      <text:p text:style-name="Standard">[INFO] [1757320346.572834]: FPS: 9.01 (Frame Time: 110.96 ms)</text:p>
      <text:p text:style-name="Standard">[INFO] [1757320346.679165]: FPS: 9.40 (Frame Time: 106.33 ms)</text:p>
      <text:p text:style-name="Standard">[INFO] [1757320346.788803]: FPS: 9.12 (Frame Time: 109.64 ms)</text:p>
      <text:p text:style-name="Standard">[INFO] [1757320346.899636]: FPS: 9.02 (Frame Time: 110.83 ms)</text:p>
      <text:p text:style-name="Standard">[INFO] [1757320347.002986]: FPS: 9.68 (Frame Time: 103.34 ms)</text:p>
      <text:p text:style-name="Standard">[INFO] [1757320347.117982]: FPS: 8.70 (Frame Time: 114.98 ms)</text:p>
      <text:p text:style-name="Standard">[INFO] [1757320347.223365]: FPS: 9.49 (Frame Time: 105.40 ms)</text:p>
      <text:p text:style-name="Standard">[INFO] [1757320347.330869]: FPS: 9.30 (Frame Time: 107.50 ms)</text:p>
      <text:p text:style-name="Standard">[INFO] [1757320347.438161]: FPS: 9.32 (Frame Time: 107.29 ms)</text:p>
      <text:p text:style-name="Standard">[INFO] [1757320347.555182]: FPS: 8.55 (Frame Time: 117.01 ms)</text:p>
      <text:p text:style-name="Standard">[INFO] [1757320347.670053]: FPS: 8.71 (Frame Time: 114.84 ms)</text:p>
      <text:p text:style-name="Standard">[INFO] [1757320347.779996]: FPS: 9.09 (Frame Time: 109.98 ms)</text:p>
      <text:p text:style-name="Standard">[INFO] [1757320347.889245]: FPS: 9.15 (Frame Time: 109.25 ms)</text:p>
      <text:p text:style-name="Standard">[INFO] [1757320347.996766]: FPS: 9.30 (Frame Time: 107.52 ms)</text:p>
      <text:p text:style-name="Standard">[INFO] [1757320348.104887]: FPS: 9.25 (Frame Time: 108.12 ms)</text:p>
      <text:p text:style-name="Standard">[INFO] [1757320348.212828]: FPS: 9.26 (Frame Time: 107.94 ms)</text:p>
      <text:p text:style-name="Standard">[INFO] [1757320348.320562]: FPS: 9.28 (Frame Time: 107.73 ms)</text:p>
      <text:p text:style-name="Standard">[INFO] [1757320348.436835]: FPS: 8.60 (Frame Time: 116.27 ms)</text:p>
      <text:p text:style-name="Standard">[INFO] [1757320348.541967]: FPS: 9.51 (Frame Time: 105.12 ms)</text:p>
      <text:p text:style-name="Standard">[INFO] [1757320348.664628]: FPS: 8.15 (Frame Time: 122.65 ms)</text:p>
      <text:p text:style-name="Standard">[INFO] [1757320348.771433]: FPS: 9.36 (Frame Time: 106.82 ms)</text:p>
      <text:p text:style-name="Standard"><text:soft-page-break/>[INFO] [1757320348.875005]: FPS: 9.65 (Frame Time: 103.58 ms)</text:p>
      <text:p text:style-name="Standard">[INFO] [1757320348.982964]: FPS: 9.26 (Frame Time: 107.95 ms)</text:p>
      <text:p text:style-name="Standard">[INFO] [1757320349.092839]: FPS: 9.10 (Frame Time: 109.88 ms)</text:p>
      <text:p text:style-name="Standard">[INFO] [1757320349.203487]: FPS: 9.04 (Frame Time: 110.65 ms)</text:p>
      <text:p text:style-name="Standard">[INFO] [1757320349.314982]: FPS: 8.97 (Frame Time: 111.50 ms)</text:p>
      <text:p text:style-name="Standard">[INFO] [1757320349.422563]: FPS: 9.29 (Frame Time: 107.59 ms)</text:p>
      <text:p text:style-name="Standard">[INFO] [1757320349.532614]: FPS: 9.09 (Frame Time: 110.04 ms)</text:p>
      <text:p text:style-name="Standard">[INFO] [1757320349.641322]: FPS: 9.20 (Frame Time: 108.71 ms)</text:p>
      <text:p text:style-name="Standard">[INFO] [1757320349.757579]: FPS: 8.60 (Frame Time: 116.24 ms)</text:p>
      <text:p text:style-name="Standard">[INFO] [1757320349.870586]: FPS: 8.85 (Frame Time: 112.98 ms)</text:p>
      <text:p text:style-name="Standard">[INFO] [1757320349.985053]: FPS: 8.73 (Frame Time: 114.51 ms)</text:p>
      <text:p text:style-name="Standard">[INFO] [1757320350.092429]: FPS: 9.31 (Frame Time: 107.39 ms)</text:p>
      <text:p text:style-name="Standard">[INFO] [1757320350.199862]: FPS: 9.31 (Frame Time: 107.43 ms)</text:p>
      <text:p text:style-name="Standard">[INFO] [1757320350.311043]: FPS: 8.99 (Frame Time: 111.18 ms)</text:p>
      <text:p text:style-name="Standard">[INFO] [1757320350.419971]: FPS: 9.18 (Frame Time: 108.92 ms)</text:p>
      <text:p text:style-name="Standard">[INFO] [1757320350.536491]: FPS: 8.58 (Frame Time: 116.52 ms)</text:p>
      <text:p text:style-name="Standard">[INFO] [1757320350.661043]: FPS: 8.03 (Frame Time: 124.53 ms)</text:p>
      <text:p text:style-name="Standard">[INFO] [1757320350.773967]: FPS: 8.85 (Frame Time: 112.94 ms)</text:p>
      <text:p text:style-name="Standard">[INFO] [1757320350.879742]: FPS: 9.45 (Frame Time: 105.78 ms)</text:p>
      <text:p text:style-name="Standard">[INFO] [1757320350.984634]: FPS: 9.53 (Frame Time: 104.89 ms)</text:p>
      <text:p text:style-name="Standard">[INFO] [1757320351.089871]: FPS: 9.50 (Frame Time: 105.23 ms)</text:p>
      <text:p text:style-name="Standard">[INFO] [1757320351.196439]: FPS: 9.38 (Frame Time: 106.57 ms)</text:p>
      <text:p text:style-name="Standard">[INFO] [1757320351.301175]: FPS: 9.55 (Frame Time: 104.70 ms)</text:p>
      <text:p text:style-name="Standard">[INFO] [1757320351.415102]: FPS: 8.77 (Frame Time: 113.99 ms)</text:p>
      <text:p text:style-name="Standard">[INFO] [1757320351.528033]: FPS: 8.86 (Frame Time: 112.89 ms)</text:p>
      <text:p text:style-name="Standard">[INFO] [1757320351.638402]: FPS: 9.06 (Frame Time: 110.38 ms)</text:p>
      <text:p text:style-name="Standard">[INFO] [1757320351.761915]: FPS: 8.10 (Frame Time: 123.51 ms)</text:p>
      <text:p text:style-name="Standard">[INFO] [1757320351.871903]: FPS: 9.09 (Frame Time: 109.97 ms)</text:p>
      <text:p text:style-name="Standard">[INFO] [1757320351.980657]: FPS: 9.19 (Frame Time: 108.78 ms)</text:p>
      <text:p text:style-name="Standard">[INFO] [1757320352.082140]: FPS: 9.85 (Frame Time: 101.48 ms)</text:p>
      <text:p text:style-name="Standard">[INFO] [1757320352.187493]: FPS: 9.49 (Frame Time: 105.36 ms)</text:p>
      <text:p text:style-name="Standard">[INFO] [1757320352.292224]: FPS: 9.55 (Frame Time: 104.73 ms)</text:p>
      <text:p text:style-name="Standard">[INFO] [1757320352.400488]: FPS: 9.24 (Frame Time: 108.26 ms)</text:p>
      <text:p text:style-name="Standard">[INFO] [1757320352.506388]: FPS: 9.44 (Frame Time: 105.90 ms)</text:p>
      <text:p text:style-name="Standard">[INFO] [1757320352.589274]: FPS: 12.06 (Frame Time: 82.89 ms)</text:p>
      <text:p text:style-name="Standard">[INFO] [1757320352.667357]: FPS: 12.81 (Frame Time: 78.07 ms)</text:p>
      <text:p text:style-name="Standard">[INFO] [1757320352.745628]: FPS: 12.78 (Frame Time: 78.27 ms)</text:p>
      <text:p text:style-name="Standard">[INFO] [1757320352.845654]: FPS: 10.00 (Frame Time: 100.02 ms)</text:p>
      <text:p text:style-name="Standard">[INFO] [1757320352.951768]: FPS: 9.43 (Frame Time: 106.06 ms)</text:p>
      <text:p text:style-name="Standard">[INFO] [1757320353.057221]: FPS: 9.48 (Frame Time: 105.50 ms)</text:p>
      <text:p text:style-name="Standard">[INFO] [1757320353.173081]: FPS: 8.63 (Frame Time: 115.84 ms)</text:p>
      <text:p text:style-name="Standard">[INFO] [1757320353.275758]: FPS: 9.74 (Frame Time: 102.71 ms)</text:p>
      <text:p text:style-name="Standard">[INFO] [1757320353.374707]: FPS: 10.11 (Frame Time: 98.95 ms)</text:p>
      <text:p text:style-name="Standard">[INFO] [1757320353.476191]: FPS: 9.85 (Frame Time: 101.48 ms)</text:p>
      <text:p text:style-name="Standard">[INFO] [1757320353.579362]: FPS: 9.69 (Frame Time: 103.18 ms)</text:p>
      <text:p text:style-name="Standard">[INFO] [1757320353.687528]: FPS: 9.25 (Frame Time: 108.16 ms)</text:p>
      <text:p text:style-name="Standard">[INFO] [1757320353.791253]: FPS: 9.64 (Frame Time: 103.72 ms)</text:p>
      <text:p text:style-name="Standard">[INFO] [1757320353.894824]: FPS: 9.66 (Frame Time: 103.57 ms)</text:p>
      <text:p text:style-name="Standard">^Z</text:p>
      <text:p text:style-name="Standard">[20]+ <text:s/>Stopped <text:s text:c="16"/>rosrun lidar_3 lidar.py</text:p>
      <text:p text:style-name="Standard">nsl@nsl:~$ rosrun lidar_3 lidar.py </text:p>
      <text:p text:style-name="Standard"><text:soft-page-break/>/home/nsl/lib/python3.8/site-packages/jupyter_client/__init__.py:23: UserWarning: Could not import submodules</text:p>
      <text:p text:style-name="Standard"><text:s text:c="2"/>warnings.warn("Could not import submodules")</text:p>
      <text:p text:style-name="Standard">[INFO] [1757320360.811842]: ▶ 거울 탐지 및 복원 노드 시작</text:p>
      <text:p text:style-name="Standard">[INFO] [1757320360.945360]: FPS: 10.69 (Frame Time: 93.59 ms)</text:p>
      <text:p text:style-name="Standard">[INFO] [1757320361.046080]: FPS: 9.93 (Frame Time: 100.69 ms)</text:p>
      <text:p text:style-name="Standard">[INFO] [1757320361.145157]: FPS: 10.09 (Frame Time: 99.11 ms)</text:p>
      <text:p text:style-name="Standard">[INFO] [1757320361.244913]: FPS: 10.03 (Frame Time: 99.75 ms)</text:p>
      <text:p text:style-name="Standard">[INFO] [1757320361.345104]: FPS: 9.98 (Frame Time: 100.20 ms)</text:p>
      <text:p text:style-name="Standard">[INFO] [1757320361.445119]: FPS: 10.00 (Frame Time: 100.02 ms)</text:p>
      <text:p text:style-name="Standard">[INFO] [1757320361.545516]: FPS: 9.96 (Frame Time: 100.40 ms)</text:p>
      <text:p text:style-name="Standard">[INFO] [1757320361.645050]: FPS: 10.05 (Frame Time: 99.53 ms)</text:p>
      <text:p text:style-name="Standard">[INFO] [1757320361.745024]: FPS: 10.00 (Frame Time: 99.97 ms)</text:p>
      <text:p text:style-name="Standard">[INFO] [1757320361.845222]: FPS: 9.98 (Frame Time: 100.20 ms)</text:p>
      <text:p text:style-name="Standard">[INFO] [1757320361.945338]: FPS: 9.99 (Frame Time: 100.10 ms)</text:p>
      <text:p text:style-name="Standard">[INFO] [1757320362.045915]: FPS: 9.94 (Frame Time: 100.57 ms)</text:p>
      <text:p text:style-name="Standard">[INFO] [1757320362.145545]: FPS: 10.04 (Frame Time: 99.64 ms)</text:p>
      <text:p text:style-name="Standard">[INFO] [1757320362.245602]: FPS: 10.00 (Frame Time: 100.05 ms)</text:p>
      <text:p text:style-name="Standard">[INFO] [1757320362.345425]: FPS: 10.02 (Frame Time: 99.84 ms)</text:p>
      <text:p text:style-name="Standard">[INFO] [1757320362.445426]: FPS: 10.00 (Frame Time: 100.00 ms)</text:p>
      <text:p text:style-name="Standard">[INFO] [1757320362.545783]: FPS: 9.97 (Frame Time: 100.35 ms)</text:p>
      <text:p text:style-name="Standard">[INFO] [1757320362.647089]: FPS: 9.87 (Frame Time: 101.27 ms)</text:p>
      <text:p text:style-name="Standard">[INFO] [1757320362.746996]: FPS: 10.01 (Frame Time: 99.86 ms)</text:p>
      <text:p text:style-name="Standard">[INFO] [1757320362.845653]: FPS: 10.13 (Frame Time: 98.74 ms)</text:p>
      <text:p text:style-name="Standard">[INFO] [1757320362.945471]: FPS: 10.02 (Frame Time: 99.81 ms)</text:p>
      <text:p text:style-name="Standard">[INFO] [1757320363.067970]: FPS: 8.16 (Frame Time: 122.50 ms)</text:p>
      <text:p text:style-name="Standard">[INFO] [1757320363.178959]: FPS: 9.01 (Frame Time: 111.01 ms)</text:p>
      <text:p text:style-name="Standard">[INFO] [1757320363.281342]: FPS: 9.77 (Frame Time: 102.39 ms)</text:p>
      <text:p text:style-name="Standard">[INFO] [1757320363.384736]: FPS: 9.67 (Frame Time: 103.39 ms)</text:p>
      <text:p text:style-name="Standard">[INFO] [1757320363.488682]: FPS: 9.62 (Frame Time: 103.95 ms)</text:p>
      <text:p text:style-name="Standard">[INFO] [1757320363.591172]: FPS: 9.76 (Frame Time: 102.49 ms)</text:p>
      <text:p text:style-name="Standard">[INFO] [1757320363.698770]: FPS: 9.29 (Frame Time: 107.60 ms)</text:p>
      <text:p text:style-name="Standard">[INFO] [1757320363.799776]: FPS: 9.90 (Frame Time: 101.01 ms)</text:p>
      <text:p text:style-name="Standard">[INFO] [1757320363.902951]: FPS: 9.69 (Frame Time: 103.17 ms)</text:p>
      <text:p text:style-name="Standard">[INFO] [1757320364.005933]: FPS: 9.71 (Frame Time: 102.98 ms)</text:p>
      <text:p text:style-name="Standard">[INFO] [1757320364.114332]: FPS: 9.23 (Frame Time: 108.40 ms)</text:p>
      <text:p text:style-name="Standard">[INFO] [1757320364.225141]: FPS: 9.02 (Frame Time: 110.80 ms)</text:p>
      <text:p text:style-name="Standard">[INFO] [1757320364.336437]: FPS: 8.98 (Frame Time: 111.30 ms)</text:p>
      <text:p text:style-name="Standard">[INFO] [1757320364.440408]: FPS: 9.62 (Frame Time: 103.96 ms)</text:p>
      <text:p text:style-name="Standard">[INFO] [1757320364.543175]: FPS: 9.73 (Frame Time: 102.76 ms)</text:p>
      <text:p text:style-name="Standard">[INFO] [1757320364.652098]: FPS: 9.18 (Frame Time: 108.93 ms)</text:p>
      <text:p text:style-name="Standard">[INFO] [1757320364.755322]: FPS: 9.69 (Frame Time: 103.23 ms)</text:p>
      <text:p text:style-name="Standard">[INFO] [1757320364.864641]: FPS: 9.15 (Frame Time: 109.31 ms)</text:p>
      <text:p text:style-name="Standard">[INFO] [1757320364.969748]: FPS: 9.51 (Frame Time: 105.10 ms)</text:p>
      <text:p text:style-name="Standard">[INFO] [1757320365.081378]: FPS: 8.96 (Frame Time: 111.64 ms)</text:p>
      <text:p text:style-name="Standard">[INFO] [1757320365.188801]: FPS: 9.31 (Frame Time: 107.43 ms)</text:p>
      <text:p text:style-name="Standard">[INFO] [1757320365.298178]: FPS: 9.14 (Frame Time: 109.38 ms)</text:p>
      <text:p text:style-name="Standard">[INFO] [1757320365.403779]: FPS: 9.48 (Frame Time: 105.54 ms)</text:p>
      <text:p text:style-name="Standard">[INFO] [1757320365.509136]: FPS: 9.49 (Frame Time: 105.42 ms)</text:p>
      <text:p text:style-name="Standard">[INFO] [1757320365.614037]: FPS: 9.53 (Frame Time: 104.88 ms)</text:p>
      <text:p text:style-name="Standard">[INFO] [1757320365.724818]: FPS: 9.03 (Frame Time: 110.80 ms)</text:p>
      <text:p text:style-name="Standard">[INFO] [1757320365.831274]: FPS: 9.39 (Frame Time: 106.45 ms)</text:p>
      <text:p text:style-name="Standard"><text:soft-page-break/>[INFO] [1757320365.936995]: FPS: 9.46 (Frame Time: 105.72 ms)</text:p>
      <text:p text:style-name="Standard">[INFO] [1757320366.051813]: FPS: 8.71 (Frame Time: 114.80 ms)</text:p>
      <text:p text:style-name="Standard">[INFO] [1757320366.166903]: FPS: 8.69 (Frame Time: 115.09 ms)</text:p>
      <text:p text:style-name="Standard">[INFO] [1757320366.284522]: FPS: 8.50 (Frame Time: 117.63 ms)</text:p>
      <text:p text:style-name="Standard">[INFO] [1757320366.394607]: FPS: 9.08 (Frame Time: 110.08 ms)</text:p>
      <text:p text:style-name="Standard">[INFO] [1757320366.503010]: FPS: 9.22 (Frame Time: 108.42 ms)</text:p>
      <text:p text:style-name="Standard">[INFO] [1757320366.606967]: FPS: 9.62 (Frame Time: 103.95 ms)</text:p>
      <text:p text:style-name="Standard">[INFO] [1757320366.713069]: FPS: 9.43 (Frame Time: 106.09 ms)</text:p>
      <text:p text:style-name="Standard">[INFO] [1757320366.827082]: FPS: 8.77 (Frame Time: 114.02 ms)</text:p>
      <text:p text:style-name="Standard">[INFO] [1757320366.937314]: FPS: 9.07 (Frame Time: 110.24 ms)</text:p>
      <text:p text:style-name="Standard">[INFO] [1757320367.040539]: FPS: 9.69 (Frame Time: 103.22 ms)</text:p>
      <text:p text:style-name="Standard">[INFO] [1757320367.155537]: FPS: 8.70 (Frame Time: 114.99 ms)</text:p>
      <text:p text:style-name="Standard">[INFO] [1757320367.259424]: FPS: 9.62 (Frame Time: 103.90 ms)</text:p>
      <text:p text:style-name="Standard">[INFO] [1757320367.365180]: FPS: 9.46 (Frame Time: 105.76 ms)</text:p>
      <text:p text:style-name="Standard">[INFO] [1757320367.470446]: FPS: 9.50 (Frame Time: 105.26 ms)</text:p>
      <text:p text:style-name="Standard">[INFO] [1757320367.576444]: FPS: 9.43 (Frame Time: 106.01 ms)</text:p>
      <text:p text:style-name="Standard">[INFO] [1757320367.682643]: FPS: 9.42 (Frame Time: 106.20 ms)</text:p>
      <text:p text:style-name="Standard">[INFO] [1757320367.798376]: FPS: 8.64 (Frame Time: 115.74 ms)</text:p>
      <text:p text:style-name="Standard">[INFO] [1757320367.902774]: FPS: 9.58 (Frame Time: 104.40 ms)</text:p>
      <text:p text:style-name="Standard">[INFO] [1757320368.005944]: FPS: 9.69 (Frame Time: 103.17 ms)</text:p>
      <text:p text:style-name="Standard">[INFO] [1757320368.115761]: FPS: 9.11 (Frame Time: 109.81 ms)</text:p>
      <text:p text:style-name="Standard">[INFO] [1757320368.220698]: FPS: 9.53 (Frame Time: 104.93 ms)</text:p>
      <text:p text:style-name="Standard">[INFO] [1757320368.326791]: FPS: 9.43 (Frame Time: 106.09 ms)</text:p>
      <text:p text:style-name="Standard">[INFO] [1757320368.433123]: FPS: 9.40 (Frame Time: 106.34 ms)</text:p>
      <text:p text:style-name="Standard">[INFO] [1757320368.538249]: FPS: 9.51 (Frame Time: 105.13 ms)</text:p>
      <text:p text:style-name="Standard">[INFO] [1757320368.646012]: FPS: 9.28 (Frame Time: 107.73 ms)</text:p>
      <text:p text:style-name="Standard">[INFO] [1757320368.753648]: FPS: 9.29 (Frame Time: 107.65 ms)</text:p>
      <text:p text:style-name="Standard">[INFO] [1757320368.862053]: FPS: 9.23 (Frame Time: 108.37 ms)</text:p>
      <text:p text:style-name="Standard">[INFO] [1757320368.971716]: FPS: 9.11 (Frame Time: 109.71 ms)</text:p>
      <text:p text:style-name="Standard">[INFO] [1757320369.079189]: FPS: 9.30 (Frame Time: 107.48 ms)</text:p>
      <text:p text:style-name="Standard">[INFO] [1757320369.185453]: FPS: 9.41 (Frame Time: 106.26 ms)</text:p>
      <text:p text:style-name="Standard">[INFO] [1757320369.291949]: FPS: 9.39 (Frame Time: 106.50 ms)</text:p>
      <text:p text:style-name="Standard">[INFO] [1757320369.403112]: FPS: 9.00 (Frame Time: 111.16 ms)</text:p>
      <text:p text:style-name="Standard">[INFO] [1757320369.508746]: FPS: 9.47 (Frame Time: 105.64 ms)</text:p>
      <text:p text:style-name="Standard">[INFO] [1757320369.615924]: FPS: 9.33 (Frame Time: 107.18 ms)</text:p>
      <text:p text:style-name="Standard">[INFO] [1757320369.718420]: FPS: 9.76 (Frame Time: 102.49 ms)</text:p>
      <text:p text:style-name="Standard">[INFO] [1757320369.821617]: FPS: 9.69 (Frame Time: 103.20 ms)</text:p>
      <text:p text:style-name="Standard">[INFO] [1757320369.925261]: FPS: 9.65 (Frame Time: 103.64 ms)</text:p>
      <text:p text:style-name="Standard">[INFO] [1757320370.029563]: FPS: 9.59 (Frame Time: 104.30 ms)</text:p>
      <text:p text:style-name="Standard">[INFO] [1757320370.136652]: FPS: 9.34 (Frame Time: 107.09 ms)</text:p>
      <text:p text:style-name="Standard">[INFO] [1757320370.242819]: FPS: 9.42 (Frame Time: 106.16 ms)</text:p>
      <text:p text:style-name="Standard">[INFO] [1757320370.369073]: FPS: 7.92 (Frame Time: 126.25 ms)</text:p>
      <text:p text:style-name="Standard">[INFO] [1757320370.483117]: FPS: 8.77 (Frame Time: 114.06 ms)</text:p>
      <text:p text:style-name="Standard">[INFO] [1757320370.599221]: FPS: 8.61 (Frame Time: 116.10 ms)</text:p>
      <text:p text:style-name="Standard">[INFO] [1757320370.704659]: FPS: 9.48 (Frame Time: 105.44 ms)</text:p>
      <text:p text:style-name="Standard">[INFO] [1757320370.810178]: FPS: 9.48 (Frame Time: 105.52 ms)</text:p>
      <text:p text:style-name="Standard">[INFO] [1757320370.914741]: FPS: 9.56 (Frame Time: 104.56 ms)</text:p>
      <text:p text:style-name="Standard">[INFO] [1757320371.024059]: FPS: 9.15 (Frame Time: 109.32 ms)</text:p>
      <text:p text:style-name="Standard">[INFO] [1757320371.132651]: FPS: 9.21 (Frame Time: 108.59 ms)</text:p>
      <text:p text:style-name="Standard">[INFO] [1757320371.234980]: FPS: 9.77 (Frame Time: 102.33 ms)</text:p>
      <text:p text:style-name="Standard">[INFO] [1757320371.353230]: FPS: 8.46 (Frame Time: 118.25 ms)</text:p>
      <text:p text:style-name="Standard">[INFO] [1757320371.459060]: FPS: 9.45 (Frame Time: 105.83 ms)</text:p>
      <text:p text:style-name="Standard"><text:soft-page-break/>[INFO] [1757320371.563304]: FPS: 9.59 (Frame Time: 104.24 ms)</text:p>
      <text:p text:style-name="Standard">[INFO] [1757320371.663792]: FPS: 9.95 (Frame Time: 100.49 ms)</text:p>
      <text:p text:style-name="Standard">[INFO] [1757320371.763994]: FPS: 9.98 (Frame Time: 100.20 ms)</text:p>
      <text:p text:style-name="Standard">[INFO] [1757320371.868001]: FPS: 9.61 (Frame Time: 104.01 ms)</text:p>
      <text:p text:style-name="Standard">[INFO] [1757320371.977267]: FPS: 9.15 (Frame Time: 109.25 ms)</text:p>
      <text:p text:style-name="Standard">[INFO] [1757320372.081511]: FPS: 9.59 (Frame Time: 104.27 ms)</text:p>
      <text:p text:style-name="Standard">[INFO] [1757320372.183943]: FPS: 9.76 (Frame Time: 102.43 ms)</text:p>
      <text:p text:style-name="Standard">[INFO] [1757320372.289093]: FPS: 9.51 (Frame Time: 105.15 ms)</text:p>
      <text:p text:style-name="Standard">[INFO] [1757320372.390338]: FPS: 9.88 (Frame Time: 101.24 ms)</text:p>
      <text:p text:style-name="Standard">[INFO] [1757320372.503380]: FPS: 8.85 (Frame Time: 113.04 ms)</text:p>
      <text:p text:style-name="Standard">[INFO] [1757320372.611036]: FPS: 9.29 (Frame Time: 107.65 ms)</text:p>
      <text:p text:style-name="Standard">[INFO] [1757320372.718066]: FPS: 9.34 (Frame Time: 107.04 ms)</text:p>
      <text:p text:style-name="Standard">[INFO] [1757320372.824052]: FPS: 9.44 (Frame Time: 105.98 ms)</text:p>
      <text:p text:style-name="Standard">[INFO] [1757320372.929906]: FPS: 9.45 (Frame Time: 105.85 ms)</text:p>
      <text:p text:style-name="Standard">[INFO] [1757320373.035623]: FPS: 9.46 (Frame Time: 105.72 ms)</text:p>
      <text:p text:style-name="Standard">[INFO] [1757320373.139365]: FPS: 9.64 (Frame Time: 103.74 ms)</text:p>
      <text:p text:style-name="Standard">[INFO] [1757320373.259503]: FPS: 8.32 (Frame Time: 120.12 ms)</text:p>
      <text:p text:style-name="Standard">[INFO] [1757320373.367693]: FPS: 9.24 (Frame Time: 108.19 ms)</text:p>
      <text:p text:style-name="Standard">[INFO] [1757320373.473341]: FPS: 9.47 (Frame Time: 105.65 ms)</text:p>
      <text:p text:style-name="Standard">[INFO] [1757320373.576757]: FPS: 9.67 (Frame Time: 103.42 ms)</text:p>
      <text:p text:style-name="Standard">[INFO] [1757320373.682413]: FPS: 9.46 (Frame Time: 105.66 ms)</text:p>
      <text:p text:style-name="Standard">[INFO] [1757320373.784627]: FPS: 9.78 (Frame Time: 102.22 ms)</text:p>
      <text:p text:style-name="Standard">[INFO] [1757320373.887225]: FPS: 9.75 (Frame Time: 102.60 ms)</text:p>
      <text:p text:style-name="Standard">[INFO] [1757320374.004595]: FPS: 8.52 (Frame Time: 117.37 ms)</text:p>
      <text:p text:style-name="Standard">[INFO] [1757320374.114288]: FPS: 9.12 (Frame Time: 109.69 ms)</text:p>
      <text:p text:style-name="Standard">[INFO] [1757320374.226403]: FPS: 8.92 (Frame Time: 112.12 ms)</text:p>
      <text:p text:style-name="Standard">[INFO] [1757320374.332122]: FPS: 9.46 (Frame Time: 105.72 ms)</text:p>
      <text:p text:style-name="Standard">[INFO] [1757320374.438061]: FPS: 9.44 (Frame Time: 105.94 ms)</text:p>
      <text:p text:style-name="Standard">[INFO] [1757320374.552481]: FPS: 8.74 (Frame Time: 114.42 ms)</text:p>
      <text:p text:style-name="Standard">[INFO] [1757320374.653399]: FPS: 9.91 (Frame Time: 100.92 ms)</text:p>
      <text:p text:style-name="Standard">[INFO] [1757320374.757965]: FPS: 9.56 (Frame Time: 104.56 ms)</text:p>
      <text:p text:style-name="Standard">[INFO] [1757320374.871218]: FPS: 8.83 (Frame Time: 113.26 ms)</text:p>
      <text:p text:style-name="Standard">[INFO] [1757320374.976784]: FPS: 9.47 (Frame Time: 105.57 ms)</text:p>
      <text:p text:style-name="Standard">[INFO] [1757320375.081360]: FPS: 9.56 (Frame Time: 104.58 ms)</text:p>
      <text:p text:style-name="Standard">[INFO] [1757320375.184798]: FPS: 9.67 (Frame Time: 103.44 ms)</text:p>
      <text:p text:style-name="Standard">[INFO] [1757320375.288149]: FPS: 9.68 (Frame Time: 103.35 ms)</text:p>
      <text:p text:style-name="Standard">[INFO] [1757320375.391891]: FPS: 9.64 (Frame Time: 103.74 ms)</text:p>
      <text:p text:style-name="Standard">[INFO] [1757320375.494809]: FPS: 9.72 (Frame Time: 102.92 ms)</text:p>
      <text:p text:style-name="Standard">[INFO] [1757320375.598631]: FPS: 9.63 (Frame Time: 103.82 ms)</text:p>
      <text:p text:style-name="Standard">[INFO] [1757320375.701181]: FPS: 9.75 (Frame Time: 102.55 ms)</text:p>
      <text:p text:style-name="Standard">[INFO] [1757320375.811521]: FPS: 9.06 (Frame Time: 110.34 ms)</text:p>
      <text:p text:style-name="Standard">[INFO] [1757320375.916005]: FPS: 9.57 (Frame Time: 104.49 ms)</text:p>
      <text:p text:style-name="Standard">[INFO] [1757320376.017458]: FPS: 9.86 (Frame Time: 101.46 ms)</text:p>
      <text:p text:style-name="Standard">[INFO] [1757320376.119474]: FPS: 9.80 (Frame Time: 102.01 ms)</text:p>
      <text:p text:style-name="Standard">[INFO] [1757320376.222443]: FPS: 9.71 (Frame Time: 102.97 ms)</text:p>
      <text:p text:style-name="Standard">[INFO] [1757320376.328470]: FPS: 9.43 (Frame Time: 106.02 ms)</text:p>
      <text:p text:style-name="Standard">[INFO] [1757320376.432871]: FPS: 9.58 (Frame Time: 104.40 ms)</text:p>
      <text:p text:style-name="Standard">[INFO] [1757320376.537966]: FPS: 9.52 (Frame Time: 105.08 ms)</text:p>
      <text:p text:style-name="Standard">[INFO] [1757320376.644448]: FPS: 9.39 (Frame Time: 106.45 ms)</text:p>
      <text:p text:style-name="Standard">[INFO] [1757320376.772827]: FPS: 7.79 (Frame Time: 128.40 ms)</text:p>
      <text:p text:style-name="Standard">[INFO] [1757320376.881232]: FPS: 9.22 (Frame Time: 108.43 ms)</text:p>
      <text:p text:style-name="Standard">[INFO] [1757320376.983753]: FPS: 9.75 (Frame Time: 102.52 ms)</text:p>
      <text:p text:style-name="Standard"><text:soft-page-break/>[INFO] [1757320377.093809]: FPS: 9.09 (Frame Time: 110.05 ms)</text:p>
      <text:p text:style-name="Standard">[INFO] [1757320377.198846]: FPS: 9.52 (Frame Time: 105.04 ms)</text:p>
      <text:p text:style-name="Standard">[INFO] [1757320377.304819]: FPS: 9.44 (Frame Time: 105.98 ms)</text:p>
      <text:p text:style-name="Standard">[INFO] [1757320377.413785]: FPS: 9.18 (Frame Time: 108.97 ms)</text:p>
      <text:p text:style-name="Standard">[INFO] [1757320377.518467]: FPS: 9.55 (Frame Time: 104.68 ms)</text:p>
      <text:p text:style-name="Standard">[INFO] [1757320377.626237]: FPS: 9.28 (Frame Time: 107.77 ms)</text:p>
      <text:p text:style-name="Standard">[INFO] [1757320377.730513]: FPS: 9.59 (Frame Time: 104.27 ms)</text:p>
      <text:p text:style-name="Standard">[INFO] [1757320377.836432]: FPS: 9.44 (Frame Time: 105.92 ms)</text:p>
      <text:p text:style-name="Standard">[INFO] [1757320377.940128]: FPS: 9.64 (Frame Time: 103.69 ms)</text:p>
      <text:p text:style-name="Standard">[INFO] [1757320378.054139]: FPS: 8.77 (Frame Time: 113.99 ms)</text:p>
      <text:p text:style-name="Standard">[INFO] [1757320378.159125]: FPS: 9.52 (Frame Time: 104.99 ms)</text:p>
      <text:p text:style-name="Standard">[INFO] [1757320378.262630]: FPS: 9.66 (Frame Time: 103.49 ms)</text:p>
      <text:p text:style-name="Standard">[INFO] [1757320378.367851]: FPS: 9.50 (Frame Time: 105.24 ms)</text:p>
      <text:p text:style-name="Standard">[INFO] [1757320378.472686]: FPS: 9.54 (Frame Time: 104.85 ms)</text:p>
      <text:p text:style-name="Standard">[INFO] [1757320378.590170]: FPS: 8.51 (Frame Time: 117.49 ms)</text:p>
      <text:p text:style-name="Standard">[INFO] [1757320378.705230]: FPS: 8.69 (Frame Time: 115.04 ms)</text:p>
      <text:p text:style-name="Standard">[INFO] [1757320378.812685]: FPS: 9.30 (Frame Time: 107.48 ms)</text:p>
      <text:p text:style-name="Standard">[INFO] [1757320378.921104]: FPS: 9.22 (Frame Time: 108.42 ms)</text:p>
      <text:p text:style-name="Standard">[INFO] [1757320379.026321]: FPS: 9.50 (Frame Time: 105.22 ms)</text:p>
      <text:p text:style-name="Standard">[INFO] [1757320379.130208]: FPS: 9.63 (Frame Time: 103.88 ms)</text:p>
      <text:p text:style-name="Standard">[INFO] [1757320379.235601]: FPS: 9.49 (Frame Time: 105.39 ms)</text:p>
      <text:p text:style-name="Standard">[INFO] [1757320379.336088]: FPS: 9.95 (Frame Time: 100.49 ms)</text:p>
      <text:p text:style-name="Standard">[INFO] [1757320379.437485]: FPS: 9.86 (Frame Time: 101.39 ms)</text:p>
      <text:p text:style-name="Standard">[INFO] [1757320379.541093]: FPS: 9.65 (Frame Time: 103.60 ms)</text:p>
      <text:p text:style-name="Standard">[INFO] [1757320379.657005]: FPS: 8.63 (Frame Time: 115.88 ms)</text:p>
      <text:p text:style-name="Standard">[INFO] [1757320379.767972]: FPS: 9.01 (Frame Time: 110.99 ms)</text:p>
      <text:p text:style-name="Standard">[INFO] [1757320379.876327]: FPS: 9.23 (Frame Time: 108.37 ms)</text:p>
      <text:p text:style-name="Standard">[INFO] [1757320379.982514]: FPS: 9.42 (Frame Time: 106.18 ms)</text:p>
      <text:p text:style-name="Standard">[INFO] [1757320380.093285]: FPS: 9.03 (Frame Time: 110.77 ms)</text:p>
      <text:p text:style-name="Standard">[INFO] [1757320380.203707]: FPS: 9.06 (Frame Time: 110.42 ms)</text:p>
      <text:p text:style-name="Standard">[INFO] [1757320380.315567]: FPS: 8.94 (Frame Time: 111.86 ms)</text:p>
      <text:p text:style-name="Standard">[INFO] [1757320380.421969]: FPS: 9.40 (Frame Time: 106.40 ms)</text:p>
      <text:p text:style-name="Standard">[INFO] [1757320380.535516]: FPS: 8.81 (Frame Time: 113.55 ms)</text:p>
      <text:p text:style-name="Standard">[INFO] [1757320380.642620]: FPS: 9.34 (Frame Time: 107.05 ms)</text:p>
      <text:p text:style-name="Standard">[INFO] [1757320380.757576]: FPS: 8.70 (Frame Time: 115.01 ms)</text:p>
      <text:p text:style-name="Standard">[INFO] [1757320380.868768]: FPS: 8.99 (Frame Time: 111.20 ms)</text:p>
      <text:p text:style-name="Standard">[INFO] [1757320380.980558]: FPS: 8.95 (Frame Time: 111.71 ms)</text:p>
      <text:p text:style-name="Standard">[INFO] [1757320381.085491]: FPS: 9.52 (Frame Time: 105.02 ms)</text:p>
      <text:p text:style-name="Standard">[INFO] [1757320381.190848]: FPS: 9.49 (Frame Time: 105.35 ms)</text:p>
      <text:p text:style-name="Standard">[INFO] [1757320381.295621]: FPS: 9.54 (Frame Time: 104.78 ms)</text:p>
      <text:p text:style-name="Standard">[INFO] [1757320381.398965]: FPS: 9.68 (Frame Time: 103.34 ms)</text:p>
      <text:p text:style-name="Standard">[INFO] [1757320381.503300]: FPS: 9.58 (Frame Time: 104.34 ms)</text:p>
      <text:p text:style-name="Standard">[INFO] [1757320381.613995]: FPS: 9.04 (Frame Time: 110.68 ms)</text:p>
      <text:p text:style-name="Standard">[INFO] [1757320381.723317]: FPS: 9.15 (Frame Time: 109.34 ms)</text:p>
      <text:p text:style-name="Standard">[INFO] [1757320381.820485]: FPS: 10.29 (Frame Time: 97.17 ms)</text:p>
      <text:p text:style-name="Standard">[INFO] [1757320381.923305]: FPS: 9.73 (Frame Time: 102.79 ms)</text:p>
      <text:p text:style-name="Standard">[INFO] [1757320382.029608]: FPS: 9.41 (Frame Time: 106.30 ms)</text:p>
      <text:p text:style-name="Standard">[INFO] [1757320382.134120]: FPS: 9.57 (Frame Time: 104.53 ms)</text:p>
      <text:p text:style-name="Standard">[INFO] [1757320382.242306]: FPS: 9.25 (Frame Time: 108.10 ms)</text:p>
      <text:p text:style-name="Standard">[INFO] [1757320382.356933]: FPS: 8.72 (Frame Time: 114.72 ms)</text:p>
      <text:p text:style-name="Standard">[INFO] [1757320382.479310]: FPS: 8.17 (Frame Time: 122.38 ms)</text:p>
      <text:p text:style-name="Standard">[INFO] [1757320382.586723]: FPS: 9.31 (Frame Time: 107.41 ms)</text:p>
      <text:p text:style-name="Standard"><text:soft-page-break/>[INFO] [1757320382.693750]: FPS: 9.34 (Frame Time: 107.03 ms)</text:p>
      <text:p text:style-name="Standard">[INFO] [1757320382.800757]: FPS: 9.35 (Frame Time: 107.01 ms)</text:p>
      <text:p text:style-name="Standard">[INFO] [1757320382.910028]: FPS: 9.15 (Frame Time: 109.26 ms)</text:p>
      <text:p text:style-name="Standard">[INFO] [1757320383.019830]: FPS: 9.11 (Frame Time: 109.81 ms)</text:p>
      <text:p text:style-name="Standard">[INFO] [1757320383.138512]: FPS: 8.43 (Frame Time: 118.67 ms)</text:p>
      <text:p text:style-name="Standard">[INFO] [1757320383.261714]: FPS: 8.12 (Frame Time: 123.17 ms)</text:p>
      <text:p text:style-name="Standard">[INFO] [1757320383.376936]: FPS: 8.68 (Frame Time: 115.24 ms)</text:p>
      <text:p text:style-name="Standard">[INFO] [1757320383.486109]: FPS: 9.16 (Frame Time: 109.20 ms)</text:p>
      <text:p text:style-name="Standard">[INFO] [1757320383.590213]: FPS: 9.61 (Frame Time: 104.11 ms)</text:p>
      <text:p text:style-name="Standard">[INFO] [1757320383.698493]: FPS: 9.24 (Frame Time: 108.28 ms)</text:p>
      <text:p text:style-name="Standard">[INFO] [1757320383.805088]: FPS: 9.38 (Frame Time: 106.60 ms)</text:p>
      <text:p text:style-name="Standard">[INFO] [1757320383.919251]: FPS: 8.76 (Frame Time: 114.15 ms)</text:p>
      <text:p text:style-name="Standard">[INFO] [1757320384.027689]: FPS: 9.22 (Frame Time: 108.44 ms)</text:p>
      <text:p text:style-name="Standard">[INFO] [1757320384.138371]: FPS: 9.03 (Frame Time: 110.68 ms)</text:p>
      <text:p text:style-name="Standard">[INFO] [1757320384.251875]: FPS: 8.81 (Frame Time: 113.50 ms)</text:p>
      <text:p text:style-name="Standard">[INFO] [1757320384.374192]: FPS: 8.18 (Frame Time: 122.31 ms)</text:p>
      <text:p text:style-name="Standard">[INFO] [1757320384.495283]: FPS: 8.26 (Frame Time: 121.11 ms)</text:p>
      <text:p text:style-name="Standard">[INFO] [1757320384.600390]: FPS: 9.51 (Frame Time: 105.10 ms)</text:p>
      <text:p text:style-name="Standard">[INFO] [1757320384.704165]: FPS: 9.64 (Frame Time: 103.78 ms)</text:p>
      <text:p text:style-name="Standard">[INFO] [1757320384.810431]: FPS: 9.41 (Frame Time: 106.26 ms)</text:p>
      <text:p text:style-name="Standard">[INFO] [1757320384.917002]: FPS: 9.38 (Frame Time: 106.57 ms)</text:p>
      <text:p text:style-name="Standard">[INFO] [1757320385.023728]: FPS: 9.37 (Frame Time: 106.73 ms)</text:p>
      <text:p text:style-name="Standard">[INFO] [1757320385.133773]: FPS: 9.09 (Frame Time: 110.04 ms)</text:p>
      <text:p text:style-name="Standard">[INFO] [1757320385.252688]: FPS: 8.41 (Frame Time: 118.91 ms)</text:p>
      <text:p text:style-name="Standard">[INFO] [1757320385.358613]: FPS: 9.44 (Frame Time: 105.93 ms)</text:p>
      <text:p text:style-name="Standard">[INFO] [1757320385.470603]: FPS: 8.93 (Frame Time: 111.96 ms)</text:p>
      <text:p text:style-name="Standard">[INFO] [1757320385.576796]: FPS: 9.41 (Frame Time: 106.22 ms)</text:p>
      <text:p text:style-name="Standard">[INFO] [1757320385.679792]: FPS: 9.71 (Frame Time: 103.00 ms)</text:p>
      <text:p text:style-name="Standard">[INFO] [1757320385.791021]: FPS: 8.99 (Frame Time: 111.24 ms)</text:p>
      <text:p text:style-name="Standard">[INFO] [1757320385.902947]: FPS: 8.93 (Frame Time: 111.93 ms)</text:p>
      <text:p text:style-name="Standard">[INFO] [1757320386.009871]: FPS: 9.35 (Frame Time: 106.92 ms)</text:p>
      <text:p text:style-name="Standard">[INFO] [1757320386.113781]: FPS: 9.62 (Frame Time: 103.92 ms)</text:p>
      <text:p text:style-name="Standard">[INFO] [1757320386.219504]: FPS: 9.46 (Frame Time: 105.72 ms)</text:p>
      <text:p text:style-name="Standard">[INFO] [1757320386.320219]: FPS: 9.93 (Frame Time: 100.72 ms)</text:p>
      <text:p text:style-name="Standard">[INFO] [1757320386.425021]: FPS: 9.54 (Frame Time: 104.79 ms)</text:p>
      <text:p text:style-name="Standard">[INFO] [1757320386.530105]: FPS: 9.52 (Frame Time: 105.09 ms)</text:p>
      <text:p text:style-name="Standard">[INFO] [1757320386.633359]: FPS: 9.68 (Frame Time: 103.25 ms)</text:p>
      <text:p text:style-name="Standard">[INFO] [1757320386.736063]: FPS: 9.74 (Frame Time: 102.71 ms)</text:p>
      <text:p text:style-name="Standard">[INFO] [1757320386.844188]: FPS: 9.25 (Frame Time: 108.05 ms)</text:p>
      <text:p text:style-name="Standard">[INFO] [1757320386.957632]: FPS: 8.81 (Frame Time: 113.50 ms)</text:p>
      <text:p text:style-name="Standard">[INFO] [1757320387.065456]: FPS: 9.27 (Frame Time: 107.82 ms)</text:p>
      <text:p text:style-name="Standard">[INFO] [1757320387.173644]: FPS: 9.24 (Frame Time: 108.19 ms)</text:p>
      <text:p text:style-name="Standard">[INFO] [1757320387.280471]: FPS: 9.36 (Frame Time: 106.84 ms)</text:p>
      <text:p text:style-name="Standard">[INFO] [1757320387.385921]: FPS: 9.48 (Frame Time: 105.45 ms)</text:p>
      <text:p text:style-name="Standard">[INFO] [1757320387.509211]: FPS: 8.11 (Frame Time: 123.29 ms)</text:p>
      <text:p text:style-name="Standard">[INFO] [1757320387.616373]: FPS: 9.33 (Frame Time: 107.16 ms)</text:p>
      <text:p text:style-name="Standard">[INFO] [1757320387.723774]: FPS: 9.31 (Frame Time: 107.40 ms)</text:p>
      <text:p text:style-name="Standard">[INFO] [1757320387.833375]: FPS: 9.12 (Frame Time: 109.61 ms)</text:p>
      <text:p text:style-name="Standard">[INFO] [1757320387.936804]: FPS: 9.67 (Frame Time: 103.43 ms)</text:p>
      <text:p text:style-name="Standard">[INFO] [1757320388.037387]: FPS: 9.94 (Frame Time: 100.58 ms)</text:p>
      <text:p text:style-name="Standard">[INFO] [1757320388.137782]: FPS: 9.96 (Frame Time: 100.40 ms)</text:p>
      <text:p text:style-name="Standard">[INFO] [1757320388.238871]: FPS: 9.89 (Frame Time: 101.10 ms)</text:p>
      <text:p text:style-name="Standard"><text:soft-page-break/>[INFO] [1757320388.359973]: FPS: 8.26 (Frame Time: 121.08 ms)</text:p>
      <text:p text:style-name="Standard">[INFO] [1757320388.471144]: FPS: 9.00 (Frame Time: 111.16 ms)</text:p>
      <text:p text:style-name="Standard">[INFO] [1757320388.575843]: FPS: 9.55 (Frame Time: 104.72 ms)</text:p>
      <text:p text:style-name="Standard">[INFO] [1757320388.682507]: FPS: 9.38 (Frame Time: 106.66 ms)</text:p>
      <text:p text:style-name="Standard">[INFO] [1757320388.785081]: FPS: 9.75 (Frame Time: 102.58 ms)</text:p>
      <text:p text:style-name="Standard">[INFO] [1757320388.891348]: FPS: 9.41 (Frame Time: 106.27 ms)</text:p>
      <text:p text:style-name="Standard">[INFO] [1757320388.993343]: FPS: 9.80 (Frame Time: 101.99 ms)</text:p>
      <text:p text:style-name="Standard">[INFO] [1757320389.098485]: FPS: 9.51 (Frame Time: 105.14 ms)</text:p>
      <text:p text:style-name="Standard">[INFO] [1757320389.206445]: FPS: 9.26 (Frame Time: 107.97 ms)</text:p>
      <text:p text:style-name="Standard">[INFO] [1757320389.316583]: FPS: 9.08 (Frame Time: 110.14 ms)</text:p>
      <text:p text:style-name="Standard">[INFO] [1757320389.430481]: FPS: 8.78 (Frame Time: 113.90 ms)</text:p>
      <text:p text:style-name="Standard">[INFO] [1757320389.539810]: FPS: 9.15 (Frame Time: 109.32 ms)</text:p>
      <text:p text:style-name="Standard">[INFO] [1757320389.653083]: FPS: 8.83 (Frame Time: 113.27 ms)</text:p>
      <text:p text:style-name="Standard">[INFO] [1757320389.758116]: FPS: 9.52 (Frame Time: 105.02 ms)</text:p>
      <text:p text:style-name="Standard">[INFO] [1757320389.860503]: FPS: 9.77 (Frame Time: 102.40 ms)</text:p>
      <text:p text:style-name="Standard">[INFO] [1757320389.963326]: FPS: 9.72 (Frame Time: 102.83 ms)</text:p>
      <text:p text:style-name="Standard">[INFO] [1757320390.074273]: FPS: 9.01 (Frame Time: 110.93 ms)</text:p>
      <text:p text:style-name="Standard">[INFO] [1757320390.179894]: FPS: 9.47 (Frame Time: 105.64 ms)</text:p>
      <text:p text:style-name="Standard">[INFO] [1757320390.282756]: FPS: 9.72 (Frame Time: 102.86 ms)</text:p>
      <text:p text:style-name="Standard">[INFO] [1757320390.391735]: FPS: 9.18 (Frame Time: 108.98 ms)</text:p>
      <text:p text:style-name="Standard">[INFO] [1757320390.499628]: FPS: 9.27 (Frame Time: 107.89 ms)</text:p>
      <text:p text:style-name="Standard">[INFO] [1757320390.603079]: FPS: 9.67 (Frame Time: 103.45 ms)</text:p>
      <text:p text:style-name="Standard">[INFO] [1757320390.711656]: FPS: 9.21 (Frame Time: 108.58 ms)</text:p>
      <text:p text:style-name="Standard">[INFO] [1757320390.817651]: FPS: 9.43 (Frame Time: 105.99 ms)</text:p>
      <text:p text:style-name="Standard">[INFO] [1757320390.924508]: FPS: 9.36 (Frame Time: 106.86 ms)</text:p>
      <text:p text:style-name="Standard">[INFO] [1757320391.030343]: FPS: 9.45 (Frame Time: 105.83 ms)</text:p>
      <text:p text:style-name="Standard">[INFO] [1757320391.152029]: FPS: 8.22 (Frame Time: 121.67 ms)</text:p>
      <text:p text:style-name="Standard">[INFO] [1757320391.258993]: FPS: 9.35 (Frame Time: 106.97 ms)</text:p>
      <text:p text:style-name="Standard">[INFO] [1757320391.361835]: FPS: 9.72 (Frame Time: 102.83 ms)</text:p>
      <text:p text:style-name="Standard">[INFO] [1757320391.468274]: FPS: 9.39 (Frame Time: 106.45 ms)</text:p>
      <text:p text:style-name="Standard">[INFO] [1757320391.574140]: FPS: 9.45 (Frame Time: 105.87 ms)</text:p>
      <text:p text:style-name="Standard">[INFO] [1757320391.677426]: FPS: 9.68 (Frame Time: 103.29 ms)</text:p>
      <text:p text:style-name="Standard">[INFO] [1757320391.788761]: FPS: 8.98 (Frame Time: 111.34 ms)</text:p>
      <text:p text:style-name="Standard">[INFO] [1757320391.895886]: FPS: 9.33 (Frame Time: 107.13 ms)</text:p>
      <text:p text:style-name="Standard">[INFO] [1757320391.998409]: FPS: 9.75 (Frame Time: 102.52 ms)</text:p>
      <text:p text:style-name="Standard">[INFO] [1757320392.105400]: FPS: 9.35 (Frame Time: 106.99 ms)</text:p>
      <text:p text:style-name="Standard">[INFO] [1757320392.216863]: FPS: 8.97 (Frame Time: 111.46 ms)</text:p>
      <text:p text:style-name="Standard">[INFO] [1757320392.332205]: FPS: 8.67 (Frame Time: 115.35 ms)</text:p>
      <text:p text:style-name="Standard">[INFO] [1757320392.436284]: FPS: 9.61 (Frame Time: 104.08 ms)</text:p>
      <text:p text:style-name="Standard">[INFO] [1757320392.552760]: FPS: 8.59 (Frame Time: 116.46 ms)</text:p>
      <text:p text:style-name="Standard">[INFO] [1757320392.658446]: FPS: 9.46 (Frame Time: 105.67 ms)</text:p>
      <text:p text:style-name="Standard">[INFO] [1757320392.766772]: FPS: 9.23 (Frame Time: 108.35 ms)</text:p>
      <text:p text:style-name="Standard">[INFO] [1757320392.869934]: FPS: 9.69 (Frame Time: 103.16 ms)</text:p>
      <text:p text:style-name="Standard">[INFO] [1757320392.973053]: FPS: 9.70 (Frame Time: 103.12 ms)</text:p>
      <text:p text:style-name="Standard">[INFO] [1757320393.079635]: FPS: 9.38 (Frame Time: 106.58 ms)</text:p>
      <text:p text:style-name="Standard">[INFO] [1757320393.183172]: FPS: 9.66 (Frame Time: 103.53 ms)</text:p>
      <text:p text:style-name="Standard">[INFO] [1757320393.291984]: FPS: 9.19 (Frame Time: 108.82 ms)</text:p>
      <text:p text:style-name="Standard">[INFO] [1757320393.394259]: FPS: 9.78 (Frame Time: 102.28 ms)</text:p>
      <text:p text:style-name="Standard">[INFO] [1757320393.497645]: FPS: 9.67 (Frame Time: 103.38 ms)</text:p>
      <text:p text:style-name="Standard">[INFO] [1757320393.603929]: FPS: 9.41 (Frame Time: 106.29 ms)</text:p>
      <text:p text:style-name="Standard">[INFO] [1757320393.718191]: FPS: 8.75 (Frame Time: 114.27 ms)</text:p>
      <text:p text:style-name="Standard">[INFO] [1757320393.826206]: FPS: 9.26 (Frame Time: 108.01 ms)</text:p>
      <text:p text:style-name="Standard"><text:soft-page-break/>[INFO] [1757320393.928656]: FPS: 9.76 (Frame Time: 102.45 ms)</text:p>
      <text:p text:style-name="Standard">[INFO] [1757320394.042349]: FPS: 8.80 (Frame Time: 113.68 ms)</text:p>
      <text:p text:style-name="Standard">[INFO] [1757320394.162017]: FPS: 8.36 (Frame Time: 119.65 ms)</text:p>
      <text:p text:style-name="Standard">[INFO] [1757320394.270121]: FPS: 9.25 (Frame Time: 108.12 ms)</text:p>
      <text:p text:style-name="Standard">[INFO] [1757320394.375469]: FPS: 9.49 (Frame Time: 105.35 ms)</text:p>
      <text:p text:style-name="Standard">[INFO] [1757320394.480038]: FPS: 9.56 (Frame Time: 104.56 ms)</text:p>
      <text:p text:style-name="Standard">[INFO] [1757320394.587640]: FPS: 9.29 (Frame Time: 107.60 ms)</text:p>
      <text:p text:style-name="Standard">[INFO] [1757320394.696203]: FPS: 9.21 (Frame Time: 108.57 ms)</text:p>
      <text:p text:style-name="Standard">[INFO] [1757320394.799537]: FPS: 9.68 (Frame Time: 103.34 ms)</text:p>
      <text:p text:style-name="Standard">[INFO] [1757320394.902715]: FPS: 9.69 (Frame Time: 103.18 ms)</text:p>
      <text:p text:style-name="Standard">[INFO] [1757320395.010339]: FPS: 9.29 (Frame Time: 107.62 ms)</text:p>
      <text:p text:style-name="Standard">[INFO] [1757320395.114946]: FPS: 9.56 (Frame Time: 104.61 ms)</text:p>
      <text:p text:style-name="Standard">[INFO] [1757320395.218947]: FPS: 9.62 (Frame Time: 104.00 ms)</text:p>
      <text:p text:style-name="Standard">[INFO] [1757320395.326186]: FPS: 9.32 (Frame Time: 107.24 ms)</text:p>
      <text:p text:style-name="Standard">[INFO] [1757320395.434018]: FPS: 9.27 (Frame Time: 107.82 ms)</text:p>
      <text:p text:style-name="Standard">[INFO] [1757320395.558006]: FPS: 8.07 (Frame Time: 123.97 ms)</text:p>
      <text:p text:style-name="Standard">[INFO] [1757320395.664412]: FPS: 9.40 (Frame Time: 106.43 ms)</text:p>
      <text:p text:style-name="Standard">[INFO] [1757320395.776046]: FPS: 8.96 (Frame Time: 111.64 ms)</text:p>
      <text:p text:style-name="Standard">[INFO] [1757320395.884266]: FPS: 9.24 (Frame Time: 108.22 ms)</text:p>
      <text:p text:style-name="Standard">[INFO] [1757320395.989499]: FPS: 9.50 (Frame Time: 105.23 ms)</text:p>
      <text:p text:style-name="Standard">[INFO] [1757320396.096229]: FPS: 9.37 (Frame Time: 106.73 ms)</text:p>
      <text:p text:style-name="Standard">[INFO] [1757320396.202326]: FPS: 9.43 (Frame Time: 106.10 ms)</text:p>
      <text:p text:style-name="Standard">[INFO] [1757320396.308720]: FPS: 9.40 (Frame Time: 106.39 ms)</text:p>
      <text:p text:style-name="Standard">[INFO] [1757320396.414746]: FPS: 9.43 (Frame Time: 106.02 ms)</text:p>
      <text:p text:style-name="Standard">[INFO] [1757320396.520582]: FPS: 9.45 (Frame Time: 105.83 ms)</text:p>
      <text:p text:style-name="Standard">[INFO] [1757320396.628293]: FPS: 9.28 (Frame Time: 107.71 ms)</text:p>
      <text:p text:style-name="Standard">[INFO] [1757320396.734514]: FPS: 9.41 (Frame Time: 106.22 ms)</text:p>
      <text:p text:style-name="Standard">[INFO] [1757320396.838863]: FPS: 9.58 (Frame Time: 104.35 ms)</text:p>
      <text:p text:style-name="Standard">[INFO] [1757320396.952481]: FPS: 8.80 (Frame Time: 113.62 ms)</text:p>
      <text:p text:style-name="Standard">[INFO] [1757320397.057873]: FPS: 9.49 (Frame Time: 105.39 ms)</text:p>
      <text:p text:style-name="Standard">[INFO] [1757320397.159151]: FPS: 9.87 (Frame Time: 101.28 ms)</text:p>
      <text:p text:style-name="Standard">[INFO] [1757320397.264290]: FPS: 9.51 (Frame Time: 105.12 ms)</text:p>
      <text:p text:style-name="Standard">[INFO] [1757320397.375731]: FPS: 8.97 (Frame Time: 111.47 ms)</text:p>
      <text:p text:style-name="Standard">[INFO] [1757320397.481272]: FPS: 9.48 (Frame Time: 105.54 ms)</text:p>
      <text:p text:style-name="Standard">[INFO] [1757320397.585987]: FPS: 9.55 (Frame Time: 104.70 ms)</text:p>
      <text:p text:style-name="Standard">[INFO] [1757320397.699389]: FPS: 8.82 (Frame Time: 113.41 ms)</text:p>
      <text:p text:style-name="Standard">[INFO] [1757320397.803620]: FPS: 9.59 (Frame Time: 104.24 ms)</text:p>
      <text:p text:style-name="Standard">[INFO] [1757320397.907480]: FPS: 9.63 (Frame Time: 103.87 ms)</text:p>
      <text:p text:style-name="Standard">[INFO] [1757320398.017076]: FPS: 9.13 (Frame Time: 109.59 ms)</text:p>
      <text:p text:style-name="Standard">[INFO] [1757320398.131246]: FPS: 8.76 (Frame Time: 114.17 ms)</text:p>
      <text:p text:style-name="Standard">[INFO] [1757320398.242311]: FPS: 9.00 (Frame Time: 111.06 ms)</text:p>
      <text:p text:style-name="Standard">[INFO] [1757320398.358324]: FPS: 8.62 (Frame Time: 116.00 ms)</text:p>
      <text:p text:style-name="Standard">[INFO] [1757320398.463188]: FPS: 9.54 (Frame Time: 104.87 ms)</text:p>
      <text:p text:style-name="Standard">[INFO] [1757320398.572705]: FPS: 9.13 (Frame Time: 109.51 ms)</text:p>
      <text:p text:style-name="Standard">[INFO] [1757320398.681482]: FPS: 9.19 (Frame Time: 108.78 ms)</text:p>
      <text:p text:style-name="Standard">[INFO] [1757320398.786576]: FPS: 9.51 (Frame Time: 105.10 ms)</text:p>
      <text:p text:style-name="Standard">[INFO] [1757320398.891596]: FPS: 9.52 (Frame Time: 105.02 ms)</text:p>
      <text:p text:style-name="Standard">[INFO] [1757320398.997208]: FPS: 9.47 (Frame Time: 105.61 ms)</text:p>
      <text:p text:style-name="Standard">[INFO] [1757320399.101841]: FPS: 9.56 (Frame Time: 104.63 ms)</text:p>
      <text:p text:style-name="Standard">[INFO] [1757320399.209929]: FPS: 9.25 (Frame Time: 108.09 ms)</text:p>
      <text:p text:style-name="Standard">[INFO] [1757320399.314466]: FPS: 9.57 (Frame Time: 104.54 ms)</text:p>
      <text:p text:style-name="Standard">[INFO] [1757320399.423694]: FPS: 9.16 (Frame Time: 109.23 ms)</text:p>
      <text:p text:style-name="Standard"><text:soft-page-break/>[INFO] [1757320399.532980]: FPS: 9.15 (Frame Time: 109.28 ms)</text:p>
      <text:p text:style-name="Standard">[INFO] [1757320399.637255]: FPS: 9.59 (Frame Time: 104.28 ms)</text:p>
      <text:p text:style-name="Standard">[INFO] [1757320399.741138]: FPS: 9.63 (Frame Time: 103.84 ms)</text:p>
      <text:p text:style-name="Standard">[INFO] [1757320399.861484]: FPS: 8.31 (Frame Time: 120.38 ms)</text:p>
      <text:p text:style-name="Standard">[INFO] [1757320399.972713]: FPS: 8.99 (Frame Time: 111.23 ms)</text:p>
      <text:p text:style-name="Standard">[INFO] [1757320400.074844]: FPS: 9.79 (Frame Time: 102.14 ms)</text:p>
      <text:p text:style-name="Standard">[INFO] [1757320400.180029]: FPS: 9.51 (Frame Time: 105.19 ms)</text:p>
      <text:p text:style-name="Standard">[INFO] [1757320400.284866]: FPS: 9.54 (Frame Time: 104.83 ms)</text:p>
      <text:p text:style-name="Standard">[INFO] [1757320400.387475]: FPS: 9.75 (Frame Time: 102.61 ms)</text:p>
      <text:p text:style-name="Standard">[INFO] [1757320400.491625]: FPS: 9.60 (Frame Time: 104.15 ms)</text:p>
      <text:p text:style-name="Standard">[INFO] [1757320400.599141]: FPS: 9.30 (Frame Time: 107.51 ms)</text:p>
      <text:p text:style-name="Standard">[INFO] [1757320400.703923]: FPS: 9.54 (Frame Time: 104.78 ms)</text:p>
      <text:p text:style-name="Standard">[INFO] [1757320400.813031]: FPS: 9.17 (Frame Time: 109.11 ms)</text:p>
      <text:p text:style-name="Standard">[INFO] [1757320400.919115]: FPS: 9.43 (Frame Time: 106.09 ms)</text:p>
      <text:p text:style-name="Standard">[INFO] [1757320401.028981]: FPS: 9.10 (Frame Time: 109.85 ms)</text:p>
      <text:p text:style-name="Standard">[INFO] [1757320401.139803]: FPS: 9.02 (Frame Time: 110.83 ms)</text:p>
      <text:p text:style-name="Standard">[INFO] [1757320401.252744]: FPS: 8.85 (Frame Time: 112.93 ms)</text:p>
      <text:p text:style-name="Standard">[INFO] [1757320401.356270]: FPS: 9.66 (Frame Time: 103.53 ms)</text:p>
      <text:p text:style-name="Standard">[INFO] [1757320401.460590]: FPS: 9.59 (Frame Time: 104.32 ms)</text:p>
      <text:p text:style-name="Standard">[INFO] [1757320401.569545]: FPS: 9.18 (Frame Time: 108.95 ms)</text:p>
      <text:p text:style-name="Standard">[INFO] [1757320401.675891]: FPS: 9.40 (Frame Time: 106.35 ms)</text:p>
      <text:p text:style-name="Standard">[INFO] [1757320401.783360]: FPS: 9.30 (Frame Time: 107.48 ms)</text:p>
      <text:p text:style-name="Standard">[INFO] [1757320401.888316]: FPS: 9.53 (Frame Time: 104.95 ms)</text:p>
      <text:p text:style-name="Standard">[INFO] [1757320401.994626]: FPS: 9.41 (Frame Time: 106.31 ms)</text:p>
      <text:p text:style-name="Standard">[INFO] [1757320402.100495]: FPS: 9.44 (Frame Time: 105.88 ms)</text:p>
      <text:p text:style-name="Standard">[INFO] [1757320402.208283]: FPS: 9.28 (Frame Time: 107.78 ms)</text:p>
      <text:p text:style-name="Standard">[INFO] [1757320402.311524]: FPS: 9.69 (Frame Time: 103.23 ms)</text:p>
      <text:p text:style-name="Standard">[INFO] [1757320402.418412]: FPS: 9.36 (Frame Time: 106.89 ms)</text:p>
      <text:p text:style-name="Standard">[INFO] [1757320402.530843]: FPS: 8.89 (Frame Time: 112.43 ms)</text:p>
      <text:p text:style-name="Standard">[INFO] [1757320402.641283]: FPS: 9.06 (Frame Time: 110.38 ms)</text:p>
      <text:p text:style-name="Standard">[INFO] [1757320402.759642]: FPS: 8.45 (Frame Time: 118.40 ms)</text:p>
      <text:p text:style-name="Standard">[INFO] [1757320402.870893]: FPS: 8.99 (Frame Time: 111.25 ms)</text:p>
      <text:p text:style-name="Standard">[INFO] [1757320402.976668]: FPS: 9.45 (Frame Time: 105.80 ms)</text:p>
      <text:p text:style-name="Standard">[INFO] [1757320403.082297]: FPS: 9.47 (Frame Time: 105.63 ms)</text:p>
      <text:p text:style-name="Standard">[INFO] [1757320403.186431]: FPS: 9.60 (Frame Time: 104.13 ms)</text:p>
      <text:p text:style-name="Standard">[INFO] [1757320403.288820]: FPS: 9.77 (Frame Time: 102.39 ms)</text:p>
      <text:p text:style-name="Standard">[INFO] [1757320403.392296]: FPS: 9.66 (Frame Time: 103.47 ms)</text:p>
      <text:p text:style-name="Standard">[INFO] [1757320403.496786]: FPS: 9.57 (Frame Time: 104.50 ms)</text:p>
      <text:p text:style-name="Standard">[INFO] [1757320403.599355]: FPS: 9.75 (Frame Time: 102.57 ms)</text:p>
      <text:p text:style-name="Standard">[INFO] [1757320403.706764]: FPS: 9.31 (Frame Time: 107.41 ms)</text:p>
      <text:p text:style-name="Standard">[INFO] [1757320403.817760]: FPS: 9.01 (Frame Time: 110.99 ms)</text:p>
      <text:p text:style-name="Standard">[INFO] [1757320403.929482]: FPS: 8.95 (Frame Time: 111.68 ms)</text:p>
      <text:p text:style-name="Standard">[INFO] [1757320404.040217]: FPS: 9.03 (Frame Time: 110.78 ms)</text:p>
      <text:p text:style-name="Standard">[INFO] [1757320404.157908]: FPS: 8.50 (Frame Time: 117.68 ms)</text:p>
      <text:p text:style-name="Standard">[INFO] [1757320404.264585]: FPS: 9.38 (Frame Time: 106.65 ms)</text:p>
      <text:p text:style-name="Standard">[INFO] [1757320404.373173]: FPS: 9.21 (Frame Time: 108.63 ms)</text:p>
      <text:p text:style-name="Standard">[INFO] [1757320404.475105]: FPS: 9.81 (Frame Time: 101.93 ms)</text:p>
      <text:p text:style-name="Standard">[INFO] [1757320404.578613]: FPS: 9.66 (Frame Time: 103.51 ms)</text:p>
      <text:p text:style-name="Standard">[INFO] [1757320404.681466]: FPS: 9.72 (Frame Time: 102.85 ms)</text:p>
      <text:p text:style-name="Standard">[INFO] [1757320404.784435]: FPS: 9.71 (Frame Time: 102.97 ms)</text:p>
      <text:p text:style-name="Standard">[INFO] [1757320404.886593]: FPS: 9.79 (Frame Time: 102.16 ms)</text:p>
      <text:p text:style-name="Standard">[INFO] [1757320404.990050]: FPS: 9.67 (Frame Time: 103.46 ms)</text:p>
      <text:p text:style-name="Standard"><text:soft-page-break/>[INFO] [1757320405.094216]: FPS: 9.60 (Frame Time: 104.16 ms)</text:p>
      <text:p text:style-name="Standard">[INFO] [1757320405.211150]: FPS: 8.55 (Frame Time: 116.94 ms)</text:p>
      <text:p text:style-name="Standard">[INFO] [1757320405.317642]: FPS: 9.39 (Frame Time: 106.50 ms)</text:p>
      <text:p text:style-name="Standard">[INFO] [1757320405.423279]: FPS: 9.47 (Frame Time: 105.63 ms)</text:p>
      <text:p text:style-name="Standard">[INFO] [1757320405.526556]: FPS: 9.68 (Frame Time: 103.28 ms)</text:p>
      <text:p text:style-name="Standard">[INFO] [1757320405.635312]: FPS: 9.20 (Frame Time: 108.75 ms)</text:p>
      <text:p text:style-name="Standard">[INFO] [1757320405.752120]: FPS: 8.56 (Frame Time: 116.80 ms)</text:p>
      <text:p text:style-name="Standard">[INFO] [1757320405.854218]: FPS: 9.80 (Frame Time: 102.09 ms)</text:p>
      <text:p text:style-name="Standard">[INFO] [1757320405.964942]: FPS: 9.03 (Frame Time: 110.74 ms)</text:p>
      <text:p text:style-name="Standard">[INFO] [1757320406.069868]: FPS: 9.53 (Frame Time: 104.93 ms)</text:p>
      <text:p text:style-name="Standard">[INFO] [1757320406.175541]: FPS: 9.46 (Frame Time: 105.67 ms)</text:p>
      <text:p text:style-name="Standard">[INFO] [1757320406.278052]: FPS: 9.76 (Frame Time: 102.50 ms)</text:p>
      <text:p text:style-name="Standard">[INFO] [1757320406.382567]: FPS: 9.57 (Frame Time: 104.52 ms)</text:p>
      <text:p text:style-name="Standard">[INFO] [1757320406.484280]: FPS: 9.83 (Frame Time: 101.71 ms)</text:p>
      <text:p text:style-name="Standard">[INFO] [1757320406.586573]: FPS: 9.78 (Frame Time: 102.29 ms)</text:p>
      <text:p text:style-name="Standard">[INFO] [1757320406.689095]: FPS: 9.75 (Frame Time: 102.52 ms)</text:p>
      <text:p text:style-name="Standard">[INFO] [1757320406.791319]: FPS: 9.78 (Frame Time: 102.22 ms)</text:p>
      <text:p text:style-name="Standard">[INFO] [1757320406.893864]: FPS: 9.75 (Frame Time: 102.55 ms)</text:p>
      <text:p text:style-name="Standard">[INFO] [1757320406.997557]: FPS: 9.64 (Frame Time: 103.69 ms)</text:p>
      <text:p text:style-name="Standard">[INFO] [1757320407.104862]: FPS: 9.32 (Frame Time: 107.31 ms)</text:p>
      <text:p text:style-name="Standard">[INFO] [1757320407.210798]: FPS: 9.44 (Frame Time: 105.93 ms)</text:p>
      <text:p text:style-name="Standard">[INFO] [1757320407.314733]: FPS: 9.62 (Frame Time: 103.94 ms)</text:p>
      <text:p text:style-name="Standard">[INFO] [1757320407.427036]: FPS: 8.90 (Frame Time: 112.30 ms)</text:p>
      <text:p text:style-name="Standard">[INFO] [1757320407.534484]: FPS: 9.31 (Frame Time: 107.45 ms)</text:p>
      <text:p text:style-name="Standard">[INFO] [1757320407.642054]: FPS: 9.30 (Frame Time: 107.55 ms)</text:p>
      <text:p text:style-name="Standard">[INFO] [1757320407.761516]: FPS: 8.37 (Frame Time: 119.45 ms)</text:p>
      <text:p text:style-name="Standard">[INFO] [1757320407.873447]: FPS: 8.93 (Frame Time: 111.95 ms)</text:p>
      <text:p text:style-name="Standard">[INFO] [1757320407.978534]: FPS: 9.51 (Frame Time: 105.11 ms)</text:p>
      <text:p text:style-name="Standard">[INFO] [1757320408.080488]: FPS: 9.81 (Frame Time: 101.95 ms)</text:p>
      <text:p text:style-name="Standard">[INFO] [1757320408.184655]: FPS: 9.60 (Frame Time: 104.17 ms)</text:p>
      <text:p text:style-name="Standard">[INFO] [1757320408.288783]: FPS: 9.60 (Frame Time: 104.13 ms)</text:p>
      <text:p text:style-name="Standard">[INFO] [1757320408.394750]: FPS: 9.44 (Frame Time: 105.97 ms)</text:p>
      <text:p text:style-name="Standard">[INFO] [1757320408.495804]: FPS: 9.90 (Frame Time: 101.05 ms)</text:p>
      <text:p text:style-name="Standard">[INFO] [1757320408.599214]: FPS: 9.67 (Frame Time: 103.41 ms)</text:p>
      <text:p text:style-name="Standard">[INFO] [1757320408.705161]: FPS: 9.44 (Frame Time: 105.95 ms)</text:p>
      <text:p text:style-name="Standard">[INFO] [1757320408.809811]: FPS: 9.56 (Frame Time: 104.64 ms)</text:p>
      <text:p text:style-name="Standard">[INFO] [1757320408.914838]: FPS: 9.52 (Frame Time: 105.02 ms)</text:p>
      <text:p text:style-name="Standard">[INFO] [1757320409.026791]: FPS: 8.93 (Frame Time: 111.95 ms)</text:p>
      <text:p text:style-name="Standard">[INFO] [1757320409.142780]: FPS: 8.62 (Frame Time: 115.97 ms)</text:p>
      <text:p text:style-name="Standard">[INFO] [1757320409.254191]: FPS: 8.98 (Frame Time: 111.40 ms)</text:p>
      <text:p text:style-name="Standard">[INFO] [1757320409.362594]: FPS: 9.22 (Frame Time: 108.43 ms)</text:p>
      <text:p text:style-name="Standard">[INFO] [1757320409.443992]: FPS: 12.28 (Frame Time: 81.40 ms)</text:p>
      <text:p text:style-name="Standard">[INFO] [1757320409.544055]: FPS: 9.99 (Frame Time: 100.06 ms)</text:p>
      <text:p text:style-name="Standard">[INFO] [1757320409.643956]: FPS: 10.01 (Frame Time: 99.90 ms)</text:p>
      <text:p text:style-name="Standard">[INFO] [1757320409.743969]: FPS: 10.00 (Frame Time: 100.01 ms)</text:p>
      <text:p text:style-name="Standard">[INFO] [1757320409.844416]: FPS: 9.96 (Frame Time: 100.44 ms)</text:p>
      <text:p text:style-name="Standard">[INFO] [1757320409.944295]: FPS: 10.01 (Frame Time: 99.87 ms)</text:p>
      <text:p text:style-name="Standard">[INFO] [1757320410.044029]: FPS: 10.03 (Frame Time: 99.74 ms)</text:p>
      <text:p text:style-name="Standard">[INFO] [1757320410.144418]: FPS: 9.96 (Frame Time: 100.39 ms)</text:p>
      <text:p text:style-name="Standard">[INFO] [1757320410.268168]: FPS: 8.08 (Frame Time: 123.74 ms)</text:p>
      <text:p text:style-name="Standard">[INFO] [1757320410.378899]: FPS: 9.03 (Frame Time: 110.76 ms)</text:p>
      <text:p text:style-name="Standard">[INFO] [1757320410.485218]: FPS: 9.41 (Frame Time: 106.31 ms)</text:p>
      <text:p text:style-name="Standard"><text:soft-page-break/>[INFO] [1757320410.586660]: FPS: 9.86 (Frame Time: 101.45 ms)</text:p>
      <text:p text:style-name="Standard">[INFO] [1757320410.701782]: FPS: 8.69 (Frame Time: 115.12 m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17T15:21:07.145083423</meta:creation-date>
    <dc:date>2025-09-19T16:33:44.740583596</dc:date>
    <meta:editing-duration>P1DT5H21M57S</meta:editing-duration>
    <meta:editing-cycles>1</meta:editing-cycles>
    <meta:document-statistic meta:table-count="0" meta:image-count="0" meta:object-count="0" meta:page-count="48" meta:paragraph-count="2438" meta:word-count="19465" meta:character-count="148595" meta:non-whitespace-character-count="131523"/>
    <meta:generator>LibreOffice/6.4.7.2$Linux_X86_64 LibreOffice_project/40$Build-2</meta:generator>
  </office:meta>
</office:document-meta>
</file>